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Gentium Book Basic" svg:font-family="'Gentium Book Basic'" style:font-pitch="variable"/>
    <style:font-face style:name="Gentium Book Basic1" svg:font-family="'Gentium Book Basic'" style:font-adornments="Bold"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erif"/>
  </office:font-face-decls>
  <office:automatic-styles>
    <style:style style:name="P1" style:family="paragraph" style:parent-style-name="Text_20_body">
      <style:text-properties officeooo:rsid="001a487c" officeooo:paragraph-rsid="001a487c"/>
    </style:style>
    <style:style style:name="P2" style:family="paragraph" style:parent-style-name="Text_20_body">
      <style:paragraph-properties fo:text-align="start" style:justify-single-word="false"/>
      <style:text-properties style:font-name="Times New Roman1" officeooo:paragraph-rsid="001a487c"/>
    </style:style>
    <style:style style:name="P3" style:family="paragraph" style:parent-style-name="Text_20_body">
      <style:paragraph-properties fo:margin-left="0in" fo:margin-right="0in" fo:margin-top="0in" fo:margin-bottom="0in" style:contextual-spacing="false" fo:line-height="138%" fo:text-indent="0in" style:auto-text-indent="false" style:writing-mode="lr-tb"/>
      <style:text-properties style:font-name="Times New Roman1"/>
    </style:style>
    <style:style style:name="P4" style:family="paragraph" style:parent-style-name="Text_20_body">
      <style:paragraph-properties fo:margin-left="0in" fo:margin-right="0in" fo:margin-top="0in" fo:margin-bottom="0in" style:contextual-spacing="false" fo:line-height="138%" fo:text-indent="0in" style:auto-text-indent="false" style:writing-mode="lr-tb"/>
      <style:text-properties officeooo:paragraph-rsid="001b943d"/>
    </style:style>
    <style:style style:name="P5" style:family="paragraph" style:parent-style-name="Text_20_body">
      <style:text-properties style:font-name="Gentium Book Basic" officeooo:rsid="001b943d" officeooo:paragraph-rsid="001b943d"/>
    </style:style>
    <style:style style:name="P6" style:family="paragraph" style:parent-style-name="Text_20_body">
      <style:paragraph-properties fo:margin-left="0in" fo:margin-right="0in" fo:margin-top="0in" fo:margin-bottom="0in" style:contextual-spacing="false" fo:line-height="138%" fo:text-indent="0in" style:auto-text-indent="false" style:writing-mode="lr-tb"/>
      <style:text-properties fo:font-variant="normal" fo:text-transform="none" fo:color="#000000" loext:opacity="100%" style:text-line-through-style="none" style:text-line-through-type="none" style:font-name="Times New Roman1" fo:font-size="12pt" fo:font-style="normal" style:text-underline-style="none" fo:font-weight="normal" style:text-blinking="false" fo:background-color="transparent" style:font-size-asian="12pt" style:font-size-complex="12pt"/>
    </style:style>
    <style:style style:name="P7" style:family="paragraph" style:parent-style-name="Text_20_body">
      <style:paragraph-properties fo:margin-left="0in" fo:margin-right="0in" fo:margin-top="0in" fo:margin-bottom="0in" style:contextual-spacing="false" fo:line-height="138%" fo:text-indent="0in" style:auto-text-indent="false" style:writing-mode="lr-tb"/>
      <style:text-properties fo:font-variant="normal" fo:text-transform="none" fo:color="#000000" loext:opacity="100%" style:text-line-through-style="none" style:text-line-through-type="none" fo:font-size="11pt" fo:font-style="normal" style:text-underline-style="none" fo:font-weight="normal" officeooo:rsid="001b943d" officeooo:paragraph-rsid="001b943d" style:text-blinking="false" fo:background-color="transparent"/>
    </style:style>
    <style:style style:name="P8" style:family="paragraph" style:parent-style-name="Text_20_body">
      <style:paragraph-properties fo:margin-left="0in" fo:margin-right="0in" fo:margin-top="0in" fo:margin-bottom="0in" style:contextual-spacing="false" fo:line-height="138%" fo:text-indent="0in" style:auto-text-indent="false" style:writing-mode="lr-tb"/>
      <style:text-properties fo:font-variant="normal" fo:text-transform="none" fo:color="#000000" loext:opacity="100%" style:text-line-through-style="none" style:text-line-through-type="none" fo:font-size="12pt" fo:font-style="normal" style:text-underline-style="none" fo:font-weight="normal" officeooo:rsid="001b943d" officeooo:paragraph-rsid="001b943d" style:text-blinking="false" fo:background-color="transparent" style:font-size-asian="12pt" style:font-size-complex="12pt"/>
    </style:style>
    <style:style style:name="P9" style:family="paragraph" style:parent-style-name="Text_20_body">
      <style:text-properties officeooo:paragraph-rsid="001ffa4d"/>
    </style:style>
    <style:style style:name="P10" style:family="paragraph" style:parent-style-name="Text_20_body">
      <style:text-properties style:font-name="Times New Roman" officeooo:rsid="001ffa4d" officeooo:paragraph-rsid="001ffa4d"/>
    </style:style>
    <style:style style:name="P11" style:family="paragraph" style:parent-style-name="Text_20_body">
      <style:text-properties style:font-name="Times New Roman" officeooo:rsid="00256e57" officeooo:paragraph-rsid="00256e57"/>
    </style:style>
    <style:style style:name="P12" style:family="paragraph" style:parent-style-name="Text_20_body">
      <style:text-properties fo:font-size="12pt" style:font-size-asian="12pt" style:font-size-complex="12pt"/>
    </style:style>
    <style:style style:name="P13" style:family="paragraph" style:parent-style-name="Text_20_body">
      <style:paragraph-properties fo:margin-left="0in" fo:margin-right="0in" fo:margin-top="0in" fo:margin-bottom="0in" style:contextual-spacing="false" fo:line-height="138%" fo:text-indent="0in" style:auto-text-indent="false" style:writing-mode="lr-tb"/>
      <style:text-properties fo:font-size="12pt" style:font-size-asian="12pt" style:font-size-complex="12pt"/>
    </style:style>
    <style:style style:name="P14" style:family="paragraph" style:parent-style-name="Text_20_body">
      <style:paragraph-properties fo:margin-left="0in" fo:margin-right="0in" fo:margin-top="0in" fo:margin-bottom="0in" style:contextual-spacing="false" fo:line-height="138%" fo:text-indent="0in" style:auto-text-indent="false" style:writing-mode="lr-tb"/>
      <style:text-properties fo:font-size="12pt" officeooo:paragraph-rsid="001b943d" style:font-size-asian="12pt" style:font-size-complex="12pt"/>
    </style:style>
    <style:style style:name="P15" style:family="paragraph" style:parent-style-name="Text_20_body">
      <style:text-properties fo:font-weight="bold" style:font-weight-asian="bold" style:font-weight-complex="bold"/>
    </style:style>
    <style:style style:name="P16" style:family="paragraph" style:parent-style-name="Text_20_body">
      <style:text-properties fo:font-weight="bold" officeooo:paragraph-rsid="00267531" style:font-weight-asian="bold" style:font-weight-complex="bold"/>
    </style:style>
    <style:style style:name="P17" style:family="paragraph" style:parent-style-name="Text_20_body">
      <style:paragraph-properties fo:text-align="start" style:justify-single-word="false"/>
      <style:text-properties fo:font-weight="bold" officeooo:paragraph-rsid="0029e79f" style:font-weight-asian="bold" style:font-weight-complex="bold"/>
    </style:style>
    <style:style style:name="P18" style:family="paragraph" style:parent-style-name="Text_20_body">
      <style:paragraph-properties fo:text-align="start" style:justify-single-word="false"/>
      <style:text-properties fo:font-weight="bold" officeooo:paragraph-rsid="002eb030" style:font-weight-asian="bold" style:font-weight-complex="bold"/>
    </style:style>
    <style:style style:name="P19" style:family="paragraph" style:parent-style-name="Text_20_body">
      <style:paragraph-properties fo:text-align="start" style:justify-single-word="false"/>
      <style:text-properties fo:font-weight="bold" officeooo:paragraph-rsid="00336ab5" style:font-weight-asian="bold" style:font-weight-complex="bold"/>
    </style:style>
    <style:style style:name="P20" style:family="paragraph" style:parent-style-name="Text_20_body">
      <style:paragraph-properties fo:text-align="start" style:justify-single-word="false"/>
      <style:text-properties fo:font-weight="bold" officeooo:paragraph-rsid="0035131f" style:font-weight-asian="bold" style:font-weight-complex="bold"/>
    </style:style>
    <style:style style:name="P21" style:family="paragraph" style:parent-style-name="Text_20_body">
      <style:paragraph-properties fo:text-align="start" style:justify-single-word="false"/>
      <style:text-properties fo:font-weight="bold" officeooo:paragraph-rsid="00371b1e" style:font-weight-asian="bold" style:font-weight-complex="bold"/>
    </style:style>
    <style:style style:name="P22" style:family="paragraph" style:parent-style-name="Text_20_body">
      <style:paragraph-properties fo:text-align="start" style:justify-single-word="false"/>
      <style:text-properties fo:font-weight="bold" style:font-weight-asian="bold" style:font-weight-complex="bold"/>
    </style:style>
    <style:style style:name="P23" style:family="paragraph" style:parent-style-name="Text_20_body">
      <style:paragraph-properties fo:text-align="start" style:justify-single-word="false"/>
      <style:text-properties fo:font-weight="bold" officeooo:paragraph-rsid="003cbc26" style:font-weight-asian="bold" style:font-weight-complex="bold"/>
    </style:style>
    <style:style style:name="P24" style:family="paragraph" style:parent-style-name="Text_20_body">
      <style:paragraph-properties fo:text-align="start" style:justify-single-word="false"/>
      <style:text-properties fo:font-weight="bold" officeooo:paragraph-rsid="003d889b" style:font-weight-asian="bold" style:font-weight-complex="bold"/>
    </style:style>
    <style:style style:name="P25" style:family="paragraph" style:parent-style-name="Text_20_body">
      <style:paragraph-properties fo:text-align="start" style:justify-single-word="false"/>
      <style:text-properties fo:font-weight="bold" officeooo:paragraph-rsid="003f6521" style:font-weight-asian="bold" style:font-weight-complex="bold"/>
    </style:style>
    <style:style style:name="P26" style:family="paragraph" style:parent-style-name="Text_20_body">
      <style:paragraph-properties fo:text-align="start" style:justify-single-word="false"/>
      <style:text-properties fo:font-weight="bold" officeooo:paragraph-rsid="0042318a" style:font-weight-asian="bold" style:font-weight-complex="bold"/>
    </style:style>
    <style:style style:name="P27" style:family="paragraph" style:parent-style-name="Text_20_body">
      <style:paragraph-properties fo:text-align="start" style:justify-single-word="false"/>
      <style:text-properties fo:font-weight="bold" officeooo:paragraph-rsid="00463a86" style:font-weight-asian="bold" style:font-weight-complex="bold"/>
    </style:style>
    <style:style style:name="P28" style:family="paragraph" style:parent-style-name="Text_20_body">
      <style:paragraph-properties fo:text-align="start" style:justify-single-word="false"/>
      <style:text-properties fo:font-weight="bold" officeooo:paragraph-rsid="00797d54" style:font-weight-asian="bold" style:font-weight-complex="bold"/>
    </style:style>
    <style:style style:name="P29" style:family="paragraph" style:parent-style-name="Text_20_body">
      <style:paragraph-properties fo:text-align="start" style:justify-single-word="false"/>
      <style:text-properties fo:font-weight="bold" officeooo:rsid="002af407" officeooo:paragraph-rsid="002af407" style:font-weight-asian="bold" style:font-weight-complex="bold"/>
    </style:style>
    <style:style style:name="P30" style:family="paragraph" style:parent-style-name="Text_20_body">
      <style:paragraph-properties fo:text-align="start" style:justify-single-word="false"/>
      <style:text-properties fo:font-weight="bold" officeooo:rsid="002b2276" officeooo:paragraph-rsid="002b2276" style:font-weight-asian="bold" style:font-weight-complex="bold"/>
    </style:style>
    <style:style style:name="P31" style:family="paragraph" style:parent-style-name="Text_20_body">
      <style:text-properties fo:font-weight="bold" officeooo:rsid="002b2276" officeooo:paragraph-rsid="002b2276" style:font-weight-asian="bold" style:font-weight-complex="bold"/>
    </style:style>
    <style:style style:name="P32" style:family="paragraph" style:parent-style-name="Text_20_body">
      <style:paragraph-properties fo:text-align="start" style:justify-single-word="false"/>
      <style:text-properties fo:font-weight="bold" officeooo:rsid="00307a9a" officeooo:paragraph-rsid="00307a9a" style:font-weight-asian="bold" style:font-weight-complex="bold"/>
    </style:style>
    <style:style style:name="P33" style:family="paragraph" style:parent-style-name="Text_20_body">
      <style:paragraph-properties fo:text-align="start" style:justify-single-word="false"/>
      <style:text-properties fo:font-weight="bold" officeooo:rsid="00307a9a" officeooo:paragraph-rsid="0033f062" style:font-weight-asian="bold" style:font-weight-complex="bold"/>
    </style:style>
    <style:style style:name="P34" style:family="paragraph" style:parent-style-name="Text_20_body">
      <style:paragraph-properties fo:text-align="start" style:justify-single-word="false"/>
      <style:text-properties fo:font-weight="bold" officeooo:rsid="00307a9a" officeooo:paragraph-rsid="0042318a" style:font-weight-asian="bold" style:font-weight-complex="bold"/>
    </style:style>
    <style:style style:name="P35" style:family="paragraph" style:parent-style-name="Text_20_body">
      <style:text-properties fo:font-weight="bold" officeooo:paragraph-rsid="0033f062" style:font-weight-asian="bold" style:font-weight-complex="bold"/>
    </style:style>
    <style:style style:name="P36" style:family="paragraph" style:parent-style-name="Text_20_body">
      <style:text-properties fo:font-weight="bold" officeooo:paragraph-rsid="002b2276" style:font-weight-asian="bold" style:font-weight-complex="bold"/>
    </style:style>
    <style:style style:name="P37" style:family="paragraph" style:parent-style-name="Text_20_body">
      <style:paragraph-properties fo:text-align="start" style:justify-single-word="false"/>
      <style:text-properties fo:font-weight="bold" officeooo:rsid="00376a6d" officeooo:paragraph-rsid="00376a6d" style:font-weight-asian="bold" style:font-weight-complex="bold"/>
    </style:style>
    <style:style style:name="P38" style:family="paragraph" style:parent-style-name="Text_20_body">
      <style:paragraph-properties fo:text-align="start" style:justify-single-word="false"/>
      <style:text-properties fo:font-weight="bold" officeooo:rsid="003d889b" officeooo:paragraph-rsid="003d889b" style:font-weight-asian="bold" style:font-weight-complex="bold"/>
    </style:style>
    <style:style style:name="P39" style:family="paragraph" style:parent-style-name="Text_20_body">
      <style:text-properties fo:font-weight="bold" officeooo:paragraph-rsid="0046bbaa" style:font-weight-asian="bold" style:font-weight-complex="bold"/>
    </style:style>
    <style:style style:name="P40" style:family="paragraph" style:parent-style-name="Text_20_body">
      <style:text-properties fo:font-weight="bold" officeooo:rsid="0049a02b" officeooo:paragraph-rsid="0049a02b" style:font-weight-asian="bold" style:font-weight-complex="bold"/>
    </style:style>
    <style:style style:name="P41" style:family="paragraph" style:parent-style-name="Text_20_body">
      <style:text-properties fo:font-weight="bold" officeooo:rsid="0049a02b" officeooo:paragraph-rsid="0050871b" style:font-weight-asian="bold" style:font-weight-complex="bold"/>
    </style:style>
    <style:style style:name="P42" style:family="paragraph" style:parent-style-name="Text_20_body">
      <style:text-properties fo:font-weight="bold" officeooo:rsid="0049a02b" officeooo:paragraph-rsid="00560bca" style:font-weight-asian="bold" style:font-weight-complex="bold"/>
    </style:style>
    <style:style style:name="P43" style:family="paragraph" style:parent-style-name="Text_20_body">
      <style:text-properties fo:font-weight="bold" officeooo:rsid="0049a02b" officeooo:paragraph-rsid="0057d986" style:font-weight-asian="bold" style:font-weight-complex="bold"/>
    </style:style>
    <style:style style:name="P44" style:family="paragraph" style:parent-style-name="Text_20_body">
      <style:text-properties fo:font-weight="bold" officeooo:rsid="0049a02b" officeooo:paragraph-rsid="006024f4" style:font-weight-asian="bold" style:font-weight-complex="bold"/>
    </style:style>
    <style:style style:name="P45" style:family="paragraph" style:parent-style-name="Text_20_body">
      <style:text-properties fo:font-weight="bold" officeooo:paragraph-rsid="0075f706" style:font-weight-asian="bold" style:font-weight-complex="bold"/>
    </style:style>
    <style:style style:name="P46" style:family="paragraph" style:parent-style-name="Text_20_body">
      <style:paragraph-properties fo:text-align="start" style:justify-single-word="false"/>
      <style:text-properties fo:font-weight="bold" officeooo:rsid="007d37f3" officeooo:paragraph-rsid="007d37f3" style:font-weight-asian="bold" style:font-weight-complex="bold"/>
    </style:style>
    <style:style style:name="P47" style:family="paragraph" style:parent-style-name="Text_20_body">
      <style:text-properties officeooo:paragraph-rsid="00256e57"/>
    </style:style>
    <style:style style:name="P48" style:family="paragraph" style:parent-style-name="Text_20_body">
      <style:paragraph-properties fo:text-align="start" style:justify-single-word="false"/>
      <style:text-properties fo:font-weight="normal" officeooo:rsid="00307a9a" officeooo:paragraph-rsid="00307a9a" style:font-weight-asian="normal" style:font-weight-complex="normal"/>
    </style:style>
    <style:style style:name="P49" style:family="paragraph" style:parent-style-name="Text_20_body">
      <style:text-properties fo:font-weight="normal" officeooo:paragraph-rsid="00267531" style:font-weight-asian="normal" style:font-weight-complex="normal"/>
    </style:style>
    <style:style style:name="P50" style:family="paragraph" style:parent-style-name="Text_20_body">
      <style:text-properties officeooo:paragraph-rsid="00267531"/>
    </style:style>
    <style:style style:name="P51" style:family="paragraph" style:parent-style-name="Text_20_body">
      <style:text-properties officeooo:paragraph-rsid="0033f062"/>
    </style:style>
    <style:style style:name="P52" style:family="paragraph" style:parent-style-name="Text_20_body">
      <style:paragraph-properties fo:text-align="start" style:justify-single-word="false"/>
      <style:text-properties officeooo:paragraph-rsid="0029e79f"/>
    </style:style>
    <style:style style:name="P53" style:family="paragraph" style:parent-style-name="Text_20_body">
      <style:paragraph-properties fo:text-align="start" style:justify-single-word="false"/>
      <style:text-properties officeooo:paragraph-rsid="002eb030"/>
    </style:style>
    <style:style style:name="P54" style:family="paragraph" style:parent-style-name="Text_20_body">
      <style:paragraph-properties fo:text-align="start" style:justify-single-word="false"/>
      <style:text-properties officeooo:paragraph-rsid="00336ab5"/>
    </style:style>
    <style:style style:name="P55" style:family="paragraph" style:parent-style-name="Text_20_body">
      <style:paragraph-properties fo:text-align="start" style:justify-single-word="false"/>
      <style:text-properties officeooo:paragraph-rsid="0035131f"/>
    </style:style>
    <style:style style:name="P56" style:family="paragraph" style:parent-style-name="Text_20_body">
      <style:paragraph-properties fo:text-align="start" style:justify-single-word="false"/>
      <style:text-properties officeooo:paragraph-rsid="0042318a"/>
    </style:style>
    <style:style style:name="P57" style:family="paragraph" style:parent-style-name="Text_20_body">
      <style:paragraph-properties fo:text-align="start" style:justify-single-word="false"/>
      <style:text-properties officeooo:paragraph-rsid="003d889b"/>
    </style:style>
    <style:style style:name="P58" style:family="paragraph" style:parent-style-name="Text_20_body">
      <style:paragraph-properties fo:text-align="start" style:justify-single-word="false"/>
      <style:text-properties officeooo:paragraph-rsid="00371b1e"/>
    </style:style>
    <style:style style:name="P59" style:family="paragraph" style:parent-style-name="Text_20_body">
      <style:paragraph-properties fo:text-align="start" style:justify-single-word="false"/>
    </style:style>
    <style:style style:name="P60" style:family="paragraph" style:parent-style-name="Text_20_body">
      <style:paragraph-properties fo:text-align="start" style:justify-single-word="false"/>
      <style:text-properties officeooo:paragraph-rsid="00393421"/>
    </style:style>
    <style:style style:name="P61" style:family="paragraph" style:parent-style-name="Text_20_body">
      <style:paragraph-properties fo:text-align="start" style:justify-single-word="false"/>
      <style:text-properties officeooo:paragraph-rsid="0039c4bd"/>
    </style:style>
    <style:style style:name="P62" style:family="paragraph" style:parent-style-name="Text_20_body">
      <style:paragraph-properties fo:text-align="start" style:justify-single-word="false"/>
      <style:text-properties officeooo:paragraph-rsid="003ab051"/>
    </style:style>
    <style:style style:name="P63" style:family="paragraph" style:parent-style-name="Text_20_body">
      <style:paragraph-properties fo:text-align="start" style:justify-single-word="false"/>
      <style:text-properties officeooo:paragraph-rsid="00463a86"/>
    </style:style>
    <style:style style:name="P64" style:family="paragraph" style:parent-style-name="Text_20_body">
      <style:paragraph-properties fo:text-align="start" style:justify-single-word="false"/>
      <style:text-properties officeooo:paragraph-rsid="003cbc26"/>
    </style:style>
    <style:style style:name="P65" style:family="paragraph" style:parent-style-name="Text_20_body">
      <style:paragraph-properties fo:text-align="start" style:justify-single-word="false"/>
      <style:text-properties officeooo:paragraph-rsid="003f6521"/>
    </style:style>
    <style:style style:name="P66" style:family="paragraph" style:parent-style-name="Text_20_body">
      <style:paragraph-properties fo:text-align="start" style:justify-single-word="false"/>
      <style:text-properties officeooo:paragraph-rsid="004505dc"/>
    </style:style>
    <style:style style:name="P67" style:family="paragraph" style:parent-style-name="Text_20_body">
      <style:paragraph-properties fo:text-align="start" style:justify-single-word="false"/>
      <style:text-properties officeooo:paragraph-rsid="0050871b"/>
    </style:style>
    <style:style style:name="P68" style:family="paragraph" style:parent-style-name="Text_20_body">
      <style:paragraph-properties fo:text-align="start" style:justify-single-word="false"/>
      <style:text-properties officeooo:paragraph-rsid="006912a3"/>
    </style:style>
    <style:style style:name="P69" style:family="paragraph" style:parent-style-name="Text_20_body">
      <style:paragraph-properties fo:text-align="start" style:justify-single-word="false"/>
      <style:text-properties officeooo:paragraph-rsid="006bdece"/>
    </style:style>
    <style:style style:name="P70" style:family="paragraph" style:parent-style-name="Text_20_body">
      <style:paragraph-properties fo:text-align="start" style:justify-single-word="false"/>
      <style:text-properties officeooo:paragraph-rsid="00797d54"/>
    </style:style>
    <style:style style:name="P71" style:family="paragraph" style:parent-style-name="Text_20_body">
      <style:text-properties officeooo:paragraph-rsid="002b2276"/>
    </style:style>
    <style:style style:name="P72" style:family="paragraph" style:parent-style-name="Text_20_body">
      <style:text-properties officeooo:rsid="0049a02b" officeooo:paragraph-rsid="0049a02b"/>
    </style:style>
    <style:style style:name="P73" style:family="paragraph" style:parent-style-name="Text_20_body">
      <style:text-properties officeooo:rsid="0049a02b" officeooo:paragraph-rsid="0050871b"/>
    </style:style>
    <style:style style:name="P74" style:family="paragraph" style:parent-style-name="Text_20_body">
      <style:text-properties officeooo:rsid="0049a02b" officeooo:paragraph-rsid="0057d986"/>
    </style:style>
    <style:style style:name="P75" style:family="paragraph" style:parent-style-name="Text_20_body">
      <style:text-properties officeooo:rsid="0049a02b" officeooo:paragraph-rsid="0046bbaa"/>
    </style:style>
    <style:style style:name="P76" style:family="paragraph" style:parent-style-name="Text_20_body">
      <style:text-properties officeooo:rsid="0049a02b" officeooo:paragraph-rsid="00512a12"/>
    </style:style>
    <style:style style:name="P77" style:family="paragraph" style:parent-style-name="Text_20_body">
      <style:text-properties officeooo:rsid="0049a02b" officeooo:paragraph-rsid="006024f4"/>
    </style:style>
    <style:style style:name="P78" style:family="paragraph" style:parent-style-name="Text_20_body">
      <style:text-properties officeooo:paragraph-rsid="0046bbaa"/>
    </style:style>
    <style:style style:name="P79" style:family="paragraph" style:parent-style-name="Text_20_body">
      <style:text-properties officeooo:rsid="00560bca" officeooo:paragraph-rsid="00560bca"/>
    </style:style>
    <style:style style:name="P80" style:family="paragraph" style:parent-style-name="Text_20_body">
      <style:text-properties officeooo:rsid="0057d986" officeooo:paragraph-rsid="0057d986"/>
    </style:style>
    <style:style style:name="P81" style:family="paragraph" style:parent-style-name="Text_20_body">
      <style:text-properties officeooo:rsid="0057d986" officeooo:paragraph-rsid="006024f4"/>
    </style:style>
    <style:style style:name="P82" style:family="paragraph" style:parent-style-name="Text_20_body">
      <style:paragraph-properties fo:text-align="start" style:justify-single-word="false"/>
      <style:text-properties officeooo:rsid="003b2993" officeooo:paragraph-rsid="003b2993"/>
    </style:style>
    <style:style style:name="P83" style:family="paragraph" style:parent-style-name="Text_20_body">
      <style:paragraph-properties fo:text-align="start" style:justify-single-word="false"/>
      <style:text-properties officeooo:rsid="0046bbaa" officeooo:paragraph-rsid="0046bbaa"/>
    </style:style>
    <style:style style:name="P84" style:family="paragraph" style:parent-style-name="Text_20_body">
      <style:text-properties officeooo:rsid="00485135" officeooo:paragraph-rsid="00485135"/>
    </style:style>
    <style:style style:name="P85" style:family="paragraph" style:parent-style-name="Text_20_body">
      <style:text-properties officeooo:paragraph-rsid="0049a02b"/>
    </style:style>
    <style:style style:name="P86" style:family="paragraph" style:parent-style-name="Text_20_body">
      <style:paragraph-properties fo:text-align="start" style:justify-single-word="false"/>
      <style:text-properties fo:font-style="italic" officeooo:paragraph-rsid="006bdece" style:font-style-asian="italic" style:font-style-complex="italic"/>
    </style:style>
    <style:style style:name="P87" style:family="paragraph" style:parent-style-name="Text_20_body">
      <style:text-properties officeooo:paragraph-rsid="00745782"/>
    </style:style>
    <style:style style:name="P88" style:family="paragraph" style:parent-style-name="Text_20_body">
      <style:text-properties officeooo:rsid="0075f706" officeooo:paragraph-rsid="0075f706"/>
    </style:style>
    <style:style style:name="P89" style:family="paragraph" style:parent-style-name="Text_20_body">
      <style:text-properties officeooo:paragraph-rsid="0075f706"/>
    </style:style>
    <style:style style:name="P90" style:family="paragraph" style:parent-style-name="Text_20_body">
      <style:text-properties officeooo:rsid="007c19e1" officeooo:paragraph-rsid="007c19e1"/>
    </style:style>
    <style:style style:name="P91" style:family="paragraph" style:parent-style-name="Title">
      <style:text-properties style:font-name="Liberation Serif"/>
    </style:style>
    <style:style style:name="P92" style:family="paragraph" style:parent-style-name="Contents_20_1">
      <style:paragraph-properties>
        <style:tab-stops>
          <style:tab-stop style:position="6.6953in" style:type="right" style:leader-style="dotted" style:leader-text="."/>
        </style:tab-stops>
      </style:paragraph-properties>
    </style:style>
    <style:style style:name="P93" style:family="paragraph" style:parent-style-name="Contents_20_3">
      <style:paragraph-properties>
        <style:tab-stops>
          <style:tab-stop style:position="6.3016in" style:type="right" style:leader-style="dotted" style:leader-text="."/>
        </style:tab-stops>
      </style:paragraph-properties>
    </style:style>
    <style:style style:name="P94" style:family="paragraph" style:parent-style-name="Heading_20_1">
      <style:paragraph-properties fo:text-align="center" style:justify-single-word="false" fo:break-before="page"/>
      <style:text-properties style:font-name="Gentium Book Basic" officeooo:rsid="001fe0b2" officeooo:paragraph-rsid="001fe0b2"/>
    </style:style>
    <style:style style:name="P95" style:family="paragraph" style:parent-style-name="Heading_20_1">
      <style:paragraph-properties fo:text-align="center" style:justify-single-word="false" fo:break-before="page"/>
      <style:text-properties style:font-name="Gentium Book Basic" officeooo:rsid="00256e57" officeooo:paragraph-rsid="00256e57"/>
    </style:style>
    <style:style style:name="P96" style:family="paragraph" style:parent-style-name="Heading_20_1">
      <style:paragraph-properties fo:text-align="center" style:justify-single-word="false" fo:break-before="page"/>
    </style:style>
    <style:style style:name="P97" style:family="paragraph" style:parent-style-name="Heading_20_1">
      <style:paragraph-properties fo:text-align="center" style:justify-single-word="false" fo:break-before="page"/>
      <style:text-properties officeooo:rsid="006912a3" officeooo:paragraph-rsid="006912a3"/>
    </style:style>
    <style:style style:name="P98" style:family="paragraph" style:parent-style-name="Heading_20_1">
      <style:paragraph-properties fo:text-align="center" style:justify-single-word="false" fo:break-before="page"/>
      <style:text-properties officeooo:rsid="001a487c" officeooo:paragraph-rsid="001a487c"/>
    </style:style>
    <style:style style:name="P99" style:family="paragraph" style:parent-style-name="Heading_20_3">
      <style:text-properties style:font-name="Gentium Book Basic" officeooo:rsid="001a487c" officeooo:paragraph-rsid="001b943d"/>
    </style:style>
    <style:style style:name="P100" style:family="paragraph" style:parent-style-name="Heading_20_3">
      <style:text-properties style:font-name="Gentium Book Basic" officeooo:rsid="001a487c" officeooo:paragraph-rsid="001a487c"/>
    </style:style>
    <style:style style:name="P101" style:family="paragraph" style:parent-style-name="Heading_20_3">
      <style:text-properties style:font-name="Gentium Book Basic"/>
    </style:style>
    <style:style style:name="P102" style:family="paragraph" style:parent-style-name="Heading_20_3">
      <style:text-properties style:font-name="Gentium Book Basic" officeooo:rsid="001b943d" officeooo:paragraph-rsid="001b943d"/>
    </style:style>
    <style:style style:name="P103" style:family="paragraph" style:parent-style-name="Heading_20_3">
      <style:text-properties style:font-name="Gentium Book Basic" officeooo:rsid="001ffa4d" officeooo:paragraph-rsid="001ffa4d"/>
    </style:style>
    <style:style style:name="P104" style:family="paragraph" style:parent-style-name="Heading_20_3">
      <style:paragraph-properties fo:text-align="center" style:justify-single-word="false"/>
      <style:text-properties style:font-name="Gentium Book Basic"/>
    </style:style>
    <style:style style:name="P105" style:family="paragraph" style:parent-style-name="Heading_20_3">
      <style:text-properties officeooo:paragraph-rsid="006bdece"/>
    </style:style>
    <style:style style:name="P106" style:family="paragraph" style:parent-style-name="Heading_20_3">
      <style:paragraph-properties fo:text-align="start" style:justify-single-word="false"/>
      <style:text-properties officeooo:rsid="0057d986" officeooo:paragraph-rsid="006024f4"/>
    </style:style>
    <style:style style:name="P107" style:family="paragraph" style:parent-style-name="Heading_20_3">
      <style:paragraph-properties fo:text-align="start" style:justify-single-word="false" fo:break-before="page"/>
      <style:text-properties officeooo:rsid="0057d986" officeooo:paragraph-rsid="0057d986"/>
    </style:style>
    <style:style style:name="P108" style:family="paragraph" style:parent-style-name="Heading_20_3">
      <style:paragraph-properties fo:text-align="start" style:justify-single-word="false"/>
      <style:text-properties officeooo:rsid="006024f4" officeooo:paragraph-rsid="006024f4"/>
    </style:style>
    <style:style style:name="P109" style:family="paragraph" style:parent-style-name="Heading_20_3">
      <style:paragraph-properties fo:text-align="start" style:justify-single-word="false" fo:break-before="page"/>
      <style:text-properties officeooo:rsid="0049a02b" officeooo:paragraph-rsid="0049a02b"/>
    </style:style>
    <style:style style:name="P110" style:family="paragraph" style:parent-style-name="Heading_20_3">
      <style:paragraph-properties fo:text-align="start" style:justify-single-word="false" fo:break-before="page"/>
      <style:text-properties officeooo:rsid="0049a02b" officeooo:paragraph-rsid="0050871b"/>
    </style:style>
    <style:style style:name="P111" style:family="paragraph" style:parent-style-name="Heading_20_3">
      <style:text-properties officeooo:paragraph-rsid="0046bbaa"/>
    </style:style>
    <style:style style:name="P112" style:family="paragraph" style:parent-style-name="Heading_20_3">
      <style:paragraph-properties fo:break-before="page"/>
      <style:text-properties officeooo:paragraph-rsid="0046bbaa"/>
    </style:style>
    <style:style style:name="P113" style:family="paragraph" style:parent-style-name="Heading_20_3" style:list-style-name="">
      <style:text-properties officeooo:paragraph-rsid="0046bbaa"/>
    </style:style>
    <style:style style:name="P114" style:family="paragraph" style:parent-style-name="Heading_20_3">
      <style:text-properties officeooo:rsid="00560bca" officeooo:paragraph-rsid="00560bca"/>
    </style:style>
    <style:style style:name="P115" style:family="paragraph" style:parent-style-name="Heading_20_3">
      <style:paragraph-properties fo:text-align="center" style:justify-single-word="false" fo:break-before="page"/>
    </style:style>
    <style:style style:name="P116" style:family="paragraph" style:parent-style-name="Heading_20_3">
      <style:paragraph-properties fo:text-align="center" style:justify-single-word="false" fo:break-before="page"/>
      <style:text-properties officeooo:rsid="00267531" officeooo:paragraph-rsid="00267531"/>
    </style:style>
    <style:style style:name="P117" style:family="paragraph" style:parent-style-name="Heading_20_3">
      <style:paragraph-properties fo:text-align="center" style:justify-single-word="false" fo:break-before="page"/>
      <style:text-properties officeooo:rsid="0029e79f" officeooo:paragraph-rsid="0029e79f"/>
    </style:style>
    <style:style style:name="P118" style:family="paragraph" style:parent-style-name="Heading_20_3">
      <style:paragraph-properties fo:text-align="center" style:justify-single-word="false" fo:break-before="page"/>
      <style:text-properties officeooo:rsid="002eb030" officeooo:paragraph-rsid="002eb030"/>
    </style:style>
    <style:style style:name="P119" style:family="paragraph" style:parent-style-name="Heading_20_3">
      <style:paragraph-properties fo:text-align="center" style:justify-single-word="false" fo:break-before="page"/>
      <style:text-properties officeooo:rsid="00336ab5" officeooo:paragraph-rsid="00336ab5"/>
    </style:style>
    <style:style style:name="P120" style:family="paragraph" style:parent-style-name="Heading_20_3">
      <style:paragraph-properties fo:text-align="center" style:justify-single-word="false" fo:break-before="page"/>
      <style:text-properties officeooo:rsid="0035131f" officeooo:paragraph-rsid="0035131f"/>
    </style:style>
    <style:style style:name="P121" style:family="paragraph" style:parent-style-name="Heading_20_3">
      <style:paragraph-properties fo:text-align="center" style:justify-single-word="false" fo:break-before="page"/>
      <style:text-properties officeooo:rsid="00371b1e" officeooo:paragraph-rsid="00371b1e"/>
    </style:style>
    <style:style style:name="P122" style:family="paragraph" style:parent-style-name="Heading_20_3">
      <style:paragraph-properties fo:text-align="center" style:justify-single-word="false" fo:break-before="page"/>
      <style:text-properties officeooo:rsid="0039c4bd" officeooo:paragraph-rsid="0039c4bd"/>
    </style:style>
    <style:style style:name="P123" style:family="paragraph" style:parent-style-name="Heading_20_3">
      <style:paragraph-properties fo:text-align="center" style:justify-single-word="false" fo:break-before="page"/>
      <style:text-properties officeooo:rsid="003cbc26" officeooo:paragraph-rsid="003cbc26"/>
    </style:style>
    <style:style style:name="P124" style:family="paragraph" style:parent-style-name="Heading_20_3">
      <style:paragraph-properties fo:text-align="center" style:justify-single-word="false" fo:break-before="page"/>
      <style:text-properties officeooo:rsid="003f6521" officeooo:paragraph-rsid="003f6521"/>
    </style:style>
    <style:style style:name="P125" style:family="paragraph" style:parent-style-name="Heading_20_3">
      <style:paragraph-properties fo:text-align="center" style:justify-single-word="false" fo:break-before="page"/>
      <style:text-properties officeooo:rsid="004505dc" officeooo:paragraph-rsid="004505dc"/>
    </style:style>
    <style:style style:name="P126" style:family="paragraph" style:parent-style-name="Heading_20_3">
      <style:text-properties officeooo:rsid="007a1efb" officeooo:paragraph-rsid="007a1efb"/>
    </style:style>
    <style:style style:name="P127" style:family="paragraph" style:parent-style-name="Heading_20_3">
      <style:text-properties officeooo:paragraph-rsid="007c19e1"/>
    </style:style>
    <style:style style:name="P128" style:family="paragraph" style:parent-style-name="Heading_20_3">
      <style:text-properties officeooo:rsid="007d37f3" officeooo:paragraph-rsid="007d37f3"/>
    </style:style>
    <style:style style:name="P129" style:family="paragraph" style:parent-style-name="Heading_20_3">
      <style:text-properties officeooo:rsid="006bdece" officeooo:paragraph-rsid="006cbc07"/>
    </style:style>
    <style:style style:name="P130" style:family="paragraph" style:parent-style-name="Heading_20_3">
      <style:text-properties officeooo:rsid="00745782" officeooo:paragraph-rsid="00745782"/>
    </style:style>
    <style:style style:name="P131" style:family="paragraph" style:parent-style-name="Heading_20_3">
      <style:text-properties officeooo:rsid="0083d763" officeooo:paragraph-rsid="0083d763"/>
    </style:style>
    <style:style style:name="P132" style:family="paragraph" style:parent-style-name="Text_20_body" style:list-style-name="L1">
      <style:text-properties fo:font-size="12pt" officeooo:paragraph-rsid="006bdece" style:font-size-asian="12pt" style:font-size-complex="12pt"/>
    </style:style>
    <style:style style:name="P133" style:family="paragraph" style:parent-style-name="Text_20_body" style:list-style-name="L1">
      <style:text-properties fo:font-variant="normal" fo:text-transform="none" fo:color="#000000" loext:opacity="100%" style:text-line-through-style="none" style:text-line-through-type="none" fo:font-size="12pt" fo:font-style="normal" style:text-underline-style="none" fo:font-weight="normal" officeooo:rsid="001b943d" officeooo:paragraph-rsid="006bdece" style:text-blinking="false" fo:background-color="transparent" style:font-size-asian="12pt" style:font-size-complex="12pt"/>
    </style:style>
    <style:style style:name="P134" style:family="paragraph" style:parent-style-name="Text_20_body" style:list-style-name="L1">
      <style:text-properties fo:font-variant="normal" fo:text-transform="none" fo:color="#000000" loext:opacity="100%" style:text-line-through-style="none" style:text-line-through-type="none" style:font-name="Gentium Book Basic" fo:font-size="12pt" fo:font-style="normal" style:text-underline-style="none" fo:font-weight="normal" officeooo:rsid="001b943d" officeooo:paragraph-rsid="006bdece" style:text-blinking="false" fo:background-color="transparent" style:font-size-asian="12pt" style:font-size-complex="12pt"/>
    </style:style>
    <style:style style:name="P135" style:family="paragraph" style:parent-style-name="Text_20_body" style:list-style-name="L2">
      <style:text-properties officeooo:paragraph-rsid="001ffa4d"/>
    </style:style>
    <style:style style:name="P136" style:family="paragraph" style:parent-style-name="Text_20_body" style:list-style-name="L2">
      <style:text-properties style:font-name="Times New Roman" fo:font-weight="bold" officeooo:rsid="001ffa4d" officeooo:paragraph-rsid="001ffa4d" style:font-weight-asian="bold" style:font-weight-complex="bold"/>
    </style:style>
    <style:style style:name="P137" style:family="paragraph" style:parent-style-name="Text_20_body" style:list-style-name="L2">
      <style:text-properties fo:font-weight="bold" officeooo:rsid="0020ac81" officeooo:paragraph-rsid="0020ac81" style:font-weight-asian="bold" style:font-weight-complex="bold"/>
    </style:style>
    <style:style style:name="P138" style:family="paragraph" style:parent-style-name="Text_20_body">
      <style:text-properties fo:font-weight="bold" officeooo:rsid="0049a02b" officeooo:paragraph-rsid="006024f4" style:font-weight-asian="bold" style:font-weight-complex="bold"/>
    </style:style>
    <style:style style:name="P139" style:family="paragraph" style:parent-style-name="Text_20_body">
      <style:text-properties fo:font-weight="bold" officeooo:rsid="0049a02b" officeooo:paragraph-rsid="0057d986" style:font-weight-asian="bold" style:font-weight-complex="bold"/>
    </style:style>
    <style:style style:name="P140" style:family="paragraph" style:parent-style-name="Text_20_body" style:list-style-name="L4">
      <style:text-properties fo:font-weight="bold" officeooo:rsid="00524dd5" officeooo:paragraph-rsid="006024f4" style:font-weight-asian="bold" style:font-weight-complex="bold"/>
    </style:style>
    <style:style style:name="P141" style:family="paragraph" style:parent-style-name="Text_20_body" style:list-style-name="L16">
      <style:text-properties fo:font-weight="bold" officeooo:rsid="00524dd5" officeooo:paragraph-rsid="00524dd5" style:font-weight-asian="bold" style:font-weight-complex="bold"/>
    </style:style>
    <style:style style:name="P142" style:family="paragraph" style:parent-style-name="Text_20_body" style:list-style-name="L19">
      <style:text-properties fo:font-weight="bold" officeooo:rsid="00524dd5" officeooo:paragraph-rsid="0057d986" style:font-weight-asian="bold" style:font-weight-complex="bold"/>
    </style:style>
    <style:style style:name="P143" style:family="paragraph" style:parent-style-name="Text_20_body" style:list-style-name="L5">
      <style:text-properties fo:font-weight="bold" officeooo:rsid="006385a4" officeooo:paragraph-rsid="006385a4" style:font-weight-asian="bold" style:font-weight-complex="bold"/>
    </style:style>
    <style:style style:name="P144" style:family="paragraph" style:parent-style-name="Text_20_body">
      <style:paragraph-properties fo:text-align="start" style:justify-single-word="false"/>
      <style:text-properties fo:font-weight="bold" officeooo:paragraph-rsid="00371b1e" style:font-weight-asian="bold" style:font-weight-complex="bold"/>
    </style:style>
    <style:style style:name="P145" style:family="paragraph" style:parent-style-name="Text_20_body">
      <style:paragraph-properties fo:text-align="start" style:justify-single-word="false"/>
      <style:text-properties fo:font-weight="bold" style:font-weight-asian="bold" style:font-weight-complex="bold"/>
    </style:style>
    <style:style style:name="P146" style:family="paragraph" style:parent-style-name="Text_20_body">
      <style:paragraph-properties fo:text-align="start" style:justify-single-word="false"/>
      <style:text-properties fo:font-weight="bold" officeooo:paragraph-rsid="003f6521" style:font-weight-asian="bold" style:font-weight-complex="bold"/>
    </style:style>
    <style:style style:name="P147" style:family="paragraph" style:parent-style-name="Text_20_body">
      <style:paragraph-properties fo:text-align="start" style:justify-single-word="false"/>
      <style:text-properties fo:font-weight="bold" officeooo:rsid="003b2993" officeooo:paragraph-rsid="00463a86" style:font-weight-asian="bold" style:font-weight-complex="bold"/>
    </style:style>
    <style:style style:name="P148" style:family="paragraph" style:parent-style-name="Text_20_body">
      <style:text-properties fo:font-weight="bold" officeooo:paragraph-rsid="0083d763" style:font-weight-asian="bold" style:font-weight-complex="bold"/>
    </style:style>
    <style:style style:name="P149" style:family="paragraph" style:parent-style-name="Text_20_body">
      <style:text-properties fo:font-weight="bold" officeooo:rsid="0084e02e" officeooo:paragraph-rsid="0084e02e" style:font-weight-asian="bold" style:font-weight-complex="bold"/>
    </style:style>
    <style:style style:name="P150" style:family="paragraph" style:parent-style-name="Text_20_body" style:list-style-name="L3">
      <style:text-properties officeooo:paragraph-rsid="006024f4"/>
    </style:style>
    <style:style style:name="P151" style:family="paragraph" style:parent-style-name="Text_20_body" style:list-style-name="L3">
      <style:text-properties fo:font-weight="normal" officeooo:rsid="00672e49" officeooo:paragraph-rsid="00672e49" style:font-weight-asian="normal" style:font-weight-complex="normal"/>
    </style:style>
    <style:style style:name="P152" style:family="paragraph" style:parent-style-name="Text_20_body" style:list-style-name="L17">
      <style:text-properties fo:font-weight="normal" officeooo:rsid="00524dd5" officeooo:paragraph-rsid="00524dd5" style:font-weight-asian="normal" style:font-weight-complex="normal"/>
    </style:style>
    <style:style style:name="P153" style:family="paragraph" style:parent-style-name="Text_20_body" style:list-style-name="L41">
      <style:paragraph-properties fo:text-align="start" style:justify-single-word="false"/>
      <style:text-properties fo:font-weight="normal" officeooo:rsid="00307a9a" officeooo:paragraph-rsid="00307a9a" style:font-weight-asian="normal" style:font-weight-complex="normal"/>
    </style:style>
    <style:style style:name="P154" style:family="paragraph" style:parent-style-name="Text_20_body" style:list-style-name="L42">
      <style:paragraph-properties fo:text-align="start" style:justify-single-word="false"/>
      <style:text-properties fo:font-weight="normal" officeooo:rsid="00307a9a" officeooo:paragraph-rsid="00307a9a" style:font-weight-asian="normal" style:font-weight-complex="normal"/>
    </style:style>
    <style:style style:name="P155" style:family="paragraph" style:parent-style-name="Text_20_body" style:list-style-name="L43">
      <style:paragraph-properties fo:text-align="start" style:justify-single-word="false"/>
      <style:text-properties fo:font-weight="normal" officeooo:rsid="00307a9a" officeooo:paragraph-rsid="00307a9a" style:font-weight-asian="normal" style:font-weight-complex="normal"/>
    </style:style>
    <style:style style:name="P156" style:family="paragraph" style:parent-style-name="Text_20_body" style:list-style-name="L53">
      <style:paragraph-properties fo:text-align="start" style:justify-single-word="false"/>
      <style:text-properties fo:font-weight="normal" officeooo:rsid="003a5d03" officeooo:paragraph-rsid="003a5d03" style:font-weight-asian="normal" style:font-weight-complex="normal"/>
    </style:style>
    <style:style style:name="P157" style:family="paragraph" style:parent-style-name="Text_20_body" style:list-style-name="L5">
      <style:text-properties officeooo:rsid="0049a02b" officeooo:paragraph-rsid="006024f4"/>
    </style:style>
    <style:style style:name="P158" style:family="paragraph" style:parent-style-name="Text_20_body" style:list-style-name="L6">
      <style:text-properties officeooo:rsid="0049a02b" officeooo:paragraph-rsid="006024f4"/>
    </style:style>
    <style:style style:name="P159" style:family="paragraph" style:parent-style-name="Text_20_body" style:list-style-name="L7">
      <style:text-properties officeooo:rsid="0049a02b" officeooo:paragraph-rsid="0049a02b"/>
    </style:style>
    <style:style style:name="P160" style:family="paragraph" style:parent-style-name="Text_20_body" style:list-style-name="L7">
      <style:text-properties officeooo:rsid="0049a02b" officeooo:paragraph-rsid="0050871b"/>
    </style:style>
    <style:style style:name="P161" style:family="paragraph" style:parent-style-name="Text_20_body" style:list-style-name="L7">
      <style:text-properties officeooo:rsid="0049a02b" officeooo:paragraph-rsid="0057d986"/>
    </style:style>
    <style:style style:name="P162" style:family="paragraph" style:parent-style-name="Text_20_body" style:list-style-name="L8">
      <style:text-properties officeooo:rsid="0049a02b" officeooo:paragraph-rsid="0049a02b"/>
    </style:style>
    <style:style style:name="P163" style:family="paragraph" style:parent-style-name="Text_20_body" style:list-style-name="L9">
      <style:text-properties officeooo:rsid="0049a02b" officeooo:paragraph-rsid="0049a02b"/>
    </style:style>
    <style:style style:name="P164" style:family="paragraph" style:parent-style-name="Text_20_body" style:list-style-name="L10">
      <style:text-properties officeooo:rsid="0049a02b" officeooo:paragraph-rsid="0049a02b"/>
    </style:style>
    <style:style style:name="P165" style:family="paragraph" style:parent-style-name="Text_20_body" style:list-style-name="L11">
      <style:text-properties officeooo:rsid="0049a02b" officeooo:paragraph-rsid="0049a02b"/>
    </style:style>
    <style:style style:name="P166" style:family="paragraph" style:parent-style-name="Text_20_body" style:list-style-name="L17">
      <style:text-properties officeooo:rsid="0049a02b" officeooo:paragraph-rsid="0050871b"/>
    </style:style>
    <style:style style:name="P167" style:family="paragraph" style:parent-style-name="Text_20_body" style:list-style-name="L18">
      <style:text-properties officeooo:rsid="0049a02b" officeooo:paragraph-rsid="0050871b"/>
    </style:style>
    <style:style style:name="P168" style:family="paragraph" style:parent-style-name="Text_20_body" style:list-style-name="L20">
      <style:text-properties officeooo:rsid="0049a02b" officeooo:paragraph-rsid="0057d986"/>
    </style:style>
    <style:style style:name="P169" style:family="paragraph" style:parent-style-name="Text_20_body" style:list-style-name="L21">
      <style:text-properties officeooo:rsid="0049a02b" officeooo:paragraph-rsid="0057d986"/>
    </style:style>
    <style:style style:name="P170" style:family="paragraph" style:parent-style-name="Text_20_body" style:list-style-name="L6">
      <style:text-properties officeooo:rsid="0065976d" officeooo:paragraph-rsid="0065976d"/>
    </style:style>
    <style:style style:name="P171" style:family="paragraph" style:parent-style-name="Text_20_body" style:list-style-name="L12">
      <style:text-properties officeooo:paragraph-rsid="0046bbaa"/>
    </style:style>
    <style:style style:name="P172" style:family="paragraph" style:parent-style-name="Text_20_body" style:list-style-name="L13">
      <style:text-properties officeooo:paragraph-rsid="0046bbaa"/>
    </style:style>
    <style:style style:name="P173" style:family="paragraph" style:parent-style-name="Text_20_body" style:list-style-name="L14">
      <style:text-properties officeooo:paragraph-rsid="0046bbaa"/>
    </style:style>
    <style:style style:name="P174" style:family="paragraph" style:parent-style-name="Text_20_body" style:list-style-name="L15">
      <style:text-properties officeooo:paragraph-rsid="0046bbaa"/>
    </style:style>
    <style:style style:name="P175" style:family="paragraph" style:parent-style-name="Text_20_body" style:list-style-name="L22"/>
    <style:style style:name="P176" style:family="paragraph" style:parent-style-name="Text_20_body" style:list-style-name="L22">
      <style:text-properties officeooo:paragraph-rsid="00256e57"/>
    </style:style>
    <style:style style:name="P177" style:family="paragraph" style:parent-style-name="Text_20_body" style:list-style-name="L23"/>
    <style:style style:name="P178" style:family="paragraph" style:parent-style-name="Text_20_body" style:list-style-name="L24"/>
    <style:style style:name="P179" style:family="paragraph" style:parent-style-name="Text_20_body" style:list-style-name="L25"/>
    <style:style style:name="P180" style:family="paragraph" style:parent-style-name="Text_20_body" style:list-style-name="L26"/>
    <style:style style:name="P181" style:family="paragraph" style:parent-style-name="Text_20_body" style:list-style-name="L27">
      <style:text-properties officeooo:paragraph-rsid="00267531"/>
    </style:style>
    <style:style style:name="P182" style:family="paragraph" style:parent-style-name="Text_20_body" style:list-style-name="L28">
      <style:text-properties officeooo:paragraph-rsid="00267531"/>
    </style:style>
    <style:style style:name="P183" style:family="paragraph" style:parent-style-name="Text_20_body" style:list-style-name="L29">
      <style:text-properties officeooo:paragraph-rsid="00267531"/>
    </style:style>
    <style:style style:name="P184" style:family="paragraph" style:parent-style-name="Text_20_body" style:list-style-name="L29">
      <style:text-properties officeooo:paragraph-rsid="0033f062"/>
    </style:style>
    <style:style style:name="P185" style:family="paragraph" style:parent-style-name="Text_20_body" style:list-style-name="L30">
      <style:text-properties officeooo:paragraph-rsid="00267531"/>
    </style:style>
    <style:style style:name="P186" style:family="paragraph" style:parent-style-name="Text_20_body" style:list-style-name="L31">
      <style:paragraph-properties fo:text-align="start" style:justify-single-word="false"/>
      <style:text-properties officeooo:paragraph-rsid="0029e79f"/>
    </style:style>
    <style:style style:name="P187" style:family="paragraph" style:parent-style-name="Text_20_body" style:list-style-name="L32">
      <style:paragraph-properties fo:text-align="start" style:justify-single-word="false"/>
      <style:text-properties officeooo:paragraph-rsid="0029e79f"/>
    </style:style>
    <style:style style:name="P188" style:family="paragraph" style:parent-style-name="Text_20_body" style:list-style-name="L33">
      <style:paragraph-properties fo:text-align="start" style:justify-single-word="false"/>
      <style:text-properties officeooo:paragraph-rsid="0029e79f"/>
    </style:style>
    <style:style style:name="P189" style:family="paragraph" style:parent-style-name="Text_20_body" style:list-style-name="L34">
      <style:paragraph-properties fo:text-align="start" style:justify-single-word="false"/>
      <style:text-properties officeooo:paragraph-rsid="0029e79f"/>
    </style:style>
    <style:style style:name="P190" style:family="paragraph" style:parent-style-name="Text_20_body" style:list-style-name="L35">
      <style:paragraph-properties fo:text-align="start" style:justify-single-word="false"/>
      <style:text-properties officeooo:paragraph-rsid="0029e79f"/>
    </style:style>
    <style:style style:name="P191" style:family="paragraph" style:parent-style-name="Text_20_body" style:list-style-name="L35">
      <style:paragraph-properties fo:text-align="start" style:justify-single-word="false"/>
      <style:text-properties officeooo:paragraph-rsid="0042318a"/>
    </style:style>
    <style:style style:name="P192" style:family="paragraph" style:parent-style-name="Text_20_body" style:list-style-name="L36">
      <style:paragraph-properties fo:text-align="start" style:justify-single-word="false"/>
      <style:text-properties officeooo:paragraph-rsid="0029e79f"/>
    </style:style>
    <style:style style:name="P193" style:family="paragraph" style:parent-style-name="Text_20_body" style:list-style-name="L37">
      <style:paragraph-properties fo:text-align="start" style:justify-single-word="false"/>
      <style:text-properties officeooo:paragraph-rsid="0029e79f"/>
    </style:style>
    <style:style style:name="P194" style:family="paragraph" style:parent-style-name="Text_20_body" style:list-style-name="L38">
      <style:paragraph-properties fo:text-align="start" style:justify-single-word="false"/>
      <style:text-properties officeooo:paragraph-rsid="002eb030"/>
    </style:style>
    <style:style style:name="P195" style:family="paragraph" style:parent-style-name="Text_20_body" style:list-style-name="L39">
      <style:paragraph-properties fo:text-align="start" style:justify-single-word="false"/>
      <style:text-properties officeooo:paragraph-rsid="002eb030"/>
    </style:style>
    <style:style style:name="P196" style:family="paragraph" style:parent-style-name="Text_20_body" style:list-style-name="L40">
      <style:paragraph-properties fo:text-align="start" style:justify-single-word="false"/>
      <style:text-properties officeooo:paragraph-rsid="002eb030"/>
    </style:style>
    <style:style style:name="P197" style:family="paragraph" style:parent-style-name="Text_20_body" style:list-style-name="L44">
      <style:paragraph-properties fo:text-align="start" style:justify-single-word="false"/>
      <style:text-properties officeooo:paragraph-rsid="00336ab5"/>
    </style:style>
    <style:style style:name="P198" style:family="paragraph" style:parent-style-name="Text_20_body" style:list-style-name="L45">
      <style:paragraph-properties fo:text-align="start" style:justify-single-word="false"/>
      <style:text-properties officeooo:paragraph-rsid="00336ab5"/>
    </style:style>
    <style:style style:name="P199" style:family="paragraph" style:parent-style-name="Text_20_body" style:list-style-name="L47">
      <style:paragraph-properties fo:text-align="start" style:justify-single-word="false"/>
      <style:text-properties officeooo:paragraph-rsid="0035131f"/>
    </style:style>
    <style:style style:name="P200" style:family="paragraph" style:parent-style-name="Text_20_body" style:list-style-name="L47">
      <style:paragraph-properties fo:text-align="start" style:justify-single-word="false"/>
      <style:text-properties officeooo:paragraph-rsid="003d889b"/>
    </style:style>
    <style:style style:name="P201" style:family="paragraph" style:parent-style-name="Text_20_body" style:list-style-name="L48">
      <style:paragraph-properties fo:text-align="start" style:justify-single-word="false"/>
      <style:text-properties officeooo:paragraph-rsid="0035131f"/>
    </style:style>
    <style:style style:name="P202" style:family="paragraph" style:parent-style-name="Text_20_body" style:list-style-name="L49">
      <style:paragraph-properties fo:text-align="start" style:justify-single-word="false"/>
      <style:text-properties officeooo:paragraph-rsid="0035131f"/>
    </style:style>
    <style:style style:name="P203" style:family="paragraph" style:parent-style-name="Text_20_body" style:list-style-name="L50">
      <style:paragraph-properties fo:text-align="start" style:justify-single-word="false"/>
      <style:text-properties officeooo:paragraph-rsid="00371b1e"/>
    </style:style>
    <style:style style:name="P204" style:family="paragraph" style:parent-style-name="Text_20_body" style:list-style-name="L51">
      <style:paragraph-properties fo:text-align="start" style:justify-single-word="false"/>
      <style:text-properties officeooo:paragraph-rsid="00371b1e"/>
    </style:style>
    <style:style style:name="P205" style:family="paragraph" style:parent-style-name="Text_20_body" style:list-style-name="L52">
      <style:paragraph-properties fo:text-align="start" style:justify-single-word="false"/>
      <style:text-properties officeooo:paragraph-rsid="00371b1e"/>
    </style:style>
    <style:style style:name="P206" style:family="paragraph" style:parent-style-name="Text_20_body" style:list-style-name="L54">
      <style:paragraph-properties fo:text-align="start" style:justify-single-word="false"/>
    </style:style>
    <style:style style:name="P207" style:family="paragraph" style:parent-style-name="Text_20_body" style:list-style-name="L55">
      <style:paragraph-properties fo:text-align="start" style:justify-single-word="false"/>
    </style:style>
    <style:style style:name="P208" style:family="paragraph" style:parent-style-name="Text_20_body" style:list-style-name="L55">
      <style:paragraph-properties fo:text-align="start" style:justify-single-word="false"/>
      <style:text-properties officeooo:paragraph-rsid="00463a86"/>
    </style:style>
    <style:style style:name="P209" style:family="paragraph" style:parent-style-name="Text_20_body" style:list-style-name="L56">
      <style:paragraph-properties fo:text-align="start" style:justify-single-word="false"/>
    </style:style>
    <style:style style:name="P210" style:family="paragraph" style:parent-style-name="Text_20_body" style:list-style-name="L57">
      <style:paragraph-properties fo:text-align="start" style:justify-single-word="false"/>
    </style:style>
    <style:style style:name="P211" style:family="paragraph" style:parent-style-name="Text_20_body" style:list-style-name="L58">
      <style:paragraph-properties fo:text-align="start" style:justify-single-word="false"/>
      <style:text-properties officeooo:paragraph-rsid="003cbc26"/>
    </style:style>
    <style:style style:name="P212" style:family="paragraph" style:parent-style-name="Text_20_body" style:list-style-name="L59">
      <style:paragraph-properties fo:text-align="start" style:justify-single-word="false"/>
      <style:text-properties officeooo:paragraph-rsid="003d889b"/>
    </style:style>
    <style:style style:name="P213" style:family="paragraph" style:parent-style-name="Text_20_body" style:list-style-name="L60">
      <style:paragraph-properties fo:text-align="start" style:justify-single-word="false"/>
      <style:text-properties officeooo:paragraph-rsid="003d889b"/>
    </style:style>
    <style:style style:name="P214" style:family="paragraph" style:parent-style-name="Text_20_body" style:list-style-name="L61">
      <style:paragraph-properties fo:text-align="start" style:justify-single-word="false"/>
      <style:text-properties officeooo:paragraph-rsid="003f6521"/>
    </style:style>
    <style:style style:name="P215" style:family="paragraph" style:parent-style-name="Text_20_body" style:list-style-name="L62">
      <style:paragraph-properties fo:text-align="start" style:justify-single-word="false"/>
      <style:text-properties officeooo:paragraph-rsid="0042318a"/>
    </style:style>
    <style:style style:name="P216" style:family="paragraph" style:parent-style-name="Text_20_body" style:list-style-name="L63">
      <style:paragraph-properties fo:text-align="start" style:justify-single-word="false"/>
      <style:text-properties officeooo:paragraph-rsid="0042318a"/>
    </style:style>
    <style:style style:name="P217" style:family="paragraph" style:parent-style-name="Text_20_body" style:list-style-name="L64">
      <style:paragraph-properties fo:text-align="start" style:justify-single-word="false"/>
      <style:text-properties officeooo:paragraph-rsid="00463a86"/>
    </style:style>
    <style:style style:name="P218" style:family="paragraph" style:parent-style-name="Text_20_body" style:list-style-name="L65">
      <style:paragraph-properties fo:text-align="start" style:justify-single-word="false"/>
      <style:text-properties officeooo:paragraph-rsid="00463a86"/>
    </style:style>
    <style:style style:name="P219" style:family="paragraph" style:parent-style-name="Text_20_body" style:list-style-name="L66">
      <style:paragraph-properties fo:text-align="start" style:justify-single-word="false"/>
      <style:text-properties officeooo:paragraph-rsid="00797d54"/>
    </style:style>
    <style:style style:name="P220" style:family="paragraph" style:parent-style-name="Text_20_body" style:list-style-name="L67">
      <style:paragraph-properties fo:text-align="start" style:justify-single-word="false"/>
      <style:text-properties officeooo:paragraph-rsid="00797d54"/>
    </style:style>
    <style:style style:name="P221" style:family="paragraph" style:parent-style-name="Text_20_body" style:list-style-name="L68">
      <style:paragraph-properties fo:text-align="start" style:justify-single-word="false"/>
      <style:text-properties officeooo:paragraph-rsid="00797d54"/>
    </style:style>
    <style:style style:name="P222" style:family="paragraph" style:parent-style-name="Text_20_body" style:list-style-name="L69">
      <style:paragraph-properties fo:text-align="start" style:justify-single-word="false"/>
      <style:text-properties officeooo:paragraph-rsid="006912a3"/>
    </style:style>
    <style:style style:name="P223" style:family="paragraph" style:parent-style-name="Text_20_body">
      <style:paragraph-properties fo:text-align="start" style:justify-single-word="false"/>
      <style:text-properties officeooo:paragraph-rsid="00797d54"/>
    </style:style>
    <style:style style:name="P224" style:family="paragraph" style:parent-style-name="Text_20_body" style:list-style-name="L46">
      <style:text-properties officeooo:paragraph-rsid="0033f062"/>
    </style:style>
    <style:style style:name="P225" style:family="paragraph" style:parent-style-name="Text_20_body" style:list-style-name="L70">
      <style:text-properties officeooo:paragraph-rsid="0075f706"/>
    </style:style>
    <style:style style:name="P226" style:family="paragraph" style:parent-style-name="Text_20_body" style:list-style-name="L71">
      <style:text-properties officeooo:paragraph-rsid="0075f706"/>
    </style:style>
    <style:style style:name="P227" style:family="paragraph" style:parent-style-name="Text_20_body" style:list-style-name="L72">
      <style:text-properties officeooo:paragraph-rsid="0075f706"/>
    </style:style>
    <style:style style:name="P228" style:family="paragraph" style:parent-style-name="Text_20_body" style:list-style-name="L73">
      <style:text-properties officeooo:paragraph-rsid="0075f706"/>
    </style:style>
    <style:style style:name="P229" style:family="paragraph" style:parent-style-name="Text_20_body">
      <style:text-properties officeooo:rsid="001a487c" officeooo:paragraph-rsid="001a487c"/>
    </style:style>
    <style:style style:name="P230" style:family="paragraph" style:parent-style-name="Text_20_body">
      <style:text-properties officeooo:paragraph-rsid="0083d763"/>
    </style:style>
    <style:style style:name="P231" style:family="paragraph" style:parent-style-name="Text_20_body" style:list-style-name="L74">
      <style:text-properties officeooo:paragraph-rsid="0083d763"/>
    </style:style>
    <style:style style:name="P232" style:family="paragraph" style:parent-style-name="Text_20_body">
      <style:text-properties officeooo:rsid="0084e02e" officeooo:paragraph-rsid="0084e02e"/>
    </style:style>
    <style:style style:name="P233" style:family="paragraph" style:parent-style-name="Text_20_body" style:list-style-name="L75">
      <style:text-properties officeooo:rsid="0084e02e" officeooo:paragraph-rsid="0084e02e"/>
    </style:style>
    <style:style style:name="P234" style:family="paragraph" style:parent-style-name="Text_20_body" style:list-style-name="L76">
      <style:text-properties officeooo:rsid="0084e02e" officeooo:paragraph-rsid="0084e02e"/>
    </style:style>
    <style:style style:name="P235" style:family="paragraph" style:parent-style-name="Text_20_body" style:list-style-name="L77">
      <style:text-properties officeooo:rsid="0084e02e" officeooo:paragraph-rsid="0084e02e"/>
    </style:style>
    <style:style style:name="T1" style:family="text">
      <style:text-properties style:font-name="Gentium Book Basic"/>
    </style:style>
    <style:style style:name="T2" style:family="text">
      <style:text-properties style:font-name="Gentium Book Basic" officeooo:rsid="001b943d"/>
    </style:style>
    <style:style style:name="T3"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style>
    <style:style style:name="T4" style:family="text">
      <style:text-properties fo:font-variant="normal" fo:text-transform="none" fo:color="#000000" loext:opacity="100%" style:text-line-through-style="none" style:text-line-through-type="none" fo:font-size="11pt" fo:font-style="normal" style:text-underline-style="none" fo:font-weight="normal" officeooo:rsid="001b943d" style:text-blinking="false" fo:background-color="transparent" loext:char-shading-value="0"/>
    </style:style>
    <style:style style:name="T5" style:family="text">
      <style:text-properties fo:font-variant="normal" fo:text-transform="none" fo:color="#000000" loext:opacity="100%" style:text-line-through-style="none" style:text-line-through-type="none" fo:font-size="11pt" fo:font-style="normal" style:text-underline-style="none" fo:font-weight="bold" officeooo:rsid="001b943d" style:text-blinking="false" fo:background-color="transparent" loext:char-shading-value="0" style:font-weight-asian="bold" style:font-weight-complex="bold"/>
    </style:style>
    <style:style style:name="T6" style:family="text">
      <style:text-properties fo:font-variant="normal" fo:text-transform="none" fo:color="#000000" loext:opacity="100%" style:text-line-through-style="none" style:text-line-through-type="none" style:font-name="Times New Roman1" fo:font-style="normal" style:text-underline-style="none" fo:font-weight="normal" style:text-blinking="false" fo:background-color="transparent" loext:char-shading-value="0"/>
    </style:style>
    <style:style style:name="T7" style:family="text">
      <style:text-properties fo:font-variant="normal" fo:text-transform="none" fo:color="#000000" loext:opacity="100%" style:text-line-through-style="none" style:text-line-through-type="none" style:font-name="Times New Roman1" fo:font-style="normal" style:text-underline-style="none" fo:font-weight="normal" officeooo:rsid="001b943d" style:text-blinking="false" fo:background-color="transparent" loext:char-shading-value="0"/>
    </style:style>
    <style:style style:name="T8" style:family="text">
      <style:text-properties fo:font-variant="normal" fo:text-transform="none" fo:color="#000000" loext:opacity="100%" style:text-line-through-style="none" style:text-line-through-type="none" style:font-name="Gentium Book Basic" fo:font-size="11pt" fo:font-style="normal" style:text-underline-style="none" fo:font-weight="normal" officeooo:rsid="001a487c" style:text-blinking="false" fo:background-color="transparent" loext:char-shading-value="0"/>
    </style:style>
    <style:style style:name="T9"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10" style:family="text">
      <style:text-properties fo:font-variant="normal" fo:text-transform="none" fo:color="#000000" loext:opacity="100%" style:text-line-through-style="none" style:text-line-through-type="none" fo:font-style="normal" style:text-underline-style="none" fo:font-weight="normal" officeooo:rsid="001b943d" style:text-blinking="false" fo:background-color="transparent" loext:char-shading-value="0"/>
    </style:style>
    <style:style style:name="T11" style:family="text">
      <style:text-properties fo:font-variant="normal" fo:text-transform="none" fo:color="#000000" loext:opacity="100%" style:text-line-through-style="none" style:text-line-through-type="none" fo:font-style="normal" style:text-underline-style="none" fo:font-weight="normal" officeooo:rsid="001b943d" style:text-blinking="false" fo:background-color="transparent" loext:char-shading-value="0" style:font-weight-asian="normal" style:font-weight-complex="normal"/>
    </style:style>
    <style:style style:name="T12" style:family="text">
      <style:text-properties fo:font-variant="normal" fo:text-transform="none" fo:color="#000000" loext:opacity="100%" style:text-line-through-style="none" style:text-line-through-type="none" fo:font-style="normal" style:text-underline-style="none" fo:font-weight="bold" officeooo:rsid="001b943d" style:text-blinking="false" fo:background-color="transparent" loext:char-shading-value="0" style:font-weight-asian="bold" style:font-weight-complex="bold"/>
    </style:style>
    <style:style style:name="T13" style:family="text">
      <style:text-properties fo:font-variant="normal" fo:text-transform="none" fo:color="#000000" loext:opacity="100%" style:text-line-through-style="none" style:text-line-through-type="none" fo:font-style="normal" style:text-underline-style="none" fo:font-weight="bold" officeooo:rsid="0072a10c" style:text-blinking="false" fo:background-color="transparent" loext:char-shading-value="0" style:font-weight-asian="bold" style:font-weight-complex="bold"/>
    </style:style>
    <style:style style:name="T14" style:family="text">
      <style:text-properties fo:font-variant="normal" fo:text-transform="none" fo:color="#000000" loext:opacity="100%" style:text-line-through-style="none" style:text-line-through-type="none" fo:font-style="normal" style:text-underline-style="none" fo:font-weight="bold" officeooo:rsid="0072bec9" style:text-blinking="false" fo:background-color="transparent" loext:char-shading-value="0" style:font-weight-asian="bold" style:font-weight-complex="bold"/>
    </style:style>
    <style:style style:name="T15" style:family="text">
      <style:text-properties officeooo:rsid="001b943d"/>
    </style:style>
    <style:style style:name="T16" style:family="text">
      <style:text-properties fo:font-weight="normal" style:font-weight-asian="normal" style:font-weight-complex="normal"/>
    </style:style>
    <style:style style:name="T17" style:family="text">
      <style:text-properties fo:font-weight="normal" officeooo:rsid="0020ac81" style:font-weight-asian="normal" style:font-weight-complex="normal"/>
    </style:style>
    <style:style style:name="T18" style:family="text">
      <style:text-properties fo:font-weight="normal" officeooo:rsid="0029e79f" style:font-weight-asian="normal" style:font-weight-complex="normal"/>
    </style:style>
    <style:style style:name="T19" style:family="text">
      <style:text-properties fo:font-weight="normal" officeooo:rsid="0035131f" style:font-weight-asian="normal" style:font-weight-complex="normal"/>
    </style:style>
    <style:style style:name="T20" style:family="text">
      <style:text-properties fo:font-weight="normal" officeooo:rsid="005cfead" style:font-weight-asian="normal" style:font-weight-complex="normal"/>
    </style:style>
    <style:style style:name="T21" style:family="text">
      <style:text-properties fo:font-weight="normal" officeooo:rsid="005f0141" style:font-weight-asian="normal" style:font-weight-complex="normal"/>
    </style:style>
    <style:style style:name="T22" style:family="text">
      <style:text-properties fo:font-weight="normal" officeooo:rsid="00601dfe" style:font-weight-asian="normal" style:font-weight-complex="normal"/>
    </style:style>
    <style:style style:name="T23" style:family="text">
      <style:text-properties fo:font-weight="normal" officeooo:rsid="0061b455" style:font-weight-asian="normal" style:font-weight-complex="normal"/>
    </style:style>
    <style:style style:name="T24" style:family="text">
      <style:text-properties fo:font-weight="normal" officeooo:rsid="006422e9" style:font-weight-asian="normal" style:font-weight-complex="normal"/>
    </style:style>
    <style:style style:name="T25" style:family="text">
      <style:text-properties fo:font-weight="normal" officeooo:rsid="006d1366" style:font-weight-asian="normal" style:font-weight-complex="normal"/>
    </style:style>
    <style:style style:name="T26" style:family="text">
      <style:text-properties fo:font-weight="normal" officeooo:rsid="006ec5af" style:font-weight-asian="normal" style:font-weight-complex="normal"/>
    </style:style>
    <style:style style:name="T27" style:family="text">
      <style:text-properties fo:font-weight="normal" officeooo:rsid="007619f3" style:font-weight-asian="normal" style:font-weight-complex="normal"/>
    </style:style>
    <style:style style:name="T28" style:family="text">
      <style:text-properties fo:font-weight="bold" style:font-weight-asian="bold" style:font-weight-complex="bold"/>
    </style:style>
    <style:style style:name="T29" style:family="text">
      <style:text-properties fo:font-weight="bold" officeooo:rsid="001ffa4d" style:font-weight-asian="bold" style:font-weight-complex="bold"/>
    </style:style>
    <style:style style:name="T30" style:family="text">
      <style:text-properties fo:font-weight="bold" officeooo:rsid="00256e57" style:font-weight-asian="bold" style:font-weight-complex="bold"/>
    </style:style>
    <style:style style:name="T31" style:family="text">
      <style:text-properties fo:font-weight="bold" officeooo:rsid="002b2276" style:font-weight-asian="bold" style:font-weight-complex="bold"/>
    </style:style>
    <style:style style:name="T32" style:family="text">
      <style:text-properties fo:font-weight="bold" officeooo:rsid="003cbc26" style:font-weight-asian="bold" style:font-weight-complex="bold"/>
    </style:style>
    <style:style style:name="T33" style:family="text">
      <style:text-properties fo:font-weight="bold" officeooo:rsid="003f6521" style:font-weight-asian="bold" style:font-weight-complex="bold"/>
    </style:style>
    <style:style style:name="T34" style:family="text">
      <style:text-properties fo:font-weight="bold" officeooo:rsid="004505dc" style:font-weight-asian="bold" style:font-weight-complex="bold"/>
    </style:style>
    <style:style style:name="T35" style:family="text">
      <style:text-properties fo:font-weight="bold" officeooo:rsid="0057d986" style:font-weight-asian="bold" style:font-weight-complex="bold"/>
    </style:style>
    <style:style style:name="T36" style:family="text">
      <style:text-properties fo:font-weight="bold" officeooo:rsid="0059e47c" style:font-weight-asian="bold" style:font-weight-complex="bold"/>
    </style:style>
    <style:style style:name="T37" style:family="text">
      <style:text-properties fo:font-weight="bold" officeooo:rsid="005cac6b" style:font-weight-asian="bold" style:font-weight-complex="bold"/>
    </style:style>
    <style:style style:name="T38" style:family="text">
      <style:text-properties fo:font-weight="bold" officeooo:rsid="0049a02b" style:font-weight-asian="bold" style:font-weight-complex="bold"/>
    </style:style>
    <style:style style:name="T39" style:family="text">
      <style:text-properties fo:font-weight="bold" officeooo:rsid="00605f9b" style:font-weight-asian="bold" style:font-weight-complex="bold"/>
    </style:style>
    <style:style style:name="T40" style:family="text">
      <style:text-properties fo:font-weight="bold" officeooo:rsid="0061b455" style:font-weight-asian="bold" style:font-weight-complex="bold"/>
    </style:style>
    <style:style style:name="T41" style:family="text">
      <style:text-properties fo:font-weight="bold" officeooo:rsid="0061b795" style:font-weight-asian="bold" style:font-weight-complex="bold"/>
    </style:style>
    <style:style style:name="T42" style:family="text">
      <style:text-properties fo:font-weight="bold" officeooo:rsid="0061e5c2" style:font-weight-asian="bold" style:font-weight-complex="bold"/>
    </style:style>
    <style:style style:name="T43" style:family="text">
      <style:text-properties fo:font-weight="bold" officeooo:rsid="00626d74" style:font-weight-asian="bold" style:font-weight-complex="bold"/>
    </style:style>
    <style:style style:name="T44" style:family="text">
      <style:text-properties fo:font-weight="bold" officeooo:rsid="006bdece" style:font-weight-asian="bold" style:font-weight-complex="bold"/>
    </style:style>
    <style:style style:name="T45" style:family="text">
      <style:text-properties fo:font-weight="bold" officeooo:rsid="006d1366" style:font-weight-asian="bold" style:font-weight-complex="bold"/>
    </style:style>
    <style:style style:name="T46" style:family="text">
      <style:text-properties fo:font-weight="bold" officeooo:rsid="006ec5af" style:font-weight-asian="bold" style:font-weight-complex="bold"/>
    </style:style>
    <style:style style:name="T47" style:family="text">
      <style:text-properties fo:font-weight="bold" officeooo:rsid="007619f3" style:font-weight-asian="bold" style:font-weight-complex="bold"/>
    </style:style>
    <style:style style:name="T48" style:family="text">
      <style:text-properties style:font-name="Times New Roman"/>
    </style:style>
    <style:style style:name="T49" style:family="text">
      <style:text-properties style:font-name="Times New Roman" fo:font-weight="normal" style:font-weight-asian="normal" style:font-weight-complex="normal"/>
    </style:style>
    <style:style style:name="T50" style:family="text">
      <style:text-properties style:font-name="Times New Roman" fo:font-weight="normal" officeooo:rsid="001ffa4d" style:font-weight-asian="normal" style:font-weight-complex="normal"/>
    </style:style>
    <style:style style:name="T51" style:family="text">
      <style:text-properties style:font-name="Times New Roman" fo:font-weight="normal" officeooo:rsid="0020ac81" style:font-weight-asian="normal" style:font-weight-complex="normal"/>
    </style:style>
    <style:style style:name="T52" style:family="text">
      <style:text-properties style:font-name="Times New Roman" fo:font-weight="bold" officeooo:rsid="001ffa4d" style:font-weight-asian="bold" style:font-weight-complex="bold"/>
    </style:style>
    <style:style style:name="T53" style:family="text">
      <style:text-properties style:font-name="Times New Roman" fo:font-weight="bold" officeooo:rsid="0020ac81" style:font-weight-asian="bold" style:font-weight-complex="bold"/>
    </style:style>
    <style:style style:name="T54" style:family="text">
      <style:text-properties style:font-name="Times New Roman" fo:font-weight="bold" officeooo:rsid="00256e57" style:font-weight-asian="bold" style:font-weight-complex="bold"/>
    </style:style>
    <style:style style:name="T55" style:family="text">
      <style:text-properties style:font-name="Times New Roman" officeooo:rsid="001ffa4d"/>
    </style:style>
    <style:style style:name="T56" style:family="text">
      <style:text-properties style:font-name="Times New Roman" officeooo:rsid="00256e57"/>
    </style:style>
    <style:style style:name="T57" style:family="text">
      <style:text-properties officeooo:rsid="0020ac81"/>
    </style:style>
    <style:style style:name="T58" style:family="text">
      <style:text-properties officeooo:rsid="0021c19b"/>
    </style:style>
    <style:style style:name="T59" style:family="text">
      <style:text-properties officeooo:rsid="0023b5f3"/>
    </style:style>
    <style:style style:name="T60" style:family="text">
      <style:text-properties officeooo:rsid="00256e57"/>
    </style:style>
    <style:style style:name="T61" style:family="text">
      <style:text-properties officeooo:rsid="00267531"/>
    </style:style>
    <style:style style:name="T62" style:family="text">
      <style:text-properties officeooo:rsid="0027859c"/>
    </style:style>
    <style:style style:name="T63" style:family="text">
      <style:text-properties officeooo:rsid="0029e79f"/>
    </style:style>
    <style:style style:name="T64" style:family="text">
      <style:text-properties officeooo:rsid="002af407"/>
    </style:style>
    <style:style style:name="T65" style:family="text">
      <style:text-properties officeooo:rsid="002cdc20"/>
    </style:style>
    <style:style style:name="T66" style:family="text">
      <style:text-properties officeooo:rsid="002db74c"/>
    </style:style>
    <style:style style:name="T67" style:family="text">
      <style:text-properties officeooo:rsid="002eb030"/>
    </style:style>
    <style:style style:name="T68" style:family="text">
      <style:text-properties style:font-weight-asian="normal" style:font-weight-complex="normal"/>
    </style:style>
    <style:style style:name="T69" style:family="text">
      <style:text-properties officeooo:rsid="00336ab5"/>
    </style:style>
    <style:style style:name="T70" style:family="text">
      <style:text-properties officeooo:rsid="0035131f"/>
    </style:style>
    <style:style style:name="T71" style:family="text">
      <style:text-properties officeooo:rsid="00376a6d"/>
    </style:style>
    <style:style style:name="T72" style:family="text">
      <style:text-properties officeooo:rsid="0039c4bd"/>
    </style:style>
    <style:style style:name="T73" style:family="text">
      <style:text-properties officeooo:rsid="003a5d03"/>
    </style:style>
    <style:style style:name="T74" style:family="text">
      <style:text-properties officeooo:rsid="003ab051"/>
    </style:style>
    <style:style style:name="T75" style:family="text">
      <style:text-properties officeooo:rsid="003b2993"/>
    </style:style>
    <style:style style:name="T76" style:family="text">
      <style:text-properties officeooo:rsid="003cbc26"/>
    </style:style>
    <style:style style:name="T77" style:family="text">
      <style:text-properties officeooo:rsid="003f6521"/>
    </style:style>
    <style:style style:name="T78" style:family="text">
      <style:text-properties officeooo:rsid="0040ec4d"/>
    </style:style>
    <style:style style:name="T79" style:family="text">
      <style:text-properties officeooo:rsid="004175cc"/>
    </style:style>
    <style:style style:name="T80" style:family="text">
      <style:text-properties officeooo:rsid="0046bbaa"/>
    </style:style>
    <style:style style:name="T81" style:family="text">
      <style:text-properties officeooo:rsid="0049a02b"/>
    </style:style>
    <style:style style:name="T82" style:family="text">
      <style:text-properties officeooo:rsid="004b5c9e"/>
    </style:style>
    <style:style style:name="T83" style:family="text">
      <style:text-properties officeooo:rsid="0050871b"/>
    </style:style>
    <style:style style:name="T84" style:family="text">
      <style:text-properties officeooo:rsid="0057d986"/>
    </style:style>
    <style:style style:name="T85" style:family="text">
      <style:text-properties officeooo:rsid="005cfead"/>
    </style:style>
    <style:style style:name="T86" style:family="text">
      <style:text-properties officeooo:rsid="005d69ae"/>
    </style:style>
    <style:style style:name="T87" style:family="text">
      <style:text-properties officeooo:rsid="005f0141"/>
    </style:style>
    <style:style style:name="T88" style:family="text">
      <style:text-properties officeooo:rsid="006024f4"/>
    </style:style>
    <style:style style:name="T89" style:family="text">
      <style:text-properties officeooo:rsid="0061b455"/>
    </style:style>
    <style:style style:name="T90" style:family="text">
      <style:text-properties officeooo:rsid="00626d74"/>
    </style:style>
    <style:style style:name="T91" style:family="text">
      <style:text-properties officeooo:rsid="0063179e"/>
    </style:style>
    <style:style style:name="T92" style:family="text">
      <style:text-properties officeooo:rsid="0065976d"/>
    </style:style>
    <style:style style:name="T93" style:family="text">
      <style:text-properties officeooo:rsid="006d1366"/>
    </style:style>
    <style:style style:name="T94" style:family="text">
      <style:text-properties officeooo:rsid="006ec5af"/>
    </style:style>
    <style:style style:name="T95" style:family="text">
      <style:text-properties officeooo:rsid="007619f3"/>
    </style:style>
    <style:style style:name="T96" style:family="text">
      <style:text-properties officeooo:rsid="0076e55e"/>
    </style:style>
    <style:style style:name="T97" style:family="text">
      <style:text-properties officeooo:rsid="00788319"/>
    </style:style>
    <style:style style:name="T98" style:family="text">
      <style:text-properties officeooo:rsid="007a1efb"/>
    </style:style>
    <style:style style:name="T99" style:family="text">
      <style:text-properties officeooo:rsid="007c19e1"/>
    </style:style>
    <style:style style:name="T100" style:family="text">
      <style:text-properties fo:font-style="italic" style:font-style-asian="italic" style:font-style-complex="italic"/>
    </style:style>
    <style:style style:name="T101" style:family="text">
      <style:text-properties fo:font-style="italic" officeooo:rsid="007d37f3" style:font-style-asian="italic" style:font-style-complex="italic"/>
    </style:style>
    <style:style style:name="T102" style:family="text">
      <style:text-properties officeooo:rsid="0086d6e1"/>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1">ALDPOR</text:p>
      <text:p text:style-name="P1">Copyright © 2023 Neo Richman</text:p>
      <text:p text:style-name="Text_20_body">This work includes material taken from the System Reference Document 5.1 ("SRD 5.1") by Wizards of the Coast LLC and available at <text:a xlink:type="simple" xlink:href="https://dnd.wizards.com/resources/systems-reference-document" text:style-name="Internet_20_link" text:visited-style-name="Visited_20_Internet_20_Link">https://dnd.wizards.com/resources/systems-reference-document</text:a>. The SRD 5.1 is licensed under the Creative Commons Attribution 4.0 International License available at <text:a xlink:type="simple" xlink:href="https://creativecommons.org/licenses/by/4.0/legalcode" text:style-name="Internet_20_link" text:visited-style-name="Visited_20_Internet_20_Link">https://creativecommons.org/licenses/by/4.0/legalcode</text:a>.</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ext:soft-page-break/>Table of Contents</text:p>
          </text:index-title>
          <text:p text:style-name="P92"><text:a xlink:type="simple" xlink:href="#__RefHeading___Toc14_4052713160" text:style-name="Index_20_Link" text:visited-style-name="Index_20_Link">Overview<text:tab/>4</text:a></text:p>
          <text:p text:style-name="P93"><text:a xlink:type="simple" xlink:href="#__RefHeading___Toc450_1847516618" text:style-name="Index_20_Link" text:visited-style-name="Index_20_Link">Descriptions<text:tab/>4</text:a></text:p>
          <text:p text:style-name="P93"><text:a xlink:type="simple" xlink:href="#__RefHeading___Toc18_4052713160" text:style-name="Index_20_Link" text:visited-style-name="Index_20_Link">Medieval Stasis<text:tab/>4</text:a></text:p>
          <text:p text:style-name="P93"><text:a xlink:type="simple" xlink:href="#__RefHeading___Toc20_4052713160" text:style-name="Index_20_Link" text:visited-style-name="Index_20_Link">Ancestries<text:tab/>4</text:a></text:p>
          <text:p text:style-name="P93"><text:a xlink:type="simple" xlink:href="#__RefHeading___Toc20_4052713160%20Copy%201%20Copy%201" text:style-name="Index_20_Link" text:visited-style-name="Index_20_Link">Magic<text:tab/>5</text:a></text:p>
          <text:p text:style-name="P93"><text:a xlink:type="simple" xlink:href="#__RefHeading___Toc1913_3121108448" text:style-name="Index_20_Link" text:visited-style-name="Index_20_Link">Types of Magic<text:tab/>5</text:a></text:p>
          <text:p text:style-name="P93"><text:a xlink:type="simple" xlink:href="#__RefHeading___Toc20_4052713160%20Copy%201" text:style-name="Index_20_Link" text:visited-style-name="Index_20_Link">Lifespans of Common Races<text:tab/>5</text:a></text:p>
          <text:p text:style-name="P92"><text:a xlink:type="simple" xlink:href="#__RefHeading___Toc452_1847516618" text:style-name="Index_20_Link" text:visited-style-name="Index_20_Link">Astronomy, Cosmology, and Religion<text:tab/>6</text:a></text:p>
          <text:p text:style-name="P93"><text:a xlink:type="simple" xlink:href="#__RefHeading___Toc454_1847516618" text:style-name="Index_20_Link" text:visited-style-name="Index_20_Link">Astronomy<text:tab/>6</text:a></text:p>
          <text:p text:style-name="P93"><text:a xlink:type="simple" xlink:href="#__RefHeading___Toc456_1847516618" text:style-name="Index_20_Link" text:visited-style-name="Index_20_Link">Gods<text:tab/>6</text:a></text:p>
          <text:p text:style-name="P92"><text:a xlink:type="simple" xlink:href="#__RefHeading___Toc1862_3121108448" text:style-name="Index_20_Link" text:visited-style-name="Index_20_Link">Races<text:tab/>7</text:a></text:p>
          <text:p text:style-name="P93"><text:a xlink:type="simple" xlink:href="#__RefHeading___Toc1864_3121108448%20Copy%201%20Copy%201%20Copy%201" text:style-name="Index_20_Link" text:visited-style-name="Index_20_Link">Centaur<text:tab/>7</text:a></text:p>
          <text:p text:style-name="P93"><text:a xlink:type="simple" xlink:href="#__RefHeading___Toc1864_3121108448" text:style-name="Index_20_Link" text:visited-style-name="Index_20_Link">Cold Elf<text:tab/>8</text:a></text:p>
          <text:p text:style-name="P93"><text:a xlink:type="simple" xlink:href="#__RefHeading___Toc1866_3121108448" text:style-name="Index_20_Link" text:visited-style-name="Index_20_Link">Dwarf<text:tab/>9</text:a></text:p>
          <text:p text:style-name="P93"><text:a xlink:type="simple" xlink:href="#__RefHeading___Toc1878_3121108448" text:style-name="Index_20_Link" text:visited-style-name="Index_20_Link">Man<text:tab/>9</text:a></text:p>
          <text:p text:style-name="P93"><text:a xlink:type="simple" xlink:href="#__RefHeading___Toc1864_3121108448%20Copy%201" text:style-name="Index_20_Link" text:visited-style-name="Index_20_Link">Moon Elf<text:tab/>10</text:a></text:p>
          <text:p text:style-name="P93"><text:a xlink:type="simple" xlink:href="#__RefHeading___Toc1864_3121108448%20Copy%201%20Copy%201" text:style-name="Index_20_Link" text:visited-style-name="Index_20_Link">Orc<text:tab/>11</text:a></text:p>
          <text:p text:style-name="P92"><text:a xlink:type="simple" xlink:href="#__RefHeading___Toc452_1847516618%20Copy%201" text:style-name="Index_20_Link" text:visited-style-name="Index_20_Link">Kingdoms<text:tab/>12</text:a></text:p>
          <text:p text:style-name="P93"><text:a xlink:type="simple" xlink:href="#__RefHeading___Toc472_1847516618" text:style-name="Index_20_Link" text:visited-style-name="Index_20_Link">Aodesvu<text:tab/>12</text:a></text:p>
          <text:p text:style-name="P93"><text:a xlink:type="simple" xlink:href="#__RefHeading___Toc474_1847516618" text:style-name="Index_20_Link" text:visited-style-name="Index_20_Link">Banod<text:tab/>14</text:a></text:p>
          <text:p text:style-name="P93"><text:a xlink:type="simple" xlink:href="#__RefHeading___Toc476_1847516618" text:style-name="Index_20_Link" text:visited-style-name="Index_20_Link">Dagsvald<text:tab/>16</text:a></text:p>
          <text:p text:style-name="P93"><text:a xlink:type="simple" xlink:href="#__RefHeading___Toc499_1847516618" text:style-name="Index_20_Link" text:visited-style-name="Index_20_Link">Esrelu<text:tab/>19</text:a></text:p>
          <text:p text:style-name="P93"><text:a xlink:type="simple" xlink:href="#__RefHeading___Toc504_1847516618" text:style-name="Index_20_Link" text:visited-style-name="Index_20_Link">Glomdur<text:tab/>21</text:a></text:p>
          <text:p text:style-name="P93"><text:a xlink:type="simple" xlink:href="#__RefHeading___Toc506_1847516618" text:style-name="Index_20_Link" text:visited-style-name="Index_20_Link">Heirfgria<text:tab/>23</text:a></text:p>
          <text:p text:style-name="P93"><text:a xlink:type="simple" xlink:href="#__RefHeading___Toc1843_3121108448" text:style-name="Index_20_Link" text:visited-style-name="Index_20_Link">Hendril<text:tab/>24</text:a></text:p>
          <text:p text:style-name="P93"><text:a xlink:type="simple" xlink:href="#__RefHeading___Toc1845_3121108448" text:style-name="Index_20_Link" text:visited-style-name="Index_20_Link">Neshoz<text:tab/>26</text:a></text:p>
          <text:p text:style-name="P93"><text:a xlink:type="simple" xlink:href="#__RefHeading___Toc1847_3121108448" text:style-name="Index_20_Link" text:visited-style-name="Index_20_Link">Rànûdel<text:tab/>27</text:a></text:p>
          <text:p text:style-name="P93"><text:a xlink:type="simple" xlink:href="#__RefHeading___Toc1856_3121108448" text:style-name="Index_20_Link" text:visited-style-name="Index_20_Link">Vatakond<text:tab/>30</text:a></text:p>
          <text:p text:style-name="P93"><text:a xlink:type="simple" xlink:href="#__RefHeading___Toc1858_3121108448" text:style-name="Index_20_Link" text:visited-style-name="Index_20_Link">Vuntarla<text:tab/>32</text:a></text:p>
          <text:p text:style-name="P93"><text:a xlink:type="simple" xlink:href="#__RefHeading___Toc1860_3121108448" text:style-name="Index_20_Link" text:visited-style-name="Index_20_Link">Yûmlathnar<text:tab/>34</text:a></text:p>
          <text:p text:style-name="P92"><text:a xlink:type="simple" xlink:href="#__RefHeading___Toc4450_1959312179" text:style-name="Index_20_Link" text:visited-style-name="Index_20_Link">Potions<text:tab/>36</text:a></text:p>
          <text:p text:style-name="P93"><text:a xlink:type="simple" xlink:href="#__RefHeading___Toc4452_1959312179" text:style-name="Index_20_Link" text:visited-style-name="Index_20_Link">Overview<text:tab/>36</text:a></text:p>
          <text:p text:style-name="P93"><text:a xlink:type="simple" xlink:href="#__RefHeading___Toc4454_1959312179" text:style-name="Index_20_Link" text:visited-style-name="Index_20_Link">Brewing Steps<text:tab/>36</text:a></text:p>
          <text:p text:style-name="P93"><text:a xlink:type="simple" xlink:href="#__RefHeading___Toc4456_1959312179" text:style-name="Index_20_Link" text:visited-style-name="Index_20_Link">Soaking<text:tab/>37</text:a></text:p>
          <text:p text:style-name="P93"><text:a xlink:type="simple" xlink:href="#__RefHeading___Toc4458_1959312179" text:style-name="Index_20_Link" text:visited-style-name="Index_20_Link">Catalysts<text:tab/>37</text:a></text:p>
          <text:p text:style-name="P92"><text:a xlink:type="simple" xlink:href="#__RefHeading___Toc1915_3121108448" text:style-name="Index_20_Link" text:visited-style-name="Index_20_Link">Magic System<text:tab/>38</text:a></text:p>
          <text:p text:style-name="P93"><text:a xlink:type="simple" xlink:href="#__RefHeading___Toc1917_3121108448" text:style-name="Index_20_Link" text:visited-style-name="Index_20_Link">Overview<text:tab/>38</text:a></text:p>
          <text:p text:style-name="P93"><text:a xlink:type="simple" xlink:href="#__RefHeading___Toc1919_3121108448" text:style-name="Index_20_Link" text:visited-style-name="Index_20_Link">Types of Magic<text:tab/>38</text:a></text:p>
          <text:p text:style-name="P93"><text:a xlink:type="simple" xlink:href="#__RefHeading___Toc1921_3121108448" text:style-name="Index_20_Link" text:visited-style-name="Index_20_Link">Components<text:tab/>38</text:a></text:p>
          <text:p text:style-name="P93"><text:a xlink:type="simple" xlink:href="#__RefHeading___Toc1923_3121108448" text:style-name="Index_20_Link" text:visited-style-name="Index_20_Link">Visuals<text:tab/>39</text:a></text:p>
          <text:p text:style-name="P93"><text:a xlink:type="simple" xlink:href="#__RefHeading___Toc1925_3121108448" text:style-name="Index_20_Link" text:visited-style-name="Index_20_Link">Classes<text:tab/>39</text:a></text:p>
        </text:index-body>
      </text:table-of-content>
      <text:p text:style-name="P1"/>
      <text:p text:style-name="P1"/>
      <text:p text:style-name="P1"/>
      <text:h text:style-name="P98" text:outline-level="1" text:is-list-header="true"><text:bookmark-start text:name="__RefHeading___Toc14_4052713160"/><text:span text:style-name="T1">Overview</text:span><text:bookmark-end text:name="__RefHeading___Toc14_4052713160"/></text:h>
      <text:h text:style-name="P99" text:outline-level="3" text:is-list-header="true"><text:bookmark-start text:name="__RefHeading___Toc450_1847516618"/>Descriptions<text:bookmark-end text:name="__RefHeading___Toc450_1847516618"/></text:h>
      <text:p text:style-name="P12"><text:span text:style-name="T7">A</text:span><text:span text:style-name="T6">ldpor is a high mythic historical fantasy world, set in the early medieval ages. The project started in 2023, july. Magic is subtle, and is not flashy/dramatic.</text:span></text:p>
      <text:p text:style-name="P12">The current year is 973. Fantastical elements should correspond from the Late Viking Ages to the Late Roman Period, with subtle elements from the 11th - 12th century.</text:p>
      <text:p text:style-name="P3"><text:span text:style-name="T3"/></text:p>
      <text:h text:style-name="P100" text:outline-level="3" text:is-list-header="true"><text:bookmark-start text:name="__RefHeading___Toc18_4052713160"/>Medieval Stasis<text:bookmark-end text:name="__RefHeading___Toc18_4052713160"/></text:h>
      <text:p text:style-name="P12"><text:span text:style-name="T10">T</text:span><text:span text:style-name="T9">he gods want to see competition and progress in strength. Still, new technology can be developed, but they will likely be lost due to thieves, bandits, and war. Technology is currently comparable to earth's 1th to 10th century, will develop until the highest point of technology is comparable to earth's 12th - 14th century. </text:span></text:p>
      <text:p text:style-name="P2"><text:span text:style-name="T8"/></text:p>
      <text:h text:style-name="P101" text:outline-level="3" text:is-list-header="true"><text:bookmark-start text:name="__RefHeading___Toc20_4052713160"/><text:span text:style-name="T15">A</text:span>ncestries<text:bookmark-end text:name="__RefHeading___Toc20_4052713160"/></text:h>
      <text:p text:style-name="P13"><text:span text:style-name="T6">Cold elves evolved from moon elves, </text:span><text:span text:style-name="T7">and h</text:span><text:span text:style-name="T6">umans evolved from cold elves.</text:span></text:p>
      <text:p text:style-name="P13"><text:span text:style-name="T6"/></text:p>
      <text:p text:style-name="P6">Dwarves had human ancestors. They have a greater ambition than humans, making them desire more wealth and power. So they took on mining, as it was the safest way to gain gold, silver and crystals without danger. From long periods of time being in dark areas and mining, their skin has gone very white, and their hair has gone very blonde or red, brighter than most humans. They also have the same lifespan of humans. They are more likely to worship Jalfar, or Hirulfyr.</text:p>
      <text:p text:style-name="P13"><text:span text:style-name="T6"/></text:p>
      <text:p text:style-name="P6">Dwarves have multiple kings. Each king usually handles a part of the kingdom, like a pantheon. One of the dwarvish king will be the kings leader. Examples: One king handles the kingdom's army, one handles imports and exports, one handles economy etc.</text:p>
      <text:p text:style-name="P13"><text:span text:style-name="T6"/></text:p>
      <text:p text:style-name="P6">Elves are more likely to <text:span text:style-name="T68">worship Parhrügi, Hirulfyr, Lünanyr, or any of the three moons, but moon elves will not worship An.</text:span></text:p>
      <text:p text:style-name="P3"><text:span text:style-name="T3"/></text:p>
      <text:h text:style-name="P102" text:outline-level="3" text:is-list-header="true"/>
      <text:p text:style-name="P5"/>
      <text:p text:style-name="P5"/>
      <text:h text:style-name="P102" text:outline-level="3" text:is-list-header="true"><text:bookmark-start text:name="__RefHeading___Toc20_4052713160 Copy 1 Copy 1"/><text:soft-page-break/>Magic<text:bookmark-end text:name="__RefHeading___Toc20_4052713160 Copy 1 Copy 1"/></text:h>
      <text:p text:style-name="P8">Magic is subtle, and is not flashy/dramatic.</text:p>
      <text:p text:style-name="P14"><text:span text:style-name="T10"/></text:p>
      <text:p text:style-name="P8">Magic items exist in this world, and there are two ways of making one. The first way is by soaking the item in potion, and the second way is by ca<text:span text:style-name="T68">sting Imbuement on</text:span> the item.</text:p>
      <text:p text:style-name="P14"><text:span text:style-name="T10"/></text:p>
      <text:p text:style-name="P8">Druids are like normal people, except for a few things: they are vegetarian (NOT vegan!), and they are most likely to worshi<text:span text:style-name="T68">p Talmundur, or less commonly Lünanyr.</text:span></text:p>
      <text:p text:style-name="P4"><text:span text:style-name="T4"/></text:p>
      <text:h text:style-name="P105" text:outline-level="3" text:is-list-header="true"><text:bookmark-start text:name="__RefHeading___Toc1913_3121108448"/><text:span text:style-name="T2">Types of </text:span><text:span text:style-name="T1">Magic</text:span><text:bookmark-end text:name="__RefHeading___Toc1913_3121108448"/></text:h>
      <text:list xml:id="list3146024809" text:style-name="L1">
        <text:list-item>
          <text:p text:style-name="P132"><text:span text:style-name="T12">Druidic magic</text:span><text:span text:style-name="T10"> is basically wizard magic without study and using fey's magic instead of directly accessing the Plane of Magic.</text:span></text:p>
        </text:list-item>
        <text:list-item>
          <text:p text:style-name="P132"><text:span text:style-name="T12">Seer magic</text:span><text:span text:style-name="T10"> is when you take the essence of any god other than </text:span><text:span text:style-name="T12">Parhrügi</text:span><text:span text:style-name="T10"> to make magic. Some people are innately seers by leaning towards </text:span><text:span text:style-name="T12">Lünanyr</text:span><text:span text:style-name="T10"> or </text:span><text:span text:style-name="T12">Hirulfyr</text:span><text:span text:style-name="T10">, suc</text:span><text:span text:style-name="T11">h as Vielthöri Aldriàndel.</text:span></text:p>
        </text:list-item>
        <text:list-item>
          <text:p text:style-name="P132"><text:span text:style-name="T12">Sorcery</text:span><text:span text:style-name="T10"> is when you can make simple magic happen by whim, by being magically attuned to </text:span><text:span text:style-name="T12">Jalfar</text:span><text:span text:style-name="T10">.</text:span></text:p>
        </text:list-item>
        <text:list-item>
          <text:p text:style-name="P132"><text:span text:style-name="T12">Wizard/</text:span><text:span text:style-name="T14">Arcane</text:span><text:span text:style-name="T12"> magic</text:span><text:span text:style-name="T10"> is when you make access the </text:span><text:span text:style-name="T12">Plane of Magic</text:span><text:span text:style-name="T10"> by speaking in </text:span><text:span text:style-name="T12">Primordial</text:span><text:span text:style-name="T10">, doing gestures, and holding materials.</text:span></text:p>
        </text:list-item>
        <text:list-item>
          <text:p text:style-name="P133">People who are born magically attuned to a god are rare, being around one in a million (literally, no pun intended).</text:p>
        </text:list-item>
      </text:list>
      <text:p text:style-name="P3"><text:span text:style-name="T3"/></text:p>
      <text:h text:style-name="P102" text:outline-level="3" text:is-list-header="true"><text:bookmark-start text:name="__RefHeading___Toc20_4052713160 Copy 1"/>Lifespans of Common Races<text:bookmark-end text:name="__RefHeading___Toc20_4052713160 Copy 1"/></text:h>
      <text:p text:style-name="P4"><text:span text:style-name="T3"><text:tab/></text:span><text:span text:style-name="T5">Human</text:span><text:span text:style-name="T4"><text:tab/>100</text:span></text:p>
      <text:p text:style-name="P7"><text:tab/><text:span text:style-name="T28">Dwarf</text:span><text:tab/><text:tab/>100</text:p>
      <text:p text:style-name="P7"><text:tab/><text:span text:style-name="T28">Cold Elf</text:span><text:tab/>130</text:p>
      <text:p text:style-name="P7"><text:tab/><text:span text:style-name="T28">Moon Elf</text:span><text:tab/>200</text:p>
      <text:p text:style-name="P7"><text:tab/><text:span text:style-name="T28">Orc</text:span><text:tab/><text:tab/>60</text:p>
      <text:p text:style-name="P4"><text:span text:style-name="T54"/></text:p>
      <text:h text:style-name="P94" text:outline-level="1"><text:bookmark-start text:name="__RefHeading___Toc452_1847516618"/>Astronomy, Cosmology, and Religion<text:bookmark-end text:name="__RefHeading___Toc452_1847516618"/></text:h>
      <text:h text:style-name="P103" text:outline-level="3" text:is-list-header="true"><text:bookmark-start text:name="__RefHeading___Toc454_1847516618"/>Astronomy<text:bookmark-end text:name="__RefHeading___Toc454_1847516618"/></text:h>
      <text:p text:style-name="P10">There are three moons in Aldpor, each are worshiped by mainly elves, and centaurs. Once every few decades, An rubs past on Lûn's surface, causing a bright flash and some small meteors. <text:span text:style-name="T59">The rocks that fall are usually collected for potion-making.</text:span></text:p>
      <text:list xml:id="list1371260090" text:style-name="L2">
        <text:list-item>
          <text:p text:style-name="P136">An (AHN)<text:tab/>An<text:span text:style-name="T16"> is a yellow moon. </text:span>An<text:span text:style-name="T16"> means </text:span>Sulfur<text:span text:style-name="T16"> in Primordial.</text:span></text:p>
        </text:list-item>
        <text:list-item>
          <text:p text:style-name="P135"><text:span text:style-name="T52">L</text:span><text:span text:style-name="T28">û</text:span><text:span text:style-name="T52">n (LOON)</text:span><text:span text:style-name="T50"> </text:span><text:span text:style-name="T52">Lûn</text:span><text:span text:style-name="T50"> is a white moon. </text:span><text:span text:style-name="T52">Lûn</text:span><text:span text:style-name="T50"> is a moon elvish spelling of </text:span><text:span text:style-name="T52">Lun</text:span><text:span text:style-name="T50">, which means </text:span><text:span text:style-name="T52">Silver</text:span><text:span text:style-name="T50"> in Primordial.</text:span></text:p>
        </text:list-item>
        <text:list-item>
          <text:p text:style-name="P135"><text:span text:style-name="T52">Vel<text:tab/><text:tab/>Vel</text:span><text:span text:style-name="T50"> is a blue moon. </text:span><text:span text:style-name="T52">Vel</text:span><text:span text:style-name="T50"> means </text:span><text:span text:style-name="T52">Water</text:span><text:span text:style-name="T50"> in Primordial.</text:span></text:p>
        </text:list-item>
      </text:list>
      <text:p text:style-name="P9"><text:span text:style-name="T50"/></text:p>
      <text:h text:style-name="P103" text:outline-level="3" text:is-list-header="true"><text:bookmark-start text:name="__RefHeading___Toc456_1847516618"/>Gods<text:bookmark-end text:name="__RefHeading___Toc456_1847516618"/></text:h>
      <text:p text:style-name="P10">There a total of 5 gods in Aldpor.</text:p>
      <text:list text:continue-numbering="true" text:style-name="L2">
        <text:list-item>
          <text:p text:style-name="P136"><text:span text:style-name="T57">Hirulfyr (HIR-R</text:span><text:span text:style-name="T58">U</text:span><text:span text:style-name="T57">L-FEER)<text:tab/>Hirulfyr</text:span><text:span text:style-name="T16"> is </text:span><text:span text:style-name="T17">the God of Emotions.</text:span></text:p>
        </text:list-item>
        <text:list-item>
          <text:p text:style-name="P135"><text:span text:style-name="T53">Lünanyr</text:span><text:span text:style-name="T52"> (LOO-</text:span><text:span text:style-name="T53">NAN-NEER</text:span><text:span text:style-name="T52">)</text:span><text:span text:style-name="T50"><text:tab/></text:span><text:span text:style-name="T52">Lün</text:span><text:span text:style-name="T53">anyr</text:span><text:span text:style-name="T50"> is </text:span><text:span text:style-name="T51">the God of Life, Death, and Nature.</text:span></text:p>
        </text:list-item>
        <text:list-item>
          <text:p text:style-name="P135"><text:span text:style-name="T53">Jalfar (YAL-FAR)<text:tab/><text:tab/><text:tab/>Jalfar</text:span><text:span text:style-name="T50"> is </text:span><text:span text:style-name="T51">the God of Creation and Destruction.</text:span></text:p>
        </text:list-item>
        <text:list-item>
          <text:p text:style-name="P137"><text:span text:style-name="T55">P</text:span><text:span text:style-name="T48">arhrügi (PAR-HROO-GEE)<text:tab/>Parhrügi</text:span><text:span text:style-name="T49"> is the God of Magic.</text:span></text:p>
        </text:list-item>
        <text:list-item>
          <text:p text:style-name="P137"><text:span text:style-name="T48">Talmundur (TAL-MUN-DER)<text:tab/>Talmundur</text:span><text:span text:style-name="T49"> is the God of Nature, Tempest, and Luck.</text:span></text:p>
        </text:list-item>
      </text:list>
      <text:h text:style-name="P96" text:outline-level="1"><text:bookmark-start text:name="__RefHeading___Toc1862_3121108448"/>Races<text:bookmark-end text:name="__RefHeading___Toc1862_3121108448"/></text:h>
      <text:p text:style-name="P83">Races of Men, intelligent races, or humanoid races, are the main inhabitants of Aldpor.</text:p>
      <text:h text:style-name="P106" text:outline-level="3" text:is-list-header="true"/>
      <text:h text:style-name="P108" text:outline-level="3" text:is-list-header="true"><text:bookmark-start text:name="__RefHeading___Toc1864_3121108448 Copy 1 Copy 1 Copy 1"/>Centaur<text:bookmark-end text:name="__RefHeading___Toc1864_3121108448 Copy 1 Copy 1 Copy 1"/></text:h>
      <text:p text:style-name="P81"><text:span text:style-name="T88">Centaurs</text:span> <text:span text:style-name="T88">originated from Furnalfa, and now has kingdoms on the main continent of Aldpor.</text:span></text:p>
      <text:p text:style-name="P77"/>
      <text:p text:style-name="P44">General body features and personality traits</text:p>
      <text:list text:style-name="L3">
        <text:list-item>
          <text:p text:style-name="P150"><text:span text:style-name="T81">Most are </text:span><text:span text:style-name="T39">territorial </text:span><text:span text:style-name="T23">and </text:span><text:span text:style-name="T40">unfriendly</text:span><text:span text:style-name="T23"> towards </text:span><text:span text:style-name="T40">dwarves</text:span><text:span text:style-name="T38">.</text:span></text:p>
        </text:list-item>
        <text:list-item>
          <text:p text:style-name="P151">Eyes are <text:span text:style-name="T28">pupiless.</text:span></text:p>
        </text:list-item>
      </text:list>
      <text:p text:style-name="P77"/>
      <text:p text:style-name="P44"><text:span text:style-name="T82">Racial </text:span>Abilities</text:p>
      <text:list text:style-name="L4">
        <text:list-item>
          <text:p text:style-name="P140"><text:span text:style-name="T23">Much </text:span><text:span text:style-name="T89">faster</text:span><text:span text:style-name="T23"> travel speed.</text:span></text:p>
        </text:list-item>
      </text:list>
      <text:p text:style-name="P77"/>
      <text:p text:style-name="P44">Body features</text:p>
      <text:list text:style-name="L5">
        <text:list-item>
          <text:p text:style-name="P157"><text:span text:style-name="T28">Height:</text:span> Average is <text:span text:style-name="T41">2</text:span><text:span text:style-name="T43">2</text:span><text:span text:style-name="T41">0</text:span> centimeters.</text:p>
        </text:list-item>
        <text:list-item>
          <text:p text:style-name="P157"><text:span text:style-name="T28">Weight:</text:span> Average is <text:span text:style-name="T90">4</text:span><text:span text:style-name="T91">5</text:span><text:span text:style-name="T42">0</text:span> kilograms.</text:p>
        </text:list-item>
        <text:list-item>
          <text:p text:style-name="P143">Body:<text:span text:style-name="T16"> A horse of any breed.</text:span></text:p>
        </text:list-item>
      </text:list>
      <text:list text:style-name="L6">
        <text:list-item>
          <text:p text:style-name="P158"><text:span text:style-name="T28">Skin: </text:span><text:span text:style-name="T24">Color of oak wood.</text:span></text:p>
        </text:list-item>
        <text:list-item>
          <text:p text:style-name="P158"><text:span text:style-name="T28">Hair:</text:span> <text:span text:style-name="T85">Black to </text:span><text:span text:style-name="T92">dark </text:span><text:span text:style-name="T85">brown</text:span>.</text:p>
        </text:list-item>
        <text:list-item>
          <text:p text:style-name="P170"><text:span text:style-name="T28">Fur: </text:span><text:span text:style-name="T16">Grows over their human torso, stops at hands and neck. Same color as their lower half’s fur color.</text:span></text:p>
        </text:list-item>
        <text:list-item>
          <text:p text:style-name="P158"><text:span text:style-name="T28">Eyes:</text:span> <text:span text:style-name="T86">Black, brown, green, blue, </text:span><text:span text:style-name="T87">or</text:span><text:span text:style-name="T86"> </text:span><text:span text:style-name="T92">gray</text:span>.</text:p>
        </text:list-item>
      </text:list>
      <text:h text:style-name="P109" text:outline-level="3" text:is-list-header="true"><text:bookmark-start text:name="__RefHeading___Toc1864_3121108448"/>Cold Elf<text:bookmark-end text:name="__RefHeading___Toc1864_3121108448"/></text:h>
      <text:p text:style-name="P72">They’re elves who live in the cold.</text:p>
      <text:p text:style-name="P72"/>
      <text:p text:style-name="P40">General body features and personality traits</text:p>
      <text:list xml:id="list1783804946" text:style-name="L7">
        <text:list-item>
          <text:p text:style-name="P159">Eyes are <text:span text:style-name="T28">pupiless</text:span>.</text:p>
        </text:list-item>
        <text:list-item>
          <text:p text:style-name="P159">Most are <text:span text:style-name="T28">calm</text:span> and <text:span text:style-name="T28">reserved.</text:span></text:p>
        </text:list-item>
        <text:list-item>
          <text:p text:style-name="P159">Hair grows at <text:span text:style-name="T28">normal</text:span> rate, facial hair grows <text:span text:style-name="T28">slower</text:span>, no armpit hair or body hair.</text:p>
        </text:list-item>
      </text:list>
      <text:p text:style-name="P72"/>
      <text:p text:style-name="P40"><text:span text:style-name="T82">Racial </text:span>Abilities</text:p>
      <text:list text:style-name="L8">
        <text:list-item>
          <text:p text:style-name="P162">Has natural <text:span text:style-name="T28">darkvision</text:span> up to <text:span text:style-name="T28">10</text:span> meters.</text:p>
        </text:list-item>
      </text:list>
      <text:p text:style-name="P72"/>
      <text:p text:style-name="P40">Body features</text:p>
      <text:list text:style-name="L9">
        <text:list-item>
          <text:p text:style-name="P163"><text:span text:style-name="T28">Height:</text:span> Average is <text:span text:style-name="T28">170</text:span> centimeters.</text:p>
        </text:list-item>
        <text:list-item>
          <text:p text:style-name="P163"><text:span text:style-name="T28">Weight:</text:span> Average is <text:span text:style-name="T28">55</text:span> kilograms.</text:p>
        </text:list-item>
        <text:list-item>
          <text:p text:style-name="P163">Earl<text:span text:style-name="T82">o</text:span>bes are long.</text:p>
        </text:list-item>
      </text:list>
      <text:p text:style-name="P72"/>
      <text:p text:style-name="P40">Variant 1 (Snow)</text:p>
      <text:list text:style-name="L10">
        <text:list-item>
          <text:p text:style-name="P164"><text:span text:style-name="T28">Skin:</text:span> Very light skin, or very pale blue skin.</text:p>
        </text:list-item>
        <text:list-item>
          <text:p text:style-name="P164"><text:span text:style-name="T28">Hair:</text:span> Black, blond, brown, white, or golden.</text:p>
        </text:list-item>
        <text:list-item>
          <text:p text:style-name="P164"><text:span text:style-name="T28">Eyes:</text:span> Brown, green, blue, gray, light yellow, or golden.</text:p>
        </text:list-item>
      </text:list>
      <text:p text:style-name="P72"/>
      <text:p text:style-name="P40">Variant 2 (Wood)</text:p>
      <text:list text:style-name="L11">
        <text:list-item>
          <text:p text:style-name="P165"><text:span text:style-name="T28">Skin:</text:span> Brown (like wood).</text:p>
        </text:list-item>
        <text:list-item>
          <text:p text:style-name="P165"><text:span text:style-name="T28">Hair: </text:span>Black, brown, or white.</text:p>
        </text:list-item>
        <text:list-item>
          <text:p text:style-name="P165"><text:span text:style-name="T28">Eyes:</text:span> Black, brown, green, golden, red, or orange.</text:p>
        </text:list-item>
      </text:list>
      <text:p text:style-name="P85"/>
      <text:h text:style-name="P111" text:outline-level="3" text:is-list-header="true"/>
      <text:h text:style-name="P111" text:outline-level="3" text:is-list-header="true"/>
      <text:h text:style-name="P113" text:outline-level="3"/>
      <text:h text:style-name="P112" text:outline-level="3" text:is-list-header="true"><text:bookmark-start text:name="__RefHeading___Toc1866_3121108448"/><text:span text:style-name="T80">Dwar</text:span><text:span text:style-name="T81">f</text:span><text:bookmark-end text:name="__RefHeading___Toc1866_3121108448"/></text:h>
      <text:p text:style-name="P84">Exactly how you would imagine them: short, stout, <text:span text:style-name="T81">likes to </text:span>live near/inside stone, <text:span text:style-name="T81">and likes to drink alcoholic drinks.</text:span></text:p>
      <text:p text:style-name="P84"/>
      <text:p text:style-name="P39">General body features and personality traits</text:p>
      <text:list text:style-name="L12">
        <text:list-item>
          <text:p text:style-name="P171">Most are <text:span text:style-name="T28">humorous</text:span> and like to play <text:span text:style-name="T28">pranks</text:span>.</text:p>
        </text:list-item>
        <text:list-item>
          <text:p text:style-name="P171">Hair grows <text:span text:style-name="T28">slightly faster</text:span> than normal.</text:p>
        </text:list-item>
        <text:list-item>
          <text:p text:style-name="P171"><text:span text:style-name="T28">Height:</text:span> Average is <text:span text:style-name="T28">110</text:span> centimeters.</text:p>
        </text:list-item>
        <text:list-item>
          <text:p text:style-name="P171"><text:span text:style-name="T28">Weight:</text:span> Average is <text:span text:style-name="T28">60</text:span> kilograms.</text:p>
        </text:list-item>
      </text:list>
      <text:p text:style-name="P78"/>
      <text:p text:style-name="P39">Variant 1 (<text:span text:style-name="T80">R</text:span>ed metals: copper, brass, and bronze)</text:p>
      <text:list text:style-name="L13">
        <text:list-item>
          <text:p text:style-name="P172"><text:span text:style-name="T28">Skin:</text:span> Very light grayed skin, or very pale skin.</text:p>
        </text:list-item>
        <text:list-item>
          <text:p text:style-name="P172"><text:span text:style-name="T28">Hair:</text:span> Red, or actually red (more like maroon or blood color).</text:p>
        </text:list-item>
        <text:list-item>
          <text:p text:style-name="P172"><text:span text:style-name="T28">Eyes:</text:span> Brown, golden, orange, or red.</text:p>
        </text:list-item>
      </text:list>
      <text:p text:style-name="P78"/>
      <text:p text:style-name="P39">Variant 2 (<text:span text:style-name="T80">J</text:span>ewelry and rock)</text:p>
      <text:list text:style-name="L14">
        <text:list-item>
          <text:p text:style-name="P173"><text:span text:style-name="T28">Skin:</text:span> Very light grayed skin, or very pale skin.</text:p>
        </text:list-item>
        <text:list-item>
          <text:p text:style-name="P173"><text:span text:style-name="T28">Hair:</text:span> Blond, red, brown.</text:p>
        </text:list-item>
        <text:list-item>
          <text:p text:style-name="P173"><text:span text:style-name="T28">Eyes:</text:span> Blue, green, golden, gray.</text:p>
        </text:list-item>
      </text:list>
      <text:p text:style-name="P78"/>
      <text:h text:style-name="P114" text:outline-level="3" text:is-list-header="true"><text:bookmark-start text:name="__RefHeading___Toc1878_3121108448"/>Man<text:bookmark-end text:name="__RefHeading___Toc1878_3121108448"/></text:h>
      <text:p text:style-name="P79">They’re just us.</text:p>
      <text:p text:style-name="P79"/>
      <text:p text:style-name="P42">General body features and personality traits</text:p>
      <text:list text:style-name="L15">
        <text:list-item>
          <text:p text:style-name="P174"><text:span text:style-name="T28">Skin:</text:span> Ranges from brown to bright skin.</text:p>
        </text:list-item>
        <text:list-item>
          <text:p text:style-name="P174"><text:span text:style-name="T28">Hair:</text:span> Black, blond, red, or brown.</text:p>
        </text:list-item>
        <text:list-item>
          <text:p text:style-name="P174"><text:span text:style-name="T28">Eyes:</text:span> Black, brown, green, blue, or gray.</text:p>
        </text:list-item>
      </text:list>
      <text:p text:style-name="P75"/>
      <text:h text:style-name="P110" text:outline-level="3" text:is-list-header="true"><text:bookmark-start text:name="__RefHeading___Toc1864_3121108448 Copy 1"/><text:span text:style-name="T83">Moon</text:span> Elf<text:bookmark-end text:name="__RefHeading___Toc1864_3121108448 Copy 1"/></text:h>
      <text:p text:style-name="P76">They’re elves who live in the <text:span text:style-name="T83">Forests of Rànûdel</text:span>.</text:p>
      <text:p text:style-name="P73"/>
      <text:p text:style-name="P41">General body features and personality traits</text:p>
      <text:list xml:id="list160760752195469" text:continue-list="list1783804946" text:style-name="L7">
        <text:list-item>
          <text:p text:style-name="P160">Eyes are <text:span text:style-name="T28">pupiless</text:span>.</text:p>
        </text:list-item>
        <text:list-item>
          <text:p text:style-name="P160">Most are <text:span text:style-name="T28">calm</text:span> and <text:span text:style-name="T28">reserved.</text:span></text:p>
        </text:list-item>
        <text:list-item>
          <text:p text:style-name="P160">Hair grows at <text:span text:style-name="T28">normal</text:span> rate, facial hair grows <text:span text:style-name="T28">slower</text:span>, no armpit hair or body hair.</text:p>
        </text:list-item>
      </text:list>
      <text:p text:style-name="P73"/>
      <text:p text:style-name="P41"><text:span text:style-name="T82">Racial </text:span>Abilities</text:p>
      <text:list text:style-name="L16">
        <text:list-item>
          <text:p text:style-name="P141">Keen<text:span text:style-name="T16"> sense of </text:span>balance<text:span text:style-name="T16">.</text:span></text:p>
        </text:list-item>
      </text:list>
      <text:p text:style-name="P73"/>
      <text:p text:style-name="P41">Body features</text:p>
      <text:list text:style-name="L17">
        <text:list-item>
          <text:p text:style-name="P166"><text:span text:style-name="T28">Height:</text:span> Average is <text:span text:style-name="T28">170</text:span> centimeters.</text:p>
        </text:list-item>
        <text:list-item>
          <text:p text:style-name="P166"><text:span text:style-name="T28">Weight:</text:span> Average is <text:span text:style-name="T28">55</text:span> kilograms.</text:p>
        </text:list-item>
        <text:list-item>
          <text:p text:style-name="P152">Ears are <text:span text:style-name="T28">pointed</text:span>, and <text:span text:style-name="T28">close</text:span> to the head. The <text:span text:style-name="T28">tip</text:span> of the ears generally end at <text:span text:style-name="T28">mid-forehead</text:span>, and doesn't go back farther than the back of the head.</text:p>
        </text:list-item>
      </text:list>
      <text:list text:style-name="L18">
        <text:list-item>
          <text:p text:style-name="P167"><text:span text:style-name="T28">Skin:</text:span> Very light/pale blue to a darker very light/pale blue.</text:p>
        </text:list-item>
        <text:list-item>
          <text:p text:style-name="P167"><text:span text:style-name="T28">Hair:</text:span> Dark purple, or white.</text:p>
        </text:list-item>
        <text:list-item>
          <text:p text:style-name="P167"><text:span text:style-name="T28">Eyes:</text:span> Blue, gray, or purple.</text:p>
        </text:list-item>
      </text:list>
      <text:p text:style-name="P73"/>
      <text:h text:style-name="P107" text:outline-level="3" text:is-list-header="true"><text:bookmark-start text:name="__RefHeading___Toc1864_3121108448 Copy 1 Copy 1"/>Orc<text:bookmark-end text:name="__RefHeading___Toc1864_3121108448 Copy 1 Copy 1"/></text:h>
      <text:p text:style-name="P80">Orcs come from the small island directly below the main continent.</text:p>
      <text:p text:style-name="P74"/>
      <text:p text:style-name="P43">General body features and personality traits</text:p>
      <text:list text:continue-list="list160760752195469" text:style-name="L7">
        <text:list-item>
          <text:p text:style-name="P161">Most are <text:span text:style-name="T28">c</text:span><text:span text:style-name="T35">ompetitive</text:span><text:span text:style-name="T28">.</text:span></text:p>
        </text:list-item>
      </text:list>
      <text:p text:style-name="P74"/>
      <text:p text:style-name="P43"><text:span text:style-name="T82">Racial </text:span>Abilities</text:p>
      <text:list text:style-name="L19">
        <text:list-item>
          <text:p text:style-name="P142">Keen<text:span text:style-name="T16"> sense of </text:span><text:span text:style-name="T84">smell</text:span><text:span text:style-name="T16">.</text:span></text:p>
        </text:list-item>
      </text:list>
      <text:p text:style-name="P74"/>
      <text:p text:style-name="P43">Body features</text:p>
      <text:list text:style-name="L20">
        <text:list-item>
          <text:p text:style-name="P168"><text:span text:style-name="T28">Height:</text:span> Average is <text:span text:style-name="T28">1</text:span><text:span text:style-name="T37">90</text:span> centimeters.</text:p>
        </text:list-item>
        <text:list-item>
          <text:p text:style-name="P168"><text:span text:style-name="T28">Weight:</text:span> Average is <text:span text:style-name="T37">10</text:span><text:span text:style-name="T36">0</text:span> kilograms.</text:p>
        </text:list-item>
      </text:list>
      <text:list text:style-name="L21">
        <text:list-item>
          <text:p text:style-name="P169"><text:span text:style-name="T28">Skin: </text:span><text:span text:style-name="T22">G</text:span><text:span text:style-name="T20">reen </text:span><text:span text:style-name="T21">to </text:span><text:span text:style-name="T22">y</text:span><text:span text:style-name="T21">ellowish green.</text:span></text:p>
        </text:list-item>
        <text:list-item>
          <text:p text:style-name="P169"><text:span text:style-name="T28">Hair:</text:span> <text:span text:style-name="T85">Black to brown</text:span>.</text:p>
        </text:list-item>
        <text:list-item>
          <text:p text:style-name="P169"><text:span text:style-name="T28">Eyes:</text:span> <text:span text:style-name="T86">Black, brown, green, blue, </text:span><text:span text:style-name="T87">or</text:span><text:span text:style-name="T86"> red</text:span>.</text:p>
        </text:list-item>
      </text:list>
      <text:h text:style-name="P95" text:outline-level="1"><text:bookmark-start text:name="__RefHeading___Toc452_1847516618 Copy 1"/>Kingdoms<text:bookmark-end text:name="__RefHeading___Toc452_1847516618 Copy 1"/></text:h>
      <text:p text:style-name="P11">There are many kingdoms on Aldpor’s main continent.</text:p>
      <text:p text:style-name="P47"><text:span text:style-name="T56"/></text:p>
      <text:h text:style-name="P104" text:outline-level="3" text:is-list-header="true"><text:bookmark-start text:name="__RefHeading___Toc472_1847516618"/><text:span text:style-name="T29">A</text:span><text:span text:style-name="T30">odesvu</text:span><text:bookmark-end text:name="__RefHeading___Toc472_1847516618"/></text:h>
      <text:p text:style-name="Text_20_body"><text:span text:style-name="T28">Government:</text:span> Constitutional Monarchy</text:p>
      <text:p text:style-name="Text_20_body"><text:span text:style-name="T28">Race Majority:</text:span> Moon Elf, Elfmen</text:p>
      <text:p text:style-name="Text_20_body"><text:span text:style-name="T28">Culture type:</text:span> Elvish <text:span text:style-name="T60">and R</text:span>oman</text:p>
      <text:p text:style-name="Text_20_body"><text:span text:style-name="T28">Population:</text:span> 4000 in villages/towns, 30,000 people in Yūsathu Gandathu, 34,000 in total</text:p>
      <text:p text:style-name="Text_20_body"/>
      <text:p text:style-name="Text_20_body"><text:span text:style-name="T28">Main language:</text:span> Aodesvic</text:p>
      <text:p text:style-name="Text_20_body"><text:span text:style-name="T28">Other languages:</text:span> Rànûdan</text:p>
      <text:p text:style-name="Text_20_body"/>
      <text:p text:style-name="Text_20_body"><text:span text:style-name="T28">Ruler:</text:span> Aodovash</text:p>
      <text:p text:style-name="Text_20_body"/>
      <text:p text:style-name="P15">Important villages, about 20 settlem<text:span text:style-name="T60">e</text:span>n<text:span text:style-name="T60">t</text:span>s with an average population of 200 people each</text:p>
      <text:list text:style-name="L22">
        <text:list-item>
          <text:p text:style-name="P175">Brustashar</text:p>
        </text:list-item>
        <text:list-item>
          <text:p text:style-name="P175">Fiytharna</text:p>
        </text:list-item>
        <text:list-item>
          <text:p text:style-name="P176">Gaodum Mus</text:p>
        </text:list-item>
        <text:list-item>
          <text:p text:style-name="P176">Pendlas Mus</text:p>
        </text:list-item>
      </text:list>
      <text:p text:style-name="Text_20_body"/>
      <text:p text:style-name="P15">Cities</text:p>
      <text:list text:style-name="L23">
        <text:list-item>
          <text:p text:style-name="P177">Yūsathu Gandathu (30,000 people, including 500 soldiers and 100 guards)</text:p>
        </text:list-item>
      </text:list>
      <text:p text:style-name="Text_20_body"/>
      <text:p text:style-name="P36">YŪSATHU GANDATHU</text:p>
      <text:p text:style-name="Text_20_body"><text:span text:style-name="T16">Yūsathu Gandathu lo</text:span>oks like a middle eastern city built on a hill, with it's houses in a similar manner <text:span text:style-name="T16">to Hendril. Th</text:span>e hill is surrounded by forest like all other Aodesvic settlements, and it has a wooden wall 8 meters high that surrounds the city. The city is about two thirds the size of Jollantil.</text:p>
      <text:p text:style-name="P71"><text:span text:style-name="T28"/></text:p>
      <text:p text:style-name="P31">PENDLAS MUS</text:p>
      <text:p text:style-name="Text_20_body"><text:span text:style-name="T16">Pendlas </text:span><text:span text:style-name="T18">M</text:span><text:span text:style-name="T16">us is </text:span>a small town surrounded by a wall completely made of 10 meters high. Houses are made of wood instead of stone, and has a roof unlike Hendric houses. The roofs are made of wooden boards. There is no sort of defensive structure on the wall. Just outside the town and off the <text:soft-page-break/>road that leads into it is just thick f<text:span text:style-name="T16">orests. Pendlas Mus, unlike othe</text:span>r villages, has a wall, and they have 20 guards.</text:p>
      <text:p text:style-name="Text_20_body"><text:span text:style-name="T16">Aodesvu has </text:span>500 men in their army, and each village has around 10 guards. Soldiers and guards live in their garrisons.</text:p>
      <text:p text:style-name="Text_20_body"/>
      <text:p text:style-name="Text_20_body"><text:span text:style-name="T28">Soldiers/Guards:</text:span> An orange tunic, black surcoat, will provide shoes if needed. Their weapon is a spear, and a Norman kite shield.</text:p>
      <text:p text:style-name="Text_20_body"><text:span text:style-name="T28">Archers:</text:span> An orange tunic, black surcoat, will provide shoes if needed. Their weapon is a bow, with flint-headed arrows.</text:p>
      <text:p text:style-name="Text_20_body"><text:span text:style-name="T28">Lookouts:</text:span> An orange tunic, black surcoat, will provide shoes if needed. Their weapon is a crossbow, with flint-headed bolts.</text:p>
      <text:p text:style-name="Text_20_body"/>
      <text:p text:style-name="P32">CULTURE</text:p>
      <text:p text:style-name="P15">Preferred weapons</text:p>
      <text:list text:style-name="L24">
        <text:list-item>
          <text:p text:style-name="P178">Light Crossbow</text:p>
        </text:list-item>
        <text:list-item>
          <text:p text:style-name="P178">Liuyuedao</text:p>
        </text:list-item>
        <text:list-item>
          <text:p text:style-name="P178">Spatha</text:p>
        </text:list-item>
        <text:list-item>
          <text:p text:style-name="P178">Spear</text:p>
        </text:list-item>
      </text:list>
      <text:p text:style-name="Text_20_body"/>
      <text:p text:style-name="P15">Preferred metals</text:p>
      <text:list text:style-name="L25">
        <text:list-item>
          <text:p text:style-name="P179">Crucible steel</text:p>
        </text:list-item>
        <text:list-item>
          <text:p text:style-name="P179">Flint (<text:span text:style-name="T61">F</text:span>letching)</text:p>
        </text:list-item>
        <text:list-item>
          <text:p text:style-name="P179">Iron</text:p>
        </text:list-item>
        <text:list-item>
          <text:p text:style-name="P179">Silver</text:p>
        </text:list-item>
        <text:list-item>
          <text:p text:style-name="P179">Steel</text:p>
        </text:list-item>
      </text:list>
      <text:p text:style-name="Text_20_body"/>
      <text:p text:style-name="P15">Gems, gemstones and crystals</text:p>
      <text:list text:style-name="L26">
        <text:list-item>
          <text:p text:style-name="P180"><text:span text:style-name="T28">Crystal/White opal<text:tab/></text:span>Associated with <text:span text:style-name="T28">Lûn</text:span>, and believed to be associated with <text:span text:style-name="T28">Lünanyr</text:span> and life.</text:p>
        </text:list-item>
        <text:list-item>
          <text:p text:style-name="P180"><text:span text:style-name="T28">Emerald<text:tab/><text:tab/></text:span>Associated with nature.</text:p>
        </text:list-item>
        <text:list-item>
          <text:p text:style-name="P180"><text:span text:style-name="T28">Jade/Malachite<text:tab/></text:span>Believed to be associated with druidry.</text:p>
        </text:list-item>
      </text:list>
      <text:p text:style-name="Text_20_body"/>
      <text:h text:style-name="P116" text:outline-level="3" text:is-list-header="true"><text:bookmark-start text:name="__RefHeading___Toc474_1847516618"/>Banod<text:bookmark-end text:name="__RefHeading___Toc474_1847516618"/></text:h>
      <text:p text:style-name="P50"><text:span text:style-name="T28">Government:</text:span> Elected Diarchy</text:p>
      <text:p text:style-name="P50"><text:span text:style-name="T28">Race Majority:</text:span> Dwarf (<text:span text:style-name="T62">R</text:span>ed metals and <text:span text:style-name="T62">j</text:span>ewelry variants)</text:p>
      <text:p text:style-name="P50"><text:span text:style-name="T28">Culture type:</text:span> Slavic</text:p>
      <text:p text:style-name="P50"><text:span text:style-name="T28">Population:</text:span> ~2300 people</text:p>
      <text:p text:style-name="P50"/>
      <text:p text:style-name="P50"><text:span text:style-name="T28">Main languages:</text:span> Banodic</text:p>
      <text:p text:style-name="P50"/>
      <text:p text:style-name="P16">Rulers</text:p>
      <text:list text:style-name="L27">
        <text:list-item>
          <text:p text:style-name="P181"><text:span text:style-name="T28">Olk<text:tab/><text:tab/></text:span>Rules economy, imports, exports, <text:span text:style-name="T62">and</text:span> trading.</text:p>
        </text:list-item>
        <text:list-item>
          <text:p text:style-name="P181"><text:span text:style-name="T28">Norad<text:tab/><text:tab/></text:span>Rules military, the law, <text:span text:style-name="T62">and</text:span> criminal punishment.</text:p>
        </text:list-item>
        <text:list-item>
          <text:p text:style-name="P181"><text:span text:style-name="T28">Yarandin<text:tab/></text:span>Major King.</text:p>
        </text:list-item>
      </text:list>
      <text:p text:style-name="P50"/>
      <text:p text:style-name="P16">Castles/fortresses</text:p>
      <text:list text:style-name="L28">
        <text:list-item>
          <text:p text:style-name="P182">Banod</text:p>
        </text:list-item>
        <text:list-item>
          <text:p text:style-name="P182">Dakuuta<text:span text:style-name="T62">z</text:span></text:p>
        </text:list-item>
      </text:list>
      <text:p text:style-name="P50"/>
      <text:p text:style-name="P31">BANOD</text:p>
      <text:p text:style-name="P50">The ca<text:span text:style-name="T16">stle of Banod is a fortress b</text:span>uilt on a peak on a steep, snowy mountain. It's outer walls are made of stone, while the structures inside are wooden. The main entrance is a road up the mountain with some carved stairs on the steep parts. The castle also extends down into the ground about 30 meters, making extra space. The underground is basically a second district, full of markets, shops, inns, and taverns, and other services, because it doesn't get snowy there in the winter. The houses underground are also made of the stones mined from digging the underground. If you follow the path down the underground, and turn right (which is the other side of the castle), and keep walking, you eventually end up at the end of the road which has a large hole out of the mountain. The side has some wooden boards to protect people from falling out and down the mountain, with small thin windows to allow some sort of ventilation. (think Edinburgh Castle, but it's surrounded by lower mountains and the houses inside are made of wood)</text:p>
      <text:p text:style-name="P50">Houses a<text:span text:style-name="T16">re mostly similar to a small viking cabin, with turf roofs. Houses built underground are made with thatched roofs instead.</text:span></text:p>
      <text:p text:style-name="P49">The population of Banod is 2000 people, and they have around 40 people as guards, and 5 for lookouts. Lookouts will patrol the walls.</text:p>
      <text:p text:style-name="P49">Banod doesn't have additional settlements or villages other than Dakuutaz.</text:p>
      <text:p text:style-name="P50"/>
      <text:p text:style-name="P71"><text:soft-page-break/><text:span text:style-name="T31">DAKUUTAZ</text:span></text:p>
      <text:p text:style-name="P49">Dakuutaz is a fortress built on top of a nearby peak, and also uses stone walls and has the same height as Banod. Dakuutaz holds 300 soldiers, 10 guards, and 5 lookouts. Lookouts will patrol the walls.</text:p>
      <text:p text:style-name="P50"/>
      <text:p text:style-name="P18">UNIFORMS</text:p>
      <text:p text:style-name="P50"><text:span text:style-name="T28">Soldiers/Guards:</text:span> An iron-only coppergate helmet, chainmail hauberk, gray tunic (elbow length), and a brown tunic (to wrists), will provide shoes if needed. Their weapon is a spear, and a wooden buckler.</text:p>
      <text:p text:style-name="P50"><text:span text:style-name="T28">Archers/Lookouts:</text:span> An iron-only coppergate helmet, gray tunic (elbow length), and a brown tunic (to wrists), will provide shoes if needed. Their weapon is a crossbow, with iron-headed arrows.</text:p>
      <text:p text:style-name="P50"/>
      <text:p text:style-name="P32">CULTURE</text:p>
      <text:p text:style-name="P16">Preferred weapons</text:p>
      <text:list xml:id="list287722420" text:style-name="L29">
        <text:list-item>
          <text:p text:style-name="P183">Axe</text:p>
        </text:list-item>
        <text:list-item>
          <text:p text:style-name="P183">Light crossbow</text:p>
        </text:list-item>
        <text:list-item>
          <text:p text:style-name="P183">Shortsword</text:p>
        </text:list-item>
        <text:list-item>
          <text:p text:style-name="P183">War hammer</text:p>
        </text:list-item>
      </text:list>
      <text:p text:style-name="P50"/>
      <text:p text:style-name="P16">Preferred metals</text:p>
      <text:list text:style-name="L30">
        <text:list-item>
          <text:p text:style-name="P185">Brass</text:p>
        </text:list-item>
        <text:list-item>
          <text:p text:style-name="P185">Bronze</text:p>
        </text:list-item>
        <text:list-item>
          <text:p text:style-name="P185">Gold</text:p>
        </text:list-item>
        <text:list-item>
          <text:p text:style-name="P185">Iron</text:p>
        </text:list-item>
      </text:list>
      <text:h text:style-name="P117" text:outline-level="3" text:is-list-header="true"><text:bookmark-start text:name="__RefHeading___Toc476_1847516618"/>Dagsvald<text:bookmark-end text:name="__RefHeading___Toc476_1847516618"/></text:h>
      <text:p text:style-name="P52"><text:span text:style-name="T28">Government:</text:span> Feudal Absolute Monarchy</text:p>
      <text:p text:style-name="P52"><text:span text:style-name="T28">Race Majority:</text:span> Human</text:p>
      <text:p text:style-name="P52"><text:span text:style-name="T28">Culture type:</text:span> <text:span text:style-name="T63">Dagsvaldian/</text:span>Norse</text:p>
      <text:p text:style-name="P52"><text:span text:style-name="T28">Population:</text:span> 40,000 in settlements, 200 in fortresses, 1500 in Thuryngard, ~41,700 people in total</text:p>
      <text:p text:style-name="P52"/>
      <text:p text:style-name="P52"><text:span text:style-name="T28">Main languages:</text:span> Dagsvaldian</text:p>
      <text:p text:style-name="P52"><text:span text:style-name="T28">Other languages:</text:span> Esrel</text:p>
      <text:p text:style-name="P52"/>
      <text:p text:style-name="P52"><text:span text:style-name="T28">Ruler:</text:span> Palfar Thoskar II</text:p>
      <text:p text:style-name="P52"/>
      <text:p text:style-name="P17">Important villages, (400 settlements, average 100 people each village)</text:p>
      <text:list text:style-name="L31">
        <text:list-item>
          <text:p text:style-name="P186">Argonlav (150 people, under Antulreg)</text:p>
        </text:list-item>
        <text:list-item>
          <text:p text:style-name="P186">Baserdol (100 people)</text:p>
        </text:list-item>
        <text:list-item>
          <text:p text:style-name="P186">Elkvin (50 people, under Ynfrünar)</text:p>
        </text:list-item>
        <text:list-item>
          <text:p text:style-name="P186">Lismerlav (150 people, under Düangurdol)</text:p>
        </text:list-item>
      </text:list>
      <text:p text:style-name="P52"/>
      <text:p text:style-name="P17">Cities</text:p>
      <text:list text:style-name="L32">
        <text:list-item>
          <text:p text:style-name="P187">Thuryngard (1500 people, including 20 guards patrolling the walls, 20 patrolling the town, 10 lookouts, and 15 king's guards)</text:p>
        </text:list-item>
      </text:list>
      <text:p text:style-name="P52"/>
      <text:p text:style-name="P17">Towns in Thuryngard</text:p>
      <text:list text:style-name="L33">
        <text:list-item>
          <text:p text:style-name="P188">Thalmundol (600 people)</text:p>
        </text:list-item>
        <text:list-item>
          <text:p text:style-name="P188">Kagindet (500 people)</text:p>
        </text:list-item>
        <text:list-item>
          <text:p text:style-name="P188">Vilsnagur (400 people)</text:p>
        </text:list-item>
      </text:list>
      <text:p text:style-name="P52"/>
      <text:p text:style-name="P17">Important castles/Fortresses (about 10 in total, 10 guards and 15 servants in each fortress other than Thuryngard)</text:p>
      <text:list text:style-name="L34">
        <text:list-item>
          <text:p text:style-name="P189">Thuryngard (Capital), also known as Thuryngard Ring Fortress</text:p>
        </text:list-item>
        <text:list-item>
          <text:p text:style-name="P189">Ynfrünar</text:p>
        </text:list-item>
        <text:list-item>
          <text:p text:style-name="P189">Antulreg</text:p>
        </text:list-item>
        <text:list-item>
          <text:p text:style-name="P189">Düangurdol</text:p>
        </text:list-item>
      </text:list>
      <text:p text:style-name="P29"><text:soft-page-break/>THURYNGARD RING FORTRESS</text:p>
      <text:p text:style-name="P52"><text:span text:style-name="T64">This castle</text:span> is a large ring fortress made of stone, built on the top of a hill. The castle contains a city made of three towns: <text:span text:style-name="T28">Thalmundol</text:span>, <text:span text:style-name="T28">Kagindet</text:span>, and <text:span text:style-name="T28">Vilsnagur</text:span>. The outer wall has a diameter of about 500 meters. The inner wall is built on higher terrain, which is elevated up about 6 meters.</text:p>
      <text:p text:style-name="P52">The inner wall is approximately 100 meters. There are three buildings inside, where the king's house is built to the back, it's side facing the main gate while two smaller ones are built on the side. They are made of stone instead of wood.</text:p>
      <text:p text:style-name="P52">The outer wall wall is much farther from the ring fortress, which fits three towns (or districts). The houses in these districts are made taller and larger, unlike the village houses. These houses did not require additional support beams that were on an angle. The outer walls are about 6 meters high. Outside the outer walls, are surrounded by a boreal forest.</text:p>
      <text:p text:style-name="P52">In the inner ring, there is a large longhouse built with mostly stone, except for the roof and the top triangle wall part of the roof. The ring of the castle is generally reserved for only the king, his family, guards, and nobles).</text:p>
      <text:p text:style-name="P52">There are 20 guards patrolling the outer ring, 20 guards patrolling the towns, 10 archers/lookouts, and 15 king's guards. There are also to watch towers with thatched roofs, 10 meters up instead of 6. To get up there is a ladder at the back of the watch towers, and each tower is stationed one archer.</text:p>
      <text:p text:style-name="P52"/>
      <text:p text:style-name="P30">MILITARY</text:p>
      <text:p text:style-name="P52">Dagsvald has around 2000 men in their army, but most live in their homes.</text:p>
      <text:p text:style-name="P52"/>
      <text:p text:style-name="P30">OTHER FORTRESSES</text:p>
      <text:p text:style-name="P52">These fortresses are smaller ring fortresses about 100 meters in diameter. Each fortress has 10 guards and 15 servants, and also has some farms on the outer area. Inside are kept cattle, sheep and chickens, which the servants tend to.</text:p>
      <text:p text:style-name="P52">A jarl would live in each ring fortress, and will oversee the ring fortress and nearby settlements, such as trade, and has power over them to make sure all goes well. They can also enforce laws, gather troops, and build/build in settlements.</text:p>
      <text:p text:style-name="P52">A hersir/cheiftain would live in each settlement, and has power over what to build and other things like hosting local events.</text:p>
      <text:p text:style-name="P52"/>
      <text:p text:style-name="P17"/>
      <text:p text:style-name="P17"/>
      <text:p text:style-name="P17"/>
      <text:p text:style-name="P17"/>
      <text:p text:style-name="P17"/>
      <text:p text:style-name="P17"/>
      <text:p text:style-name="P32"><text:soft-page-break/>CULTURE</text:p>
      <text:p text:style-name="P17">Preferred weapons</text:p>
      <text:list xml:id="list3435975691" text:style-name="L35">
        <text:list-item>
          <text:p text:style-name="P190">Atgeir</text:p>
        </text:list-item>
        <text:list-item>
          <text:p text:style-name="P190">Axe</text:p>
        </text:list-item>
        <text:list-item>
          <text:p text:style-name="P190">Longaxe/<text:span text:style-name="T66">Dane Axe</text:span></text:p>
        </text:list-item>
        <text:list-item>
          <text:p text:style-name="P190">Longbow (<text:span text:style-name="T66">S</text:span>elf bow, no recurving)</text:p>
        </text:list-item>
        <text:list-item>
          <text:p text:style-name="P190">Spear</text:p>
        </text:list-item>
        <text:list-item>
          <text:p text:style-name="P190">Viking/Frankish swords</text:p>
        </text:list-item>
      </text:list>
      <text:p text:style-name="P52"/>
      <text:p text:style-name="P17">Preferred metals</text:p>
      <text:list text:style-name="L36">
        <text:list-item>
          <text:p text:style-name="P192">Crucible steel</text:p>
        </text:list-item>
        <text:list-item>
          <text:p text:style-name="P192">Flint (<text:span text:style-name="T65">F</text:span>letching)</text:p>
        </text:list-item>
        <text:list-item>
          <text:p text:style-name="P192">Gold</text:p>
        </text:list-item>
        <text:list-item>
          <text:p text:style-name="P192">Iron</text:p>
        </text:list-item>
        <text:list-item>
          <text:p text:style-name="P192">Silver</text:p>
        </text:list-item>
      </text:list>
      <text:p text:style-name="P52"/>
      <text:p text:style-name="P17">Gems, gemstones and crystals</text:p>
      <text:list text:style-name="L37">
        <text:list-item>
          <text:p text:style-name="P193"><text:span text:style-name="T28">Amber<text:tab/></text:span>Believed to repel evil spirits, associated with <text:span text:style-name="T28">Jalfar</text:span></text:p>
        </text:list-item>
        <text:list-item>
          <text:p text:style-name="P193"><text:span text:style-name="T28">Fire Opal<text:tab/></text:span>Believed to be associated with <text:span text:style-name="T28">Talmundur</text:span></text:p>
        </text:list-item>
      </text:list>
      <text:h text:style-name="P118" text:outline-level="3" text:is-list-header="true"><text:bookmark-start text:name="__RefHeading___Toc499_1847516618"/>Esrelu<text:bookmark-end text:name="__RefHeading___Toc499_1847516618"/></text:h>
      <text:p text:style-name="P53"><text:span text:style-name="T28">Government:</text:span> Elected Noocracy</text:p>
      <text:p text:style-name="P53"><text:span text:style-name="T28">Race Majority:</text:span> Cold Elf</text:p>
      <text:p text:style-name="P53"><text:span text:style-name="T28">Culture type:</text:span> Norse-Elvish</text:p>
      <text:p text:style-name="P53"><text:span text:style-name="T28">Population:</text:span> 16,000 people in villages, 800 people in towns, ~16,800 people</text:p>
      <text:p text:style-name="P53"/>
      <text:p text:style-name="P53"><text:span text:style-name="T28">Main language:</text:span> Esrel</text:p>
      <text:p text:style-name="P53"><text:span text:style-name="T28">Other languages:</text:span> Dagsvaldian</text:p>
      <text:p text:style-name="P53"/>
      <text:p text:style-name="P53"><text:span text:style-name="T28">Ruler:</text:span> <text:span text:style-name="T67">Queen </text:span>Ildiyre</text:p>
      <text:p text:style-name="P53"/>
      <text:p text:style-name="P18">Important villages, 200 settlements with about 80 people in each</text:p>
      <text:list text:style-name="L38">
        <text:list-item>
          <text:p text:style-name="P194">Irbalûind (100 people)</text:p>
        </text:list-item>
        <text:list-item>
          <text:p text:style-name="P194">Minbaslûind (40 people)</text:p>
        </text:list-item>
        <text:list-item>
          <text:p text:style-name="P194"><text:span text:style-name="T67">S</text:span>ölenzâeth (80 people)</text:p>
        </text:list-item>
        <text:list-item>
          <text:p text:style-name="P194">Vesesvala (50 people)</text:p>
        </text:list-item>
      </text:list>
      <text:p text:style-name="P53"/>
      <text:p text:style-name="P18">Castles</text:p>
      <text:list text:style-name="L39">
        <text:list-item>
          <text:p text:style-name="P195">Hathössali</text:p>
        </text:list-item>
      </text:list>
      <text:p text:style-name="P53"/>
      <text:p text:style-name="P18">Towns</text:p>
      <text:list text:style-name="L40">
        <text:list-item>
          <text:p text:style-name="P196">Darlûind (500 people)</text:p>
        </text:list-item>
        <text:list-item>
          <text:p text:style-name="P196">Ilkindel (300 people)</text:p>
        </text:list-item>
      </text:list>
      <text:p text:style-name="P53"/>
      <text:p text:style-name="P18">HATHÖSSALI</text:p>
      <text:p text:style-name="P53">This castle is a large ring fortress made of stone, built on top of a small circular hill about 5 meters above the ground. This hill is surrounded by wooden spikes that protrude outwards. The diameter is approximately 80 meters, and the buildings inside are made of stone instead of wood. Inside the ring fortress, there are four longhouses with turf roofs built in a square in the center of the ring fortress. One for the <text:span text:style-name="T67">queen</text:span> and <text:span text:style-name="T67">her</text:span> family, two for servants and guards, and one for storage.</text:p>
      <text:p text:style-name="P53"/>
      <text:p text:style-name="P18">MILITARY</text:p>
      <text:p text:style-name="P53">Esrelu has around 600 people in their army, but most live in their homes.</text:p>
      <text:p text:style-name="P53"><text:soft-page-break/><text:span text:style-name="T28">UNIFORMS</text:span></text:p>
      <text:p text:style-name="P53"><text:span text:style-name="T28">Soldiers, guards:</text:span> Don't be naked, don't be stupid, and have a weapon and you're in, although you must wear a simple wood bead necklace.</text:p>
      <text:p text:style-name="P53"><text:span text:style-name="T28">Hathössali guards:</text:span> An iron nasal helmet, a chainmail hauberk, a blue viking cloak, a wood bead necklace like the one for the soldiers (must be wearing on top of cloak), and will provide a flanged mace, longbow (self bow), and flint-headed arrows.</text:p>
      <text:p text:style-name="P53"/>
      <text:p text:style-name="P32">CULTURE</text:p>
      <text:p text:style-name="P32">Preferred weapons</text:p>
      <text:list text:style-name="L41">
        <text:list-item>
          <text:p text:style-name="P153">Atgeir</text:p>
        </text:list-item>
        <text:list-item>
          <text:p text:style-name="P153">Flanged mace</text:p>
        </text:list-item>
        <text:list-item>
          <text:p text:style-name="P153">Spear</text:p>
        </text:list-item>
        <text:list-item>
          <text:p text:style-name="P153">Viking/Frankish sword</text:p>
        </text:list-item>
      </text:list>
      <text:p text:style-name="P48"/>
      <text:p text:style-name="P32">Preferred metals</text:p>
      <text:list text:style-name="L42">
        <text:list-item>
          <text:p text:style-name="P154">Crucible steel</text:p>
        </text:list-item>
        <text:list-item>
          <text:p text:style-name="P154">Flint (Fletching)</text:p>
        </text:list-item>
        <text:list-item>
          <text:p text:style-name="P154">Gold</text:p>
        </text:list-item>
        <text:list-item>
          <text:p text:style-name="P154">Iron</text:p>
        </text:list-item>
        <text:list-item>
          <text:p text:style-name="P154">Silver</text:p>
        </text:list-item>
      </text:list>
      <text:p text:style-name="P48"/>
      <text:p text:style-name="P32">Gems, gemstones and crystals</text:p>
      <text:list text:style-name="L43">
        <text:list-item>
          <text:p text:style-name="P155"><text:span text:style-name="T28">Jade/Malachite<text:tab/></text:span>Believed to be associated with druidry</text:p>
        </text:list-item>
        <text:list-item>
          <text:p text:style-name="P155"><text:span text:style-name="T28">Labradorite<text:tab/><text:tab/></text:span>Associated with <text:span text:style-name="T28">Vel</text:span></text:p>
        </text:list-item>
        <text:list-item>
          <text:p text:style-name="P155"><text:span text:style-name="T28">Obsidian<text:tab/><text:tab/></text:span>Believed to be associated with death or the void</text:p>
        </text:list-item>
      </text:list>
      <text:h text:style-name="P119" text:outline-level="3" text:is-list-header="true"><text:bookmark-start text:name="__RefHeading___Toc504_1847516618"/>Glomdur<text:bookmark-end text:name="__RefHeading___Toc504_1847516618"/></text:h>
      <text:p text:style-name="P54"><text:span text:style-name="T28">Government:</text:span> Elected Diarchy</text:p>
      <text:p text:style-name="P54"><text:span text:style-name="T28">Race Majority:</text:span> Dwarf (<text:span text:style-name="T69">R</text:span>ed metals and jewelry variants)</text:p>
      <text:p text:style-name="P54"><text:span text:style-name="T28">Culture type:</text:span> Slavic/<text:span text:style-name="T69">Banodic</text:span></text:p>
      <text:p text:style-name="P54"><text:span text:style-name="T28">Population:</text:span> 20,000 in villages, 10,000 in the city, ~30,000 people in total</text:p>
      <text:p text:style-name="P54"/>
      <text:p text:style-name="P54"><text:span text:style-name="T28">Main languages:</text:span> Banodic</text:p>
      <text:p text:style-name="P54"><text:span text:style-name="T28">Other languages:</text:span> Hendric</text:p>
      <text:p text:style-name="P54"/>
      <text:p text:style-name="P19">Rulers</text:p>
      <text:list text:style-name="L44">
        <text:list-item>
          <text:p text:style-name="P197"><text:span text:style-name="T28">Garv<text:tab/><text:tab/></text:span>Rules economy, imports, exports, <text:span text:style-name="T69">and</text:span> trading.</text:p>
        </text:list-item>
        <text:list-item>
          <text:p text:style-name="P197"><text:span text:style-name="T28">Raldan<text:tab/></text:span>Rules law, <text:span text:style-name="T69">and </text:span>criminal punishment.</text:p>
        </text:list-item>
        <text:list-item>
          <text:p text:style-name="P197"><text:span text:style-name="T28">Borog<text:tab/><text:tab/></text:span>Rules military, and war.</text:p>
        </text:list-item>
        <text:list-item>
          <text:p text:style-name="P197"><text:span text:style-name="T28">Thand<text:tab/><text:tab/></text:span>Major King.</text:p>
        </text:list-item>
      </text:list>
      <text:p text:style-name="P54"/>
      <text:p text:style-name="P19">Important villages (about 200 settlements, average population 100)</text:p>
      <text:list text:style-name="L45">
        <text:list-item>
          <text:p text:style-name="P198">Bazam Azarmogsie (200 people)</text:p>
        </text:list-item>
      </text:list>
      <text:p text:style-name="P54"/>
      <text:p text:style-name="P19">CITY OF GLOMDUR</text:p>
      <text:p text:style-name="P54">The city of Glomdur is built on a mountain cliff, with a long stone staircase leading up to the entrance. Each house is carved into the stone, with it's doorway leading outside the cliff. Because of unfortunate placement, the shadow of the mountain makes it very dark in the morning, so torches are placed along the staircase and in front of houses.</text:p>
      <text:p text:style-name="P54">The outside of Glomdur looks like a bunch of staircases and curtain walls that hug the cliff face, with windows and wooden walls that lead into the houses inside.</text:p>
      <text:p text:style-name="P54"/>
      <text:p text:style-name="P19">MILITARY</text:p>
      <text:p text:style-name="P54">Glomdur has around 2200 people in their army, 10 in each settlement, and 200 in Glomdur. Each settlement has around 10 guards, and Glomdur has 80 guards.</text:p>
      <text:p text:style-name="P54"/>
      <text:p text:style-name="P19"/>
      <text:p text:style-name="P19"/>
      <text:p text:style-name="P19"/>
      <text:p text:style-name="P19"><text:soft-page-break/>UNIFORMS</text:p>
      <text:p text:style-name="P54"><text:span text:style-name="T28">Soldiers:</text:span> A leather nasal helmet, and a dark gray tunic. Their weapon is a spear, and a wooden buckler.</text:p>
      <text:p text:style-name="P54"><text:span text:style-name="T28">Archers/Guards:</text:span> A leather nasal helmet, and a dark gray tunic. Their weapon is a crossbow, with flint-headed bolts.</text:p>
      <text:p text:style-name="P54"/>
      <text:p text:style-name="P33">CULTURE</text:p>
      <text:p text:style-name="P35">Preferred weapons</text:p>
      <text:list text:continue-list="list287722420" text:style-name="L29">
        <text:list-item>
          <text:p text:style-name="P184">Axe</text:p>
        </text:list-item>
        <text:list-item>
          <text:p text:style-name="P184">Light crossbow</text:p>
        </text:list-item>
        <text:list-item>
          <text:p text:style-name="P184">Shortsword</text:p>
        </text:list-item>
        <text:list-item>
          <text:p text:style-name="P184">War hammer</text:p>
        </text:list-item>
      </text:list>
      <text:p text:style-name="P51"/>
      <text:p text:style-name="P35">Preferred metals</text:p>
      <text:list text:style-name="L46">
        <text:list-item>
          <text:p text:style-name="P224">Brass</text:p>
        </text:list-item>
        <text:list-item>
          <text:p text:style-name="P224">Bronze</text:p>
        </text:list-item>
        <text:list-item>
          <text:p text:style-name="P224">Gold</text:p>
        </text:list-item>
        <text:list-item>
          <text:p text:style-name="P224">Iron</text:p>
        </text:list-item>
      </text:list>
      <text:h text:style-name="P120" text:outline-level="3" text:is-list-header="true"><text:bookmark-start text:name="__RefHeading___Toc506_1847516618"/>Heirfgria<text:bookmark-end text:name="__RefHeading___Toc506_1847516618"/></text:h>
      <text:p text:style-name="P55"><text:span text:style-name="T28">Government:</text:span> Noocracy</text:p>
      <text:p text:style-name="P55"><text:span text:style-name="T28">Race Majority:</text:span> Centaur</text:p>
      <text:p text:style-name="P55"><text:span text:style-name="T28">Culture type:</text:span> Centaur</text:p>
      <text:p text:style-name="P55"><text:span text:style-name="T28">Population:</text:span> ~6,000 centaurs</text:p>
      <text:p text:style-name="P55"/>
      <text:p text:style-name="P55"><text:span text:style-name="T28">Main language:</text:span> Sylvendric</text:p>
      <text:p text:style-name="P55"><text:span text:style-name="T28">Other language:</text:span> Rànûdan</text:p>
      <text:p text:style-name="P55"/>
      <text:p text:style-name="P55"><text:span text:style-name="T28">Ruler:</text:span> Gorflock</text:p>
      <text:p text:style-name="P55"/>
      <text:p text:style-name="P20">Preferred weapons</text:p>
      <text:list xml:id="list3485257990" text:style-name="L47">
        <text:list-item>
          <text:p text:style-name="P199">Longaxe/<text:span text:style-name="T70">Dane Axe</text:span></text:p>
        </text:list-item>
        <text:list-item>
          <text:p text:style-name="P199">Longbow (self bow, no recurving)</text:p>
        </text:list-item>
        <text:list-item>
          <text:p text:style-name="P199">Light Crossbow</text:p>
        </text:list-item>
        <text:list-item>
          <text:p text:style-name="P199">Obsidian-tipped arrows</text:p>
        </text:list-item>
        <text:list-item>
          <text:p text:style-name="P199">Scimitar</text:p>
        </text:list-item>
      </text:list>
      <text:p text:style-name="P55"/>
      <text:p text:style-name="P20">Preferred metals</text:p>
      <text:list text:style-name="L48">
        <text:list-item>
          <text:p text:style-name="P201">Flint (<text:span text:style-name="T70">F</text:span>letching)</text:p>
        </text:list-item>
        <text:list-item>
          <text:p text:style-name="P201">Iron</text:p>
        </text:list-item>
        <text:list-item>
          <text:p text:style-name="P201">Silver</text:p>
        </text:list-item>
      </text:list>
      <text:p text:style-name="P55"/>
      <text:p text:style-name="P20">Gems, gemstones and crystals</text:p>
      <text:list text:style-name="L49">
        <text:list-item>
          <text:p text:style-name="P202"><text:span text:style-name="T28">Crystal/White opal</text:span><text:span text:style-name="T19"><text:tab/>A</text:span>ssociated with <text:span text:style-name="T28">Lûn</text:span>, and believed to be associated with <text:span text:style-name="T28">Lünanyr</text:span> and life</text:p>
        </text:list-item>
        <text:list-item>
          <text:p text:style-name="P202"><text:span text:style-name="T28">Emerald<text:tab/><text:tab/></text:span>Associated with nature</text:p>
        </text:list-item>
        <text:list-item>
          <text:p text:style-name="P202"><text:span text:style-name="T28">Jade/Malachite<text:tab/></text:span>Believed to be associated with druidry</text:p>
        </text:list-item>
        <text:list-item>
          <text:p text:style-name="P202"><text:span text:style-name="T28">Labradorite<text:tab/><text:tab/></text:span>Associated with <text:span text:style-name="T28">Vel</text:span>, and believed to be associated with <text:span text:style-name="T28">Parhrügi</text:span> and magic</text:p>
        </text:list-item>
        <text:list-item>
          <text:p text:style-name="P202"><text:span text:style-name="T28">Obsidian<text:tab/><text:tab/></text:span>Believed to be associated with death or the void</text:p>
        </text:list-item>
        <text:list-item>
          <text:p text:style-name="P202"><text:span text:style-name="T28">Onyx<text:tab/><text:tab/><text:tab/></text:span>Associated with <text:span text:style-name="T70">d</text:span>eath</text:p>
        </text:list-item>
      </text:list>
      <text:h text:style-name="P121" text:outline-level="3" text:is-list-header="true"><text:bookmark-start text:name="__RefHeading___Toc1843_3121108448"/>Hendril<text:bookmark-end text:name="__RefHeading___Toc1843_3121108448"/></text:h>
      <text:p text:style-name="P58"><text:span text:style-name="T28">Government:</text:span> Elected autocracy</text:p>
      <text:p text:style-name="P58"><text:span text:style-name="T28">Race Majority:</text:span> Human</text:p>
      <text:p text:style-name="P58"><text:span text:style-name="T28">Culture type:</text:span> Roman/<text:span text:style-name="T71">Byzantine</text:span></text:p>
      <text:p text:style-name="P58"><text:span text:style-name="T28">Population:</text:span> 15,000 people in towns, 70,000 people in cities, 85,000 people in total</text:p>
      <text:p text:style-name="P58"/>
      <text:p text:style-name="P58"><text:span text:style-name="T28">Main languages:</text:span> Hendric (English)</text:p>
      <text:p text:style-name="P58"/>
      <text:p text:style-name="P58"><text:span text:style-name="T28">Ruler:</text:span> Taevus</text:p>
      <text:p text:style-name="P58"/>
      <text:p text:style-name="P21">Important towns (50 settlements, each town with about 300 people)</text:p>
      <text:p text:style-name="P58"><text:tab/>Bantusea</text:p>
      <text:p text:style-name="P58"><text:tab/>Forthias</text:p>
      <text:p text:style-name="P58"><text:tab/>Gellervail</text:p>
      <text:p text:style-name="P58"><text:tab/>Zenixras</text:p>
      <text:p text:style-name="P58"/>
      <text:p text:style-name="P21">Cities</text:p>
      <text:p text:style-name="P58"><text:tab/>Jollantil (main place, 50,000 people, including 1200 soldiers and 150 guards)</text:p>
      <text:p text:style-name="P58"><text:tab/>Virot (20,000 people, including 700 soldiers and 90 guards)</text:p>
      <text:p text:style-name="P58"/>
      <text:p text:style-name="P21">Important fortresses (15 fortresses total)</text:p>
      <text:p text:style-name="P58"><text:tab/>Gavalor</text:p>
      <text:p text:style-name="P58"><text:tab/>Haedroval</text:p>
      <text:p text:style-name="P58"><text:tab/>Woparias</text:p>
      <text:p text:style-name="P58"/>
      <text:p text:style-name="P21">JOLLANTIL</text:p>
      <text:p text:style-name="P60">Jollantil is a city built against a mountain cliff, with a stone wall about 5 meters high surrounding it. Houses are in the style of middle eastern houses, specifically Jerusalem during the 1st century, but the walls are built using common gray stone instead of sandstone/limestone.</text:p>
      <text:p text:style-name="P60"><text:span text:style-name="T28"/></text:p>
      <text:p text:style-name="P60"><text:span text:style-name="T28"/></text:p>
      <text:p text:style-name="P60"><text:span text:style-name="T28"/></text:p>
      <text:p text:style-name="P60"><text:soft-page-break/><text:span text:style-name="T28">GAVALOR, HAEDROVAL AND WOPARIAS</text:span></text:p>
      <text:p text:style-name="P60">These fortresses are small stone fortresses about 30×30 meters in size.</text:p>
      <text:p text:style-name="P58"/>
      <text:p text:style-name="P21">MILITARY</text:p>
      <text:p text:style-name="P58">Hendril has 2500 men in their army, about 40 in each fortress, 1200 in Jollantil and 700 in Virot. Soldiers live in their garrisons.</text:p>
      <text:p text:style-name="P58"/>
      <text:p text:style-name="P21">UNIFORMS</text:p>
      <text:p text:style-name="P58"><text:span text:style-name="T28">Spearmen/Guard:</text:span> A spearman would have a leather nasal helmet, white tunic, gray pants, will provide shoes if needed. Their weapon is a spear and a norman kite shield.</text:p>
      <text:p text:style-name="P58"><text:span text:style-name="T28">Archer/Lookout:</text:span> An archer would have a leather nasal helmet, white tunic, gray pants, will provide shoes if needed. Their weapon is a longbow, flint-headed arrows, and a knife.</text:p>
      <text:p text:style-name="P58"><text:span text:style-name="T28">Palace Guard:</text:span> A palace guard would have an iron nasal helmet, yellow surcoat, hauberk, red tunic, and will provide shoes if needed. Their weapon is a spear and a norman kite shield.</text:p>
      <text:p text:style-name="P58"/>
      <text:p text:style-name="P37">CULTURES</text:p>
      <text:p text:style-name="P21">Preferred weapons</text:p>
      <text:list text:style-name="L50">
        <text:list-item>
          <text:p text:style-name="P203">Longbow</text:p>
        </text:list-item>
        <text:list-item>
          <text:p text:style-name="P203">Flanged mace</text:p>
        </text:list-item>
        <text:list-item>
          <text:p text:style-name="P203">Spatha</text:p>
        </text:list-item>
        <text:list-item>
          <text:p text:style-name="P203">Spear</text:p>
        </text:list-item>
      </text:list>
      <text:p text:style-name="P58"/>
      <text:p text:style-name="P21">Preferred metals</text:p>
      <text:list text:style-name="L51">
        <text:list-item>
          <text:p text:style-name="P204">Flint (<text:span text:style-name="T71">F</text:span>letching)</text:p>
        </text:list-item>
        <text:list-item>
          <text:p text:style-name="P204">Gold</text:p>
        </text:list-item>
        <text:list-item>
          <text:p text:style-name="P204">Iron</text:p>
        </text:list-item>
        <text:list-item>
          <text:p text:style-name="P204">Silver</text:p>
        </text:list-item>
      </text:list>
      <text:p text:style-name="P58"/>
      <text:p text:style-name="P21">Gems, gemstones and crystals</text:p>
      <text:list text:style-name="L52">
        <text:list-item>
          <text:p text:style-name="P205"><text:span text:style-name="T28">Amber<text:tab/></text:span>Believed to repel evil spirits, associated with <text:span text:style-name="T28">Jalfar</text:span></text:p>
        </text:list-item>
        <text:list-item>
          <text:p text:style-name="P205"><text:span text:style-name="T28">Jade</text:span><text:tab/><text:tab/>Associated with <text:span text:style-name="T28">Vel</text:span></text:p>
        </text:list-item>
      </text:list>
      <text:h text:style-name="P122" text:outline-level="3" text:is-list-header="true"><text:bookmark-start text:name="__RefHeading___Toc1845_3121108448"/>Neshoz<text:bookmark-end text:name="__RefHeading___Toc1845_3121108448"/></text:h>
      <text:p text:style-name="P61"><text:span text:style-name="T28">Government:</text:span> Noocracy</text:p>
      <text:p text:style-name="P61"><text:span text:style-name="T28">Race Majority:</text:span> Orc</text:p>
      <text:p text:style-name="P61"><text:span text:style-name="T28">Culture type:</text:span> Neshozic</text:p>
      <text:p text:style-name="P61"><text:span text:style-name="T28">Population:</text:span> ~30,000 orcs</text:p>
      <text:p text:style-name="P61"/>
      <text:p text:style-name="P61"><text:span text:style-name="T28">Main languages:</text:span> Neshozic</text:p>
      <text:p text:style-name="P61"/>
      <text:p text:style-name="P61"><text:span text:style-name="T28">Ruler:</text:span> Nonaka<text:span text:style-name="T72">t</text:span></text:p>
      <text:h text:style-name="P115" text:outline-level="3" text:is-list-header="true"><text:bookmark-start text:name="__RefHeading___Toc1847_3121108448"/>Rànûd<text:span text:style-name="T73">el</text:span><text:bookmark-end text:name="__RefHeading___Toc1847_3121108448"/></text:h>
      <text:p text:style-name="P59"><text:span text:style-name="T28">Government:</text:span> Elected Geniocracy</text:p>
      <text:p text:style-name="P59"><text:span text:style-name="T28">Race Majority:</text:span> Moon Elf</text:p>
      <text:p text:style-name="P59"><text:span text:style-name="T28">Culture type:</text:span> Moon Elvish</text:p>
      <text:p text:style-name="P59"><text:span text:style-name="T28">Population:</text:span> 15,000 people in settlements, 3000 people in Emeröreslu, ~20,000 people in total</text:p>
      <text:p text:style-name="P59"/>
      <text:p text:style-name="P59"><text:span text:style-name="T28">Main languages:</text:span> Rànûdan</text:p>
      <text:p text:style-name="P59"/>
      <text:p text:style-name="P59"><text:span text:style-name="T28">Ruler:</text:span> <text:span text:style-name="T73">King </text:span>Vasolas</text:p>
      <text:p text:style-name="P59"/>
      <text:p text:style-name="P22">Important villages (300 settlements, about 50 people in each)</text:p>
      <text:list text:style-name="L53">
        <text:list-item>
          <text:p text:style-name="P156">Ailenfliiwem</text:p>
        </text:list-item>
      </text:list>
      <text:list text:style-name="L54">
        <text:list-item>
          <text:p text:style-name="P206">Qwalu Dasin</text:p>
        </text:list-item>
        <text:list-item>
          <text:p text:style-name="P206">Pûsa Dasin</text:p>
        </text:list-item>
        <text:list-item>
          <text:p text:style-name="P206">Talithtom</text:p>
        </text:list-item>
      </text:list>
      <text:p text:style-name="P59"/>
      <text:p text:style-name="P22">Cities</text:p>
      <text:p text:style-name="P59"><text:tab/>Emeröreslu (3000 people, including 200 soldiers and archers, 10 lookouts, and 15 palace guards)</text:p>
      <text:p text:style-name="P59"/>
      <text:p text:style-name="P22">TOWNS/VILLAGES</text:p>
      <text:p text:style-name="P67">Rànûdel is located inside the Forest of Rànûdel.</text:p>
      <text:p text:style-name="P59">Qwalu Dasin and Pûsa Dasin are built along the coast of the forest, while Talithtom <text:span text:style-name="T74">and Ailenfliiwem</text:span> is built in a lower, flatter part of the forest where it isn't as mountainous and jagged as the other areas.</text:p>
      <text:p text:style-name="P59"/>
      <text:p text:style-name="P22">EMERÖRESLU</text:p>
      <text:p text:style-name="P62">Emeröreslu is built around a karst on the top of a hill, and is about 70 meters high from the top of the hill to the top of the karst. The hill area which isn't jagged allows for a large town built around this karst, which is around the same size of every district in Dagsvald combined. A wooden wall is built around this town, which is about 10 meters high. No towers or other fortifications are built on this wall, because the watchers and lookouts are primarily on the stairs/pathway that lead upwards to the palace.</text:p>
      <text:p text:style-name="P62"><text:soft-page-break/>The palace is the top of the karst. The main building is a circular wooden structure about 25 meters in diameter, with a thatched conic roof. This building is three floors high. The first floor is the throne room and two long tables, that can fit 12 people each (6 on each side). The throne also has a smaller table for the king when there is a feast/banquet. The two long tables are at the side, so there is a direct path to the throne. The throne is set on an elevated platform with stairs that lead up to it. To the right side is a staircase that is built against the wall. On the second floor are the rooms for the king and his family, and on the third floor is storage space.</text:p>
      <text:p text:style-name="P59">There is wooden railing around the top of the karst, to prevent people from falling off.</text:p>
      <text:p text:style-name="P59">A banquet can hold at most 24 people, excluding the king and queen.</text:p>
      <text:p text:style-name="P59">Two smaller circular buildings are built on the left and right side of the main building. They have two floors, with a conical thatched roof like the main building. The first floor of the one on the right is the kitchens and storage, while the second floor are space for servants. There are ten servants who live here. The building on the left are for palace guards, archers (they are also the lookouts), and guests.</text:p>
      <text:p text:style-name="P59">On the bottom, houses are usually single floored. Some houses may be two floored, but no more than that. Some houses are built on the way up to the karst, which are usually the houses of nobles.</text:p>
      <text:p text:style-name="P59"/>
      <text:p text:style-name="P22">MILITARY</text:p>
      <text:p text:style-name="P59">Emeröreslu has 200 soldiers, and 25 guards. Each village has around 5 guards. Soldiers live in their homes.</text:p>
      <text:p text:style-name="P59"/>
      <text:p text:style-name="P22">UNIFORMS</text:p>
      <text:p text:style-name="P59"><text:span text:style-name="T28">Soldier/Guard:</text:span> A soldier would have an aqua gambeson, brown tunic, brown pants, and leather shoes. Their weapon is a spear and a Norman kite shield.</text:p>
      <text:p text:style-name="P59"><text:span text:style-name="T28">Palace Guard:</text:span> A palace guard would have a leather nasal helmet, aqua gambeson, light gray surcoat with Rànûdan's flag on it, brown tunic, and brown pants. Their weapon is a ji halberd (<text:span text:style-name="T75">d</text:span>ouble crescent varian<text:span text:style-name="T75">t</text:span>).</text:p>
      <text:p text:style-name="P59"><text:span text:style-name="T28">Archer/Lookout:</text:span> An archer would have an aqua gambeson, light gray surcoat with Rànûdan's flag on it, brown tunic, and brown pants. Their weapon is a spear, and a longbow (self bow) with obsidian-headed arrows.</text:p>
      <text:p text:style-name="P59"/>
      <text:p text:style-name="P82"><text:span text:style-name="T28"/></text:p>
      <text:p text:style-name="P82"><text:span text:style-name="T28"/></text:p>
      <text:p text:style-name="P82"><text:span text:style-name="T28"/></text:p>
      <text:p text:style-name="P82"><text:span text:style-name="T28"/></text:p>
      <text:p text:style-name="P82"><text:span text:style-name="T28"/></text:p>
      <text:p text:style-name="P82"><text:span text:style-name="T28"/></text:p>
      <text:p text:style-name="P82"><text:soft-page-break/><text:span text:style-name="T28">CULTURE</text:span></text:p>
      <text:p text:style-name="P22">Preferred weapons</text:p>
      <text:list xml:id="list160380754" text:style-name="L55">
        <text:list-item>
          <text:p text:style-name="P207">All bows</text:p>
        </text:list-item>
        <text:list-item>
          <text:p text:style-name="P207">Guandao (<text:span text:style-name="T75">O</text:span>nly for the wealthy)</text:p>
        </text:list-item>
        <text:list-item>
          <text:p text:style-name="P207">Ji</text:p>
        </text:list-item>
        <text:list-item>
          <text:p text:style-name="P207">Monk's spade (<text:span text:style-name="T75">O</text:span>nly for the wealthy)</text:p>
        </text:list-item>
        <text:list-item>
          <text:p text:style-name="P207">Obsidian-tipped arrows</text:p>
        </text:list-item>
        <text:list-item>
          <text:p text:style-name="P207">Sabers (Liuyuedao)</text:p>
        </text:list-item>
        <text:list-item>
          <text:p text:style-name="P207">Spear</text:p>
        </text:list-item>
      </text:list>
      <text:p text:style-name="P59"/>
      <text:p text:style-name="P22">Preferred metals</text:p>
      <text:list text:style-name="L56">
        <text:list-item>
          <text:p text:style-name="P209">Crucible steel</text:p>
        </text:list-item>
        <text:list-item>
          <text:p text:style-name="P209">Iron</text:p>
        </text:list-item>
        <text:list-item>
          <text:p text:style-name="P209">Obsidian (<text:span text:style-name="T75">F</text:span>letching)</text:p>
        </text:list-item>
        <text:list-item>
          <text:p text:style-name="P209">Silver</text:p>
        </text:list-item>
        <text:list-item>
          <text:p text:style-name="P209">Steel</text:p>
        </text:list-item>
      </text:list>
      <text:p text:style-name="P59"/>
      <text:p text:style-name="P22">Gems, gemstones and crystals</text:p>
      <text:list text:style-name="L57">
        <text:list-item>
          <text:p text:style-name="P210"><text:span text:style-name="T28">Emerald<text:tab/><text:tab/></text:span>Associated with nature</text:p>
        </text:list-item>
        <text:list-item>
          <text:p text:style-name="P210"><text:span text:style-name="T28">Jade/Malachite<text:tab/></text:span>Believed to be associated with druidry</text:p>
        </text:list-item>
        <text:list-item>
          <text:p text:style-name="P210"><text:span text:style-name="T28">Labradorite<text:tab/><text:tab/></text:span>Associated with <text:span text:style-name="T28">Vel</text:span>, and believed to be associated with <text:span text:style-name="T28">Parhrügi</text:span> and magic</text:p>
        </text:list-item>
        <text:list-item>
          <text:p text:style-name="P210"><text:span text:style-name="T28">Obsidian<text:tab/><text:tab/></text:span>Believed to be associated with death or the void</text:p>
        </text:list-item>
        <text:list-item>
          <text:p text:style-name="P210"><text:span text:style-name="T28">Onyx<text:tab/><text:tab/><text:tab/></text:span>Associated with death</text:p>
        </text:list-item>
      </text:list>
      <text:h text:style-name="P123" text:outline-level="3" text:is-list-header="true"><text:bookmark-start text:name="__RefHeading___Toc1856_3121108448"/>Vatakond<text:bookmark-end text:name="__RefHeading___Toc1856_3121108448"/></text:h>
      <text:p text:style-name="P64"><text:span text:style-name="T28">Government:</text:span> Noocracy</text:p>
      <text:p text:style-name="P64"><text:span text:style-name="T28">Race Majority:</text:span> Centaurs</text:p>
      <text:p text:style-name="P64"><text:span text:style-name="T28">Culture type:</text:span> Centaur</text:p>
      <text:p text:style-name="P64"><text:span text:style-name="T28">Popilation:</text:span> ~10,000 centaurs</text:p>
      <text:p text:style-name="P64"/>
      <text:p text:style-name="P64"><text:span text:style-name="T28">Main language:</text:span> Sylvendric</text:p>
      <text:p text:style-name="P64"><text:span text:style-name="T28">Other languages:</text:span> Rànûdan</text:p>
      <text:p text:style-name="P64"/>
      <text:p text:style-name="P64"><text:span text:style-name="T28">Ruler:</text:span> Klivahon</text:p>
      <text:p text:style-name="P64"/>
      <text:p text:style-name="P23">Known Settlements</text:p>
      <text:list text:style-name="L58">
        <text:list-item>
          <text:p text:style-name="P211">Ainattor (<text:span text:style-name="T76">R</text:span>uined)</text:p>
        </text:list-item>
        <text:list-item>
          <text:p text:style-name="P211">Antaragen (<text:span text:style-name="T32">D</text:span><text:span text:style-name="T28">agsvaldian</text:span> captured, now a <text:span text:style-name="T32">D</text:span><text:span text:style-name="T28">agsvaldian</text:span> outpost)</text:p>
        </text:list-item>
        <text:list-item>
          <text:p text:style-name="P211">Bravogen (150 centaurs, 20 are guards)</text:p>
        </text:list-item>
        <text:list-item>
          <text:p text:style-name="P211">Kornatias (100 centaurs, 10 are guards)</text:p>
        </text:list-item>
      </text:list>
      <text:p text:style-name="P64"/>
      <text:p text:style-name="P38">CULTURE</text:p>
      <text:p text:style-name="P24">Preferred weapons</text:p>
      <text:list text:continue-list="list3485257990" text:style-name="L47">
        <text:list-item>
          <text:p text:style-name="P200">Longaxe/<text:span text:style-name="T70">Dane Axe</text:span></text:p>
        </text:list-item>
        <text:list-item>
          <text:p text:style-name="P200">Longbow (self bow, no recurving)</text:p>
        </text:list-item>
        <text:list-item>
          <text:p text:style-name="P200">Light Crossbow</text:p>
        </text:list-item>
        <text:list-item>
          <text:p text:style-name="P200">Obsidian-tipped arrows</text:p>
        </text:list-item>
        <text:list-item>
          <text:p text:style-name="P200">Scimitar</text:p>
        </text:list-item>
      </text:list>
      <text:p text:style-name="P57"/>
      <text:p text:style-name="P24">Preferred metals</text:p>
      <text:list text:style-name="L59">
        <text:list-item>
          <text:p text:style-name="P212">Flint (<text:span text:style-name="T70">F</text:span>letching)</text:p>
        </text:list-item>
        <text:list-item>
          <text:p text:style-name="P212">Iron</text:p>
        </text:list-item>
        <text:list-item>
          <text:p text:style-name="P212">Silver</text:p>
        </text:list-item>
      </text:list>
      <text:p text:style-name="P57"/>
      <text:p text:style-name="P24"/>
      <text:p text:style-name="P24"><text:soft-page-break/>Gems, gemstones and crystals</text:p>
      <text:list text:style-name="L60">
        <text:list-item>
          <text:p text:style-name="P213"><text:span text:style-name="T28">Crystal/White opal</text:span><text:span text:style-name="T19"><text:tab/>A</text:span>ssociated with <text:span text:style-name="T28">Lûn</text:span>, and believed to be associated with <text:span text:style-name="T28">Lünanyr</text:span> and life</text:p>
        </text:list-item>
        <text:list-item>
          <text:p text:style-name="P213"><text:span text:style-name="T28">Emerald<text:tab/><text:tab/></text:span>Associated with nature</text:p>
        </text:list-item>
        <text:list-item>
          <text:p text:style-name="P213"><text:span text:style-name="T28">Jade/Malachite<text:tab/></text:span>Believed to be associated with druidry</text:p>
        </text:list-item>
        <text:list-item>
          <text:p text:style-name="P213"><text:span text:style-name="T28">Labradorite<text:tab/><text:tab/></text:span>Associated with <text:span text:style-name="T28">Vel</text:span>, and believed to be associated with <text:span text:style-name="T28">Parhrügi</text:span> and magic</text:p>
        </text:list-item>
        <text:list-item>
          <text:p text:style-name="P213"><text:span text:style-name="T28">Obsidian<text:tab/><text:tab/></text:span>Believed to be associated with death or the void</text:p>
        </text:list-item>
        <text:list-item>
          <text:p text:style-name="P213"><text:span text:style-name="T28">Onyx<text:tab/><text:tab/><text:tab/></text:span>Associated with <text:span text:style-name="T70">d</text:span>eath</text:p>
        </text:list-item>
      </text:list>
      <text:h text:style-name="P124" text:outline-level="3" text:is-list-header="true"><text:bookmark-start text:name="__RefHeading___Toc1858_3121108448"/>Vuntarla<text:bookmark-end text:name="__RefHeading___Toc1858_3121108448"/></text:h>
      <text:p text:style-name="P65"><text:span text:style-name="T28">Government:</text:span> Absolute Monarchy</text:p>
      <text:p text:style-name="P65"><text:span text:style-name="T28">Race Majority:</text:span> Cold Elf, <text:span text:style-name="T78">Elfmen</text:span>, Human (<text:span text:style-name="T77">U</text:span>ncommon)</text:p>
      <text:p text:style-name="P65"><text:span text:style-name="T28">Culture type:</text:span> <text:span text:style-name="T77">Dagsvaldian/</text:span><text:span text:style-name="T79">Norse</text:span></text:p>
      <text:p text:style-name="P65"><text:span text:style-name="T28">Pop</text:span><text:span text:style-name="T33">ul</text:span><text:span text:style-name="T28">ation:</text:span> ~500 people</text:p>
      <text:p text:style-name="P65"/>
      <text:p text:style-name="P65"><text:span text:style-name="T28">Main language:</text:span> Esrel, Dagsvaldian</text:p>
      <text:p text:style-name="P65"/>
      <text:p text:style-name="P65"><text:span text:style-name="T28">Ruler:</text:span> King Sûvisgarn</text:p>
      <text:p text:style-name="P65"/>
      <text:p text:style-name="P25">Cities</text:p>
      <text:list text:style-name="L61">
        <text:list-item>
          <text:p text:style-name="P214">Vuntarla (500 people, 40 are guards)</text:p>
        </text:list-item>
      </text:list>
      <text:p text:style-name="P65"/>
      <text:p text:style-name="P25">VUNTARLA</text:p>
      <text:p text:style-name="P65">Vuntarla is a tiny castle that holds a town, perched on a high hill near the ocean. It is about 80 meters in width and height, and it's walls are 5 meters high and 4 meters thick, and are filled with earth, with no covering above, so the floor of the walls is grass. To get up to the walls, there is a slope made of earth inside the castle which lead up to the walls. The walls are also slightly on an angle so the stones used to build the walls don't collapse. The houses inside are made of wood, and the main "keep" is just a viking longhouse, surrounded by an inner curtain wall, made of wood.</text:p>
      <text:p text:style-name="P65">House<text:span text:style-name="T77">s</text:span> follow the same style as Dagsvald.</text:p>
      <text:p text:style-name="P65">Guards live in their homes.</text:p>
      <text:p text:style-name="P65"/>
      <text:p text:style-name="P34">CULTURE</text:p>
      <text:p text:style-name="P26">Preferred weapons</text:p>
      <text:list text:continue-list="list3435975691" text:style-name="L35">
        <text:list-item>
          <text:p text:style-name="P191">Atgeir</text:p>
        </text:list-item>
        <text:list-item>
          <text:p text:style-name="P191">Axe</text:p>
        </text:list-item>
        <text:list-item>
          <text:p text:style-name="P191">Longaxe/<text:span text:style-name="T66">Dane Axe</text:span></text:p>
        </text:list-item>
        <text:list-item>
          <text:p text:style-name="P191">Longbow (<text:span text:style-name="T66">S</text:span>elf bow, no recurving)</text:p>
        </text:list-item>
        <text:list-item>
          <text:p text:style-name="P191">Spear</text:p>
        </text:list-item>
        <text:list-item>
          <text:p text:style-name="P191">Viking/Frankish swords</text:p>
        </text:list-item>
      </text:list>
      <text:p text:style-name="P56"/>
      <text:p text:style-name="P26"/>
      <text:p text:style-name="P26"><text:soft-page-break/>Preferred metals</text:p>
      <text:list text:style-name="L62">
        <text:list-item>
          <text:p text:style-name="P215">Crucible steel</text:p>
        </text:list-item>
        <text:list-item>
          <text:p text:style-name="P215">Flint (<text:span text:style-name="T65">F</text:span>letching)</text:p>
        </text:list-item>
        <text:list-item>
          <text:p text:style-name="P215">Gold</text:p>
        </text:list-item>
        <text:list-item>
          <text:p text:style-name="P215">Iron</text:p>
        </text:list-item>
        <text:list-item>
          <text:p text:style-name="P215">Silver</text:p>
        </text:list-item>
      </text:list>
      <text:p text:style-name="P56"/>
      <text:p text:style-name="P26">Gems, gemstones and crystals</text:p>
      <text:list text:style-name="L63">
        <text:list-item>
          <text:p text:style-name="P216"><text:span text:style-name="T28">Amber<text:tab/></text:span>Believed to repel evil spirits, associated with <text:span text:style-name="T28">Jalfar</text:span></text:p>
        </text:list-item>
        <text:list-item>
          <text:p text:style-name="P216"><text:span text:style-name="T28">Fire Opal<text:tab/></text:span>Believed to be associated with <text:span text:style-name="T28">Talmundur</text:span></text:p>
        </text:list-item>
      </text:list>
      <text:h text:style-name="P125" text:outline-level="3" text:is-list-header="true"><text:bookmark-start text:name="__RefHeading___Toc1860_3121108448"/>Yûmlathnar<text:bookmark-end text:name="__RefHeading___Toc1860_3121108448"/></text:h>
      <text:p text:style-name="P66"><text:span text:style-name="T28">Government:</text:span> Elected autocracy</text:p>
      <text:p text:style-name="P66"><text:span text:style-name="T28">Race Majority:</text:span> Moon Elf</text:p>
      <text:p text:style-name="P66"><text:span text:style-name="T28">Culture type:</text:span> Moon Elvish</text:p>
      <text:p text:style-name="P66"><text:span text:style-name="T28">Pop</text:span><text:span text:style-name="T34">u</text:span><text:span text:style-name="T28">lation:</text:span> ~30,000 people</text:p>
      <text:p text:style-name="P66"/>
      <text:p text:style-name="P66"><text:span text:style-name="T28">Main language:</text:span> Rànûdan</text:p>
      <text:p text:style-name="P66"><text:span text:style-name="T28">Other language:</text:span> Sylvendric</text:p>
      <text:p text:style-name="P66"/>
      <text:p text:style-name="P66"><text:span text:style-name="T28">Ruler:</text:span> King Thafassil</text:p>
      <text:p text:style-name="P66"/>
      <text:p text:style-name="P147">CULTURE</text:p>
      <text:p text:style-name="P27">Preferred weapons</text:p>
      <text:list text:continue-list="list160380754" text:style-name="L55">
        <text:list-item>
          <text:p text:style-name="P208">All bows</text:p>
        </text:list-item>
        <text:list-item>
          <text:p text:style-name="P208">Guandao (<text:span text:style-name="T75">O</text:span>nly for the wealthy)</text:p>
        </text:list-item>
        <text:list-item>
          <text:p text:style-name="P208">Ji</text:p>
        </text:list-item>
        <text:list-item>
          <text:p text:style-name="P208">Monk's spade (<text:span text:style-name="T75">O</text:span>nly for the wealthy)</text:p>
        </text:list-item>
        <text:list-item>
          <text:p text:style-name="P208">Obsidian-tipped arrows</text:p>
        </text:list-item>
        <text:list-item>
          <text:p text:style-name="P208">Sabers (Liuyuedao)</text:p>
        </text:list-item>
        <text:list-item>
          <text:p text:style-name="P208">Spear</text:p>
        </text:list-item>
      </text:list>
      <text:p text:style-name="P63"/>
      <text:p text:style-name="P27">Preferred metals</text:p>
      <text:list text:style-name="L64">
        <text:list-item>
          <text:p text:style-name="P217">Crucible steel</text:p>
        </text:list-item>
        <text:list-item>
          <text:p text:style-name="P217">Iron</text:p>
        </text:list-item>
        <text:list-item>
          <text:p text:style-name="P217">Obsidian (<text:span text:style-name="T75">F</text:span>letching)</text:p>
        </text:list-item>
        <text:list-item>
          <text:p text:style-name="P217">Silver</text:p>
        </text:list-item>
        <text:list-item>
          <text:p text:style-name="P217">Steel</text:p>
        </text:list-item>
      </text:list>
      <text:p text:style-name="P63"/>
      <text:p text:style-name="P27"/>
      <text:p text:style-name="P27"/>
      <text:p text:style-name="P27"/>
      <text:p text:style-name="P27"><text:soft-page-break/>Gems, gemstones and crystals</text:p>
      <text:list text:style-name="L65">
        <text:list-item>
          <text:p text:style-name="P218"><text:span text:style-name="T28">Emerald<text:tab/><text:tab/></text:span>Associated with nature</text:p>
        </text:list-item>
        <text:list-item>
          <text:p text:style-name="P218"><text:span text:style-name="T28">Jade/Malachite<text:tab/></text:span>Believed to be associated with druidry</text:p>
        </text:list-item>
        <text:list-item>
          <text:p text:style-name="P218"><text:span text:style-name="T28">Labradorite<text:tab/><text:tab/></text:span>Associated with <text:span text:style-name="T28">Vel</text:span>, and believed to be associated with <text:span text:style-name="T28">Parhrügi</text:span> and magic</text:p>
        </text:list-item>
        <text:list-item>
          <text:p text:style-name="P218"><text:span text:style-name="T28">Obsidian<text:tab/><text:tab/></text:span>Believed to be associated with death or the void</text:p>
        </text:list-item>
        <text:list-item>
          <text:p text:style-name="P218"><text:span text:style-name="T28">Onyx<text:tab/><text:tab/><text:tab/></text:span>Associated with death</text:p>
        </text:list-item>
      </text:list>
      <text:h text:style-name="P96" text:outline-level="1" text:is-list-header="true"><text:bookmark-start text:name="__RefHeading___Toc4450_1959312179"/>Potions<text:bookmark-end text:name="__RefHeading___Toc4450_1959312179"/></text:h>
      <text:h text:style-name="Heading_20_3" text:outline-level="3" text:is-list-header="true"><text:bookmark-start text:name="__RefHeading___Toc4452_1959312179"/>Overview<text:bookmark-end text:name="__RefHeading___Toc4452_1959312179"/></text:h>
      <text:p text:style-name="P70">Potions are concoctions and mix<text:span text:style-name="T98">t</text:span>ures of different items dissolved into water, and powered by a magic catalyst.</text:p>
      <text:p text:style-name="P70">Two amethyst gorbries as ingredients usually applies the effects of a spell, but only if the spell has a material component.</text:p>
      <text:p text:style-name="P70">Example: Potion of Mage Armor has two amethyst gorbries, and a handful of cobweb. A handful of cobweb is the material component for mage armor.</text:p>
      <text:p text:style-name="P70"/>
      <text:h text:style-name="P126" text:outline-level="3" text:is-list-header="true"><text:bookmark-start text:name="__RefHeading___Toc4454_1959312179"/>Brewing Steps<text:bookmark-end text:name="__RefHeading___Toc4454_1959312179"/></text:h>
      <text:p text:style-name="P90">These steps will show you how to brew a potion.</text:p>
      <text:p text:style-name="P90"/>
      <text:list text:style-name="L66">
        <text:list-item>
          <text:p text:style-name="P219">Get a container. Lets suppose it's a cauldron, since ingredients below are assumed a the potion is being brewed in a cauldron.</text:p>
          <text:p text:style-name="P219"/>
        </text:list-item>
        <text:list-item>
          <text:p text:style-name="P219">Add water, then add a catalyst. Make sure the catalyst is fully submerged.</text:p>
        </text:list-item>
        <text:list-item>
          <text:p text:style-name="P219"><text:span text:style-name="T98">I</text:span>f you have magical water, you do not need a catalyst.</text:p>
          <text:p text:style-name="P219"/>
        </text:list-item>
        <text:list-item>
          <text:p text:style-name="P219">Add ingredients. Ingredients also must be fully submerged.</text:p>
        </text:list-item>
        <text:list-item>
          <text:p text:style-name="P219">Make sure the water isn't a slop, and must be at least as 'watery' as syrup.</text:p>
          <text:p text:style-name="P219"/>
        </text:list-item>
        <text:list-item>
          <text:p text:style-name="P219">Boil it. This will take an hour.</text:p>
        </text:list-item>
        <text:list-item>
          <text:p text:style-name="P219">You enhance the effects by leaving it boiling for another few hours, which will increase it's potency by about 25 percent.</text:p>
          <text:p text:style-name="P219"/>
        </text:list-item>
        <text:list-item>
          <text:p text:style-name="P219">Let it sit for at least 6 hours for the ingredients to fully dissolve before using.</text:p>
        </text:list-item>
      </text:list>
      <text:p text:style-name="P70"/>
      <text:p text:style-name="P70">Based on the amount you drank, the potion could last from minutes to hours. A small vial could last 10 minutes, and a wine bottle of potion could last hours.</text:p>
      <text:p text:style-name="P70"/>
      <text:p text:style-name="P70"/>
      <text:p text:style-name="P70"/>
      <text:h text:style-name="P127" text:outline-level="3" text:is-list-header="true"><text:bookmark-start text:name="__RefHeading___Toc4456_1959312179"/><text:soft-page-break/><text:span text:style-name="T99">Soaking</text:span><text:bookmark-end text:name="__RefHeading___Toc4456_1959312179"/></text:h>
      <text:p text:style-name="P70">You can soak various materials in potion to give them potion effects. This is how most 'magic' items are made, also the most common method. The other, less common but more powerful method is by directly giving the item magic by using the spell <text:span text:style-name="T28">Imbuement.</text:span></text:p>
      <text:p text:style-name="P70"/>
      <text:p text:style-name="P46">Soaking times</text:p>
      <text:list text:style-name="L67">
        <text:list-item>
          <text:p text:style-name="P220"><text:span text:style-name="T28">Sand, dirt, powder</text:span>:<text:tab/>Dump it in the potion to make a slop</text:p>
        </text:list-item>
        <text:list-item>
          <text:p text:style-name="P220"><text:span text:style-name="T28">Cloth:<text:tab/><text:tab/><text:tab/></text:span>Just dip it in</text:p>
        </text:list-item>
        <text:list-item>
          <text:p text:style-name="P220"><text:span text:style-name="T28">Wood:</text:span><text:tab/><text:tab/><text:tab/>4 hours</text:p>
        </text:list-item>
        <text:list-item>
          <text:p text:style-name="P220"><text:span text:style-name="T28">Stone:<text:tab/><text:tab/><text:tab/></text:span>6 hours</text:p>
        </text:list-item>
        <text:list-item>
          <text:p text:style-name="P220"><text:span text:style-name="T28">Meat:<text:tab/><text:tab/><text:tab/></text:span>5 minutes</text:p>
        </text:list-item>
        <text:list-item>
          <text:p text:style-name="P220"><text:span text:style-name="T28">Plant:<text:tab/><text:tab/><text:tab/></text:span>10 minutes</text:p>
        </text:list-item>
      </text:list>
      <text:p text:style-name="P70"/>
      <text:h text:style-name="P128" text:outline-level="3" text:is-list-header="true"><text:bookmark-start text:name="__RefHeading___Toc4458_1959312179"/>Catalysts<text:bookmark-end text:name="__RefHeading___Toc4458_1959312179"/></text:h>
      <text:p text:style-name="P70">A catalyst is required to make a potion. Without a catalyst, a "potion" would just be a gross mixture that might make you sick.</text:p>
      <text:p text:style-name="P70">A catalyst is a magical object/liquid that is what makes the potion's effect. Any nonliving thing that has an innate magical connection can be considered a catalyst.</text:p>
      <text:p text:style-name="P70"/>
      <text:p text:style-name="P28">Here are a list of catalyst examples</text:p>
      <text:list text:style-name="L68">
        <text:list-item>
          <text:p text:style-name="P221">The snow, or foliage where an intense magical battle happened.</text:p>
        </text:list-item>
        <text:list-item>
          <text:p text:style-name="P221">The foliage near a magical creatures' lair.</text:p>
        </text:list-item>
        <text:list-item>
          <text:p text:style-name="P221">The grass from a magic academy's training grounds.</text:p>
        </text:list-item>
        <text:list-item>
          <text:p text:style-name="P221">The water from an ancient magical well.</text:p>
        </text:list-item>
        <text:list-item>
          <text:p text:style-name="P221">The core of a slain elemental.</text:p>
        </text:list-item>
        <text:list-item>
          <text:p text:style-name="P221">Water attuned to a god or moon.</text:p>
        </text:list-item>
        <text:list-item>
          <text:p text:style-name="P221">Flesh of a prolonged zombie.</text:p>
        </text:list-item>
      </text:list>
      <text:p text:style-name="P70"/>
      <text:p text:style-name="P70">Basically anything that suffered either long-term magical activity, or short-term intense magical activity <text:span text:style-name="T100">(</text:span><text:span text:style-name="T101">Meaning: F</text:span><text:span text:style-name="T100">ire bolting or using illusory script the ground a few times isn't going make it magical.)</text:span></text:p>
      <text:p text:style-name="P70"><text:span text:style-name="T100"/></text:p>
      <text:p text:style-name="P70"><text:span text:style-name="T100"/></text:p>
      <text:h text:style-name="P131" text:outline-level="3" text:is-list-header="true"><text:soft-page-break/>Potions and Concoctions</text:h>
      <text:p text:style-name="P230"/>
      <text:p text:style-name="P148">Catalystic Concoction</text:p>
      <text:list text:style-name="L74">
        <text:list-item>
          <text:p text:style-name="P231"><text:span text:style-name="T28">Appearance:<text:tab/></text:span>It is transparent and purple, with blue streaks, and seems to be eternally filled with glitter. It also glows in the dark.</text:p>
        </text:list-item>
        <text:list-item>
          <text:p text:style-name="P231"><text:span text:style-name="T28">Usage:<text:tab/><text:tab/></text:span>Soak in object, works best in an orb.</text:p>
        </text:list-item>
        <text:list-item>
          <text:p text:style-name="P231"><text:span text:style-name="T28">Effect:<text:tab/><text:tab/></text:span>It will quicken spell casting, only for the person attuned to it.</text:p>
        </text:list-item>
        <text:list-item>
          <text:p text:style-name="P231"><text:span text:style-name="T28">Downside:<text:tab/></text:span>It only works with spells that are given to the object, and only the person attuned to the object can use it.</text:p>
        </text:list-item>
        <text:list-item>
          <text:p text:style-name="P231"><text:span text:style-name="T28">Components:</text:span> Three amethyst gorbries, and a drop of Parhrügi's Tears.</text:p>
        </text:list-item>
      </text:list>
      <text:p text:style-name="P232"/>
      <text:p text:style-name="P149">Curing Potion</text:p>
      <text:list text:style-name="L75">
        <text:list-item>
          <text:p text:style-name="P233"><text:span text:style-name="T28">Appearance:<text:tab/></text:span>The potion is a clear liquid, with white specks floating around, like dandruff or lemon fibers.</text:p>
        </text:list-item>
        <text:list-item>
          <text:p text:style-name="P233"><text:span text:style-name="T28">Usage:<text:tab/><text:tab/></text:span>Drink. Only take small doses after each meal, or you could instantly go out cold.</text:p>
        </text:list-item>
        <text:list-item>
          <text:p text:style-name="P233"><text:span text:style-name="T28">Effect:<text:tab/><text:tab/></text:span>It will kill diseases, viruses, fungi, sicknesses, amoebas, parasites, poison etc.</text:p>
        </text:list-item>
        <text:list-item>
          <text:p text:style-name="P233"><text:span text:style-name="T28">Downside:<text:tab/></text:span>Weakens you, makes you feel tired and sleepy if used a lot, also destroys undigested food. (makes you more hungry)</text:p>
        </text:list-item>
        <text:list-item>
          <text:p text:style-name="P233"><text:span text:style-name="T28">Components:<text:tab/></text:span>Three duck feather, handful of dirt (any type of soil except sand and clay), and a handful of small pieces of wood (or wood chips, or wood powder).</text:p>
        </text:list-item>
      </text:list>
      <text:p text:style-name="P232"/>
      <text:p text:style-name="P149">Darkvision Potion</text:p>
      <text:list text:style-name="L76">
        <text:list-item>
          <text:p text:style-name="P234"><text:span text:style-name="T28">Appearance:<text:tab/></text:span>The potion is completely black with some glowing streaks of blue.</text:p>
        </text:list-item>
        <text:list-item>
          <text:p text:style-name="P234"><text:span text:style-name="T28">Usage:<text:tab/><text:tab/></text:span>Drink.</text:p>
        </text:list-item>
        <text:list-item>
          <text:p text:style-name="P234"><text:span text:style-name="T28">Effect:<text:tab/><text:tab/></text:span>Lets you see in the dark.</text:p>
        </text:list-item>
        <text:list-item>
          <text:p text:style-name="P234"><text:span text:style-name="T28">Components:<text:tab/></text:span>Chopped bits of fermented moonshroom, and a handful of moss.</text:p>
        </text:list-item>
      </text:list>
      <text:p text:style-name="P232"/>
      <text:p text:style-name="P149"/>
      <text:p text:style-name="P149"/>
      <text:p text:style-name="P149"/>
      <text:p text:style-name="P149"/>
      <text:p text:style-name="P149"/>
      <text:p text:style-name="P149"><text:soft-page-break/>Energy <text:span text:style-name="T102">P</text:span>otion</text:p>
      <text:list text:style-name="L77">
        <text:list-item>
          <text:p text:style-name="P235"><text:span text:style-name="T28">Appearance:<text:tab/></text:span>The potion is a pale green slop.</text:p>
        </text:list-item>
        <text:list-item>
          <text:p text:style-name="P235"><text:span text:style-name="T28">Usage:<text:tab/><text:tab/></text:span>Drink.</text:p>
        </text:list-item>
        <text:list-item>
          <text:p text:style-name="P235"><text:span text:style-name="T28">Effect:<text:tab/><text:tab/></text:span>It gives you energy, same way that food gives you energy, except you instantly gain it.</text:p>
        </text:list-item>
        <text:list-item>
          <text:p text:style-name="P235"><text:span text:style-name="T28">Downside:<text:tab/></text:span>You don't get to taste the delightful taste of real food.</text:p>
        </text:list-item>
        <text:list-item>
          <text:p text:style-name="P235"><text:span text:style-name="T28">Components:<text:tab/></text:span>A practal gorbry, and pinch of rye flour.</text:p>
        </text:list-item>
      </text:list>
      <text:h text:style-name="P97" text:outline-level="1"><text:bookmark-start text:name="__RefHeading___Toc1915_3121108448"/>Magic System<text:bookmark-end text:name="__RefHeading___Toc1915_3121108448"/></text:h>
      <text:h text:style-name="P129" text:outline-level="3" text:is-list-header="true"><text:bookmark-start text:name="__RefHeading___Toc1917_3121108448"/>Overview<text:bookmark-end text:name="__RefHeading___Toc1917_3121108448"/></text:h>
      <text:p text:style-name="P69">Wizards have a lot of spells, but unlike druids, seers, and sorcerers, some of their spells must be woven first before speaking the incantation.</text:p>
      <text:p text:style-name="P69">Sorcerers can ignore the Verbal and Material components <text:span text:style-name="T44">only</text:span> for spells marked as 'basic' or 'minor'.</text:p>
      <text:p text:style-name="P69">Here's an example of a wizard casting the classic Fireball spell: </text:p>
      <text:p text:style-name="P86">The man in the dark brown tunic started to wave his fingers around a small area in front of his chest. A blob of blue started to appear around his hands, connecting them like a spider web. In no time, he had finished the casting. "Xòk-al." He pushed the aura forwards as it turned into a ball of flame, and it shot forwards at a high speed, engulfing the zombies in a ball of fire.</text:p>
      <text:p text:style-name="P86"/>
      <text:h text:style-name="P105" text:outline-level="3" text:is-list-header="true"><text:bookmark-start text:name="__RefHeading___Toc1919_3121108448"/><text:span text:style-name="T2">Types of </text:span><text:span text:style-name="T1">Magic</text:span><text:bookmark-end text:name="__RefHeading___Toc1919_3121108448"/></text:h>
      <text:list text:continue-list="list3146024809" text:style-name="L1">
        <text:list-item>
          <text:p text:style-name="P132"><text:span text:style-name="T12">Druidic magic</text:span><text:span text:style-name="T10"> is basically wizard magic without study and using fey's magic instead of directly accessing the Plane of Magic.</text:span></text:p>
        </text:list-item>
        <text:list-item>
          <text:p text:style-name="P132"><text:span text:style-name="T12">Seer magic</text:span><text:span text:style-name="T10"> is when you take the essence of any god other than </text:span><text:span text:style-name="T12">Parhrügi</text:span><text:span text:style-name="T10"> to make magic. Some people are innately seers by leaning towards </text:span><text:span text:style-name="T12">Lünanyr</text:span><text:span text:style-name="T10"> or </text:span><text:span text:style-name="T12">Hirulfyr</text:span><text:span text:style-name="T10">, suc</text:span><text:span text:style-name="T11">h as Vielthöri Aldriàndel.</text:span></text:p>
        </text:list-item>
        <text:list-item>
          <text:p text:style-name="P132"><text:span text:style-name="T12">Sorcery</text:span><text:span text:style-name="T10"> is when you can make simple magic happen by whim, by being magically attuned to </text:span><text:span text:style-name="T12">Jalfar</text:span><text:span text:style-name="T10">.</text:span></text:p>
        </text:list-item>
        <text:list-item>
          <text:p text:style-name="P132"><text:span text:style-name="T12">Wizard/</text:span><text:span text:style-name="T13">Arcane</text:span><text:span text:style-name="T12"> magic</text:span><text:span text:style-name="T10"> is when you make access the </text:span><text:span text:style-name="T12">Plane of Magic</text:span><text:span text:style-name="T10"> by speaking in </text:span><text:span text:style-name="T12">Primordial</text:span><text:span text:style-name="T10">, doing gestures, and holding materials.</text:span></text:p>
        </text:list-item>
        <text:list-item>
          <text:p text:style-name="P134">People who are born magically attuned to a god are rare, being around one in a million (literally, no pun intended).</text:p>
        </text:list-item>
      </text:list>
      <text:p text:style-name="P68"/>
      <text:h text:style-name="Heading_20_3" text:outline-level="3" text:is-list-header="true"><text:bookmark-start text:name="__RefHeading___Toc1921_3121108448"/>Components<text:bookmark-end text:name="__RefHeading___Toc1921_3121108448"/></text:h>
      <text:list text:style-name="L69">
        <text:list-item>
          <text:p text:style-name="P222"><text:span text:style-name="T45">Verbal</text:span><text:span text:style-name="T28"> </text:span><text:span text:style-name="T45">(</text:span><text:span text:style-name="T28">V</text:span><text:span text:style-name="T45">)<text:tab/><text:tab/><text:tab/></text:span><text:span text:style-name="T25">An incantation you must speak/chant when casting the spell.</text:span></text:p>
        </text:list-item>
        <text:list-item>
          <text:p text:style-name="P222"><text:span text:style-name="T45">Somatic (</text:span><text:span text:style-name="T28">S</text:span><text:span text:style-name="T45">)<text:tab/><text:tab/><text:tab/></text:span><text:span text:style-name="T25">An intricate gesture you must perform, such as w</text:span>eaving <text:span text:style-name="T93">a</text:span> spell, <text:span text:style-name="T93">doing</text:span> ritual<text:span text:style-name="T93">s</text:span> like drawing circles or coating <text:span text:style-name="T93">something </text:span>in powder.</text:p>
        </text:list-item>
        <text:list-item>
          <text:p text:style-name="P222"><text:span text:style-name="T45">Somatic Gesture (SG)<text:tab/></text:span><text:span text:style-name="T25">A simple gesture such as</text:span> pointing, touching, <text:span text:style-name="T93">or</text:span> reaching, <text:span text:style-name="T94">perhaps accompanied with a strange, static gesture with your other hand.</text:span></text:p>
        </text:list-item>
        <text:list-item>
          <text:p text:style-name="P222"><text:span text:style-name="T46">Material (</text:span><text:span text:style-name="T28">M</text:span><text:span text:style-name="T46">)<text:tab/><text:tab/><text:tab/></text:span><text:span text:style-name="T26">The materials required in order to cast the spell.</text:span></text:p>
        </text:list-item>
      </text:list>
      <text:p text:style-name="P68"><text:span text:style-name="T26"/></text:p>
      <text:h text:style-name="P130" text:outline-level="3" text:is-list-header="true"><text:bookmark-start text:name="__RefHeading___Toc1923_3121108448"/><text:soft-page-break/>Visuals<text:bookmark-end text:name="__RefHeading___Toc1923_3121108448"/></text:h>
      <text:p text:style-name="P87">Visuals of most magic are extremely simple and subtle, and will be just either flashes of light, glowing, auras, mists, or something elemental.</text:p>
      <text:p text:style-name="P87">If the spell doesn't explain the visual effect, then that spell has no visual effect.</text:p>
      <text:p text:style-name="P87">For example: Control Plant does not specify any visuals, therefore Control Plant does not have any visuals.</text:p>
      <text:p text:style-name="P87"/>
      <text:h text:style-name="Heading_20_3" text:outline-level="3" text:is-list-header="true"><text:bookmark-start text:name="__RefHeading___Toc1925_3121108448"/>Classes<text:bookmark-end text:name="__RefHeading___Toc1925_3121108448"/></text:h>
      <text:p text:style-name="P88">Classes are a way to sort magic by their power, effectiveness, but most importantly how complex they are to learn.</text:p>
      <text:p text:style-name="Text_20_body"/>
      <text:p text:style-name="P45">Minor magic</text:p>
      <text:list text:style-name="L70">
        <text:list-item>
          <text:p text:style-name="P225">Magic that <text:span text:style-name="T28">doesn't require</text:span> much study (<text:span text:style-name="T95">L</text:span>ittle to no knowledge of a target)</text:p>
        </text:list-item>
        <text:list-item>
          <text:p text:style-name="P225"><text:span text:style-name="T28">Less</text:span> than <text:span text:style-name="T28">4 days</text:span> of study and practice to learn</text:p>
        </text:list-item>
        <text:list-item>
          <text:p text:style-name="P225">Most attacks equivalent to <text:span text:style-name="T28">a punch</text:span> <text:span text:style-name="T95">to</text:span> a <text:span text:style-name="T28">few punches</text:span>, does <text:span text:style-name="T28">little</text:span> <text:span text:style-name="T28">damage</text:span> to wood shields, <text:span text:style-name="T95">generally </text:span>safe behind one</text:p>
        </text:list-item>
        <text:list-item>
          <text:p text:style-name="P225">Pure magical force is faintly visible, colored white</text:p>
        </text:list-item>
        <text:list-item>
          <text:p text:style-name="P225">Can be cast <text:span text:style-name="T28">indefinitely</text:span></text:p>
        </text:list-item>
      </text:list>
      <text:p text:style-name="P89"/>
      <text:p text:style-name="P45">Basic magic</text:p>
      <text:list text:style-name="L71">
        <text:list-item>
          <text:p text:style-name="P226">Magic that requires a <text:span text:style-name="T28">moderate</text:span> amount of study (<text:span text:style-name="T95">B</text:span>rief to some knowledge of a target)</text:p>
        </text:list-item>
        <text:list-item>
          <text:p text:style-name="P226"><text:span text:style-name="T28">4 days </text:span><text:span text:style-name="T27">to</text:span><text:span text:style-name="T28"> 2 weeks</text:span> of study and practice to learn</text:p>
        </text:list-item>
        <text:list-item>
          <text:p text:style-name="P226">Most attacks equivalent to <text:span text:style-name="T28">a weapon's hit</text:span> to the <text:span text:style-name="T28">chest</text:span>, does <text:span text:style-name="T28">some damage</text:span> to wood shields, probably safe behind one</text:p>
        </text:list-item>
        <text:list-item>
          <text:p text:style-name="P226">Pure magical force is faintly visible, colored white or blue</text:p>
        </text:list-item>
        <text:list-item>
          <text:p text:style-name="P226">Can be cast <text:span text:style-name="T28">indefinitely</text:span></text:p>
        </text:list-item>
      </text:list>
      <text:p text:style-name="P89"/>
      <text:p text:style-name="P45"/>
      <text:p text:style-name="P45"/>
      <text:p text:style-name="P45"/>
      <text:p text:style-name="P45"/>
      <text:p text:style-name="P45"/>
      <text:p text:style-name="P45"/>
      <text:p text:style-name="P45"><text:soft-page-break/>Major magic</text:p>
      <text:list text:style-name="L72">
        <text:list-item>
          <text:p text:style-name="P227">Magic that require a <text:span text:style-name="T28">lot</text:span> of study (<text:span text:style-name="T95">B</text:span>iologist/scientist level knowledge of a target)</text:p>
        </text:list-item>
        <text:list-item>
          <text:p text:style-name="P227"><text:span text:style-name="T28">2 weeks </text:span><text:span text:style-name="T27">to</text:span><text:span text:style-name="T47"> </text:span><text:span text:style-name="T28">1 month</text:span> of study and practice to learn</text:p>
        </text:list-item>
        <text:list-item>
          <text:p text:style-name="P227">Most attacks equivalent to <text:span text:style-name="T28">three weapon's hit</text:span> to the <text:span text:style-name="T28">chest</text:span>, does lots of damage to shields, probably best not to try and block with a shield</text:p>
        </text:list-item>
        <text:list-item>
          <text:p text:style-name="P227">Pure magical force is colored blue</text:p>
        </text:list-item>
        <text:list-item>
          <text:p text:style-name="P227">Can be cast <text:span text:style-name="T28">6 times</text:span> before resting</text:p>
        </text:list-item>
      </text:list>
      <text:p text:style-name="P89"/>
      <text:p text:style-name="P45"/>
      <text:p text:style-name="P45">Powerful magic</text:p>
      <text:list text:style-name="L73">
        <text:list-item>
          <text:p text:style-name="P228">Magic that is <text:span text:style-name="T28">very</text:span> <text:span text:style-name="T28">powerful</text:span> (<text:span text:style-name="T95">S</text:span>ame as major magic, <text:span text:style-name="T95">and perhaps</text:span> some philosophical things)</text:p>
        </text:list-item>
        <text:list-item>
          <text:p text:style-name="P228">More than <text:span text:style-name="T28">1</text:span> <text:span text:style-name="T28">month</text:span> of study and practice to learn</text:p>
        </text:list-item>
        <text:list-item>
          <text:p text:style-name="P228">Most attacks could <text:span text:style-name="T28">one hit</text:span> or <text:span text:style-name="T28">two hit</text:span> humanoid races, could possibl<text:span text:style-name="T96">y</text:span> just obliterate wooden shields, just don't get hit and you're <text:span text:style-name="T96">probably</text:span> fine</text:p>
        </text:list-item>
        <text:list-item>
          <text:p text:style-name="P228">Pure magical force is very visible, colored blue</text:p>
        </text:list-item>
        <text:list-item>
          <text:p text:style-name="P228">Can be cast <text:span text:style-name="T28">3 times</text:span> before resting</text:p>
        </text:list-item>
      </text:list>
      <text:p text:style-name="P89"/>
      <text:p text:style-name="P89"/>
      <text:p text:style-name="P89">Study means something you have experience/knowledge unless the spell description says otherwise. If the knowledge <text:span text:style-name="T97">required</text:span> is a creature or animate thing, then you must also have knowledge of it's anatomy.</text:p>
      <text:p text:style-name="P89">Druids and Sorcerers are not required to study extensively for spells like <text:span text:style-name="T28">Magic Circle</text:span> or <text:span text:style-name="T28">Protection from Evil and Good.</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Gentium Book Basic" svg:font-family="'Gentium Book Basic'" style:font-pitch="variable"/>
    <style:font-face style:name="Gentium Book Basic1" svg:font-family="'Gentium Book Basic'" style:font-adornments="Bold"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fo:text-align="start" style:justify-single-word="false"/>
      <style:text-properties fo:font-variant="normal" fo:text-transform="none" fo:color="#000000" loext:opacity="100%" style:text-line-through-style="none" style:text-line-through-type="none" style:font-name="Times New Roman1" fo:font-family="'Times New Roman', serif" fo:font-size="12pt" fo:font-style="normal" style:text-underline-style="none" fo:font-weight="normal" style:text-blinking="false" fo:background-color="transparent"/>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Gentium Book Basic1" fo:font-family="'Gentium Book Basic'" style:font-style-name="Bold" style:font-pitch="variable" fo:font-size="24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style:font-name="Gentium Book Basic1" fo:font-family="'Gentium Book Basic'" style:font-style-name="Bold" style:font-pitch="variable" fo:font-size="18pt" fo:font-weight="bold" officeooo:rsid="0075f706" style:font-size-asian="14pt" style:font-weight-asian="bold" style:font-size-complex="14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2992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style:style>
    <style:style style:name="Contents_20_2" style:display-name="Contents 2" style:family="paragraph" style:parent-style-name="Index" style:class="index">
      <style:paragraph-properties fo:margin-left="0.1965in" fo:text-indent="0in" style:auto-text-indent="false">
        <style:tab-stops>
          <style:tab-stop style:position="6.4984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6.1047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text:style-name="Numbering_20_Symbols" loext:num-list-format="%3%)" style:num-suffix=")"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9-17T12:39:38.623000000</meta:creation-date>
    <dc:date>2024-09-17T16:07:52.456000000</dc:date>
    <meta:editing-duration>PT2H57M45S</meta:editing-duration>
    <meta:editing-cycles>107</meta:editing-cycles>
    <meta:generator>LibreOffice/24.2.3.2$Windows_X86_64 LibreOffice_project/433d9c2ded56988e8a90e6b2e771ee4e6a5ab2ba</meta:generator>
    <meta:document-statistic meta:table-count="0" meta:image-count="0" meta:object-count="0" meta:page-count="41" meta:paragraph-count="702" meta:word-count="6272" meta:character-count="36151" meta:non-whitespace-character-count="30822"/>
  </office:meta>
</office:document-meta>
</file>